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2.wmf" manifest:media-type=""/>
  <manifest:file-entry manifest:full-path="media/image3.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Comic Sans MS" svg:font-family="Comic Sans MS" style:font-family-generic="script" style:font-pitch="variable" svg:panose-1="3 15 7 2 3 3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7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8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07" style:parent-style-name="Standard" style:family="paragraph">
      <style:paragraph-properties fo:margin-bottom="0.1388in" fo:line-height="115%"/>
    </style:style>
    <style:style style:name="T208" style:parent-style-name="DefaultParagraphFont" style:family="text">
      <style:text-properties fo:font-weight="bold" style:font-weight-asian="bold" style:font-weight-complex="bold" fo:color="#00FF00" fo:font-size="11pt" style:font-size-asian="11pt" style:font-size-complex="11pt"/>
    </style:style>
    <style:style style:name="T209" style:parent-style-name="DefaultParagraphFont" style:family="text">
      <style:text-properties style:font-name="Calibri" style:font-name-asian="Calibri" style:font-name-complex="Calibri" fo:font-size="11pt" style:font-size-asian="11pt" style:font-size-complex="11pt"/>
    </style:style>
    <style:style style:name="T210" style:parent-style-name="DefaultParagraphFont" style:family="text">
      <style:text-properties fo:font-weight="bold" style:font-weight-asian="bold" style:font-weight-complex="bold" fo:color="#00FF00" fo:font-size="11pt" style:font-size-asian="11pt" style:font-size-complex="11pt"/>
    </style:style>
    <style:style style:name="T211" style:parent-style-name="DefaultParagraphFont" style:family="text">
      <style:text-properties fo:font-weight="bold" style:font-weight-asian="bold" style:font-weight-complex="bold"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1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2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2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2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3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3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3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3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3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3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3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3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3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3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4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4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4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4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4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4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4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4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4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4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5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5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5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5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5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5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5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5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5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5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6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6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6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6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6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6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6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6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6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6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7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7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7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7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7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7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7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7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7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7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8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8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334" style:parent-style-name="Standard" style:family="paragraph">
      <style:paragraph-properties fo:margin-bottom="0.1388in"/>
      <style:text-properties fo:font-weight="bold" style:font-weight-asian="bold" style:font-weight-complex="bold" fo:font-size="150pt" style:font-size-asian="150pt" style:font-size-complex="150pt"/>
    </style:style>
    <style:style style:name="P33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3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37" style:parent-style-name="Standard" style:family="paragraph">
      <style:paragraph-properties fo:margin-bottom="0.1388in"/>
      <style:text-properties fo:font-weight="bold" style:font-weight-asian="bold" style:font-weight-complex="bold" fo:font-size="300pt" style:font-size-asian="300pt" style:font-size-complex="300pt"/>
    </style:style>
    <style:style style:name="P33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3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40" style:parent-style-name="Standard" style:family="paragraph">
      <style:paragraph-properties fo:margin-bottom="0.1388in"/>
      <style:text-properties fo:font-weight="bold" style:font-weight-asian="bold" style:font-weight-complex="bold" fo:font-size="700pt" style:font-size-asian="700pt" style:font-size-complex="700pt"/>
    </style:style>
    <style:style style:name="P341" style:parent-style-name="Standard" style:family="paragraph">
      <style:paragraph-properties fo:margin-bottom="0.1388in"/>
      <style:text-properties fo:font-weight="bold" style:font-weight-asian="bold" style:font-weight-complex="bold" fo:font-size="700pt" style:font-size-asian="700pt" style:font-size-complex="700pt"/>
    </style:style>
    <style:style style:name="P342" style:parent-style-name="Standard" style:family="paragraph">
      <style:paragraph-properties fo:margin-bottom="0.1388in"/>
      <style:text-properties fo:font-weight="bold" style:font-weight-asian="bold" style:font-weight-complex="bold" fo:font-size="700pt" style:font-size-asian="700pt" style:font-size-complex="700pt"/>
    </style:style>
    <style:style style:name="P343" style:parent-style-name="Standard" style:family="paragraph">
      <style:paragraph-properties fo:margin-bottom="0.1388in"/>
      <style:text-properties fo:font-weight="bold" style:font-weight-asian="bold" style:font-weight-complex="bold" fo:font-size="700pt" style:font-size-asian="700pt" style:font-size-complex="700pt"/>
    </style:style>
    <style:style style:name="P344" style:parent-style-name="Standard" style:family="paragraph">
      <style:paragraph-properties fo:margin-bottom="0.1388in"/>
      <style:text-properties fo:font-weight="bold" style:font-weight-asian="bold" style:font-weight-complex="bold" fo:font-size="700pt" style:font-size-asian="700pt" style:font-size-complex="700pt"/>
    </style:style>
    <style:style style:name="P345" style:parent-style-name="Standard" style:family="paragraph">
      <style:paragraph-properties fo:margin-bottom="0.1388in"/>
      <style:text-properties fo:font-weight="bold" style:font-weight-asian="bold" style:font-weight-complex="bold" fo:font-size="700pt" style:font-size-asian="700pt" style:font-size-complex="700pt"/>
    </style:style>
    <style:style style:name="P34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4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4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49"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1pt" style:font-size-asian="11pt" style:font-size-complex="11pt"/>
    </style:style>
    <style:style style:name="P350"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1pt" style:font-size-asian="11pt" style:font-size-complex="11pt"/>
    </style:style>
    <style:style style:name="P351" style:parent-style-name="Standard" style:family="paragraph">
      <style:paragraph-properties fo:margin-bottom="0.1388in"/>
    </style:style>
    <style:style style:name="T352" style:parent-style-name="DefaultParagraphFont" style:family="text">
      <style:text-properties style:font-name="Comic Sans MS" style:font-name-asian="Comic Sans MS" style:font-name-complex="Comic Sans MS" fo:font-weight="bold" style:font-weight-asian="bold" style:font-weight-complex="bold" fo:font-size="11pt" style:font-size-asian="11pt" style:font-size-complex="11pt"/>
    </style:style>
    <style:style style:name="T353" style:parent-style-name="DefaultParagraphFont" style:family="text">
      <style:text-properties style:font-name="Comic Sans MS" style:font-name-asian="Comic Sans MS" style:font-name-complex="Comic Sans MS" fo:font-weight="bold" style:font-weight-asian="bold" style:font-weight-complex="bold" fo:color="#6E5C27" fo:font-size="14pt" style:font-size-asian="14pt" style:font-size-complex="14pt"/>
    </style:style>
    <style:style style:name="T354" style:parent-style-name="DefaultParagraphFont" style:family="text">
      <style:text-properties style:font-name="Comic Sans MS" style:font-name-asian="Comic Sans MS" style:font-name-complex="Comic Sans MS" fo:font-weight="bold" style:font-weight-asian="bold" style:font-weight-complex="bold" fo:color="#6E5C27" fo:font-size="11pt" style:font-size-asian="11pt" style:font-size-complex="11pt"/>
    </style:style>
    <style:style style:name="T355" style:parent-style-name="DefaultParagraphFont" style:family="text">
      <style:text-properties style:font-name="Comic Sans MS" style:font-name-asian="Comic Sans MS" style:font-name-complex="Comic Sans MS" fo:font-weight="bold" style:font-weight-asian="bold" style:font-weight-complex="bold" fo:color="#804040" fo:font-size="11pt" style:font-size-asian="11pt" style:font-size-complex="11pt"/>
    </style:style>
    <style:style style:name="T356" style:parent-style-name="DefaultParagraphFont" style:family="text">
      <style:text-properties style:font-name="Comic Sans MS" style:font-name-asian="Comic Sans MS" style:font-name-complex="Comic Sans MS" fo:font-weight="bold" style:font-weight-asian="bold" style:font-weight-complex="bold" fo:font-size="11pt" style:font-size-asian="11pt" style:font-size-complex="11pt"/>
    </style:style>
    <style:style style:name="P357"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tyle="italic" style:font-style-asian="italic" style:font-style-complex="italic" fo:color="#C0504D" fo:font-size="36pt" style:font-size-asian="36pt" style:font-size-complex="36pt"/>
    </style:style>
    <style:style style:name="P35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5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60"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1pt" style:font-size-asian="11pt" style:font-size-complex="11pt"/>
    </style:style>
    <style:style style:name="P361"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1pt" style:font-size-asian="11pt" style:font-size-complex="11pt"/>
    </style:style>
    <style:style style:name="P362"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808040" fo:font-size="24pt" style:font-size-asian="24pt" style:font-size-complex="24pt"/>
    </style:style>
    <style:style style:name="P363" style:parent-style-name="Standard" style:family="paragraph">
      <style:paragraph-properties fo:margin-bottom="0.1388in"/>
    </style:style>
    <style:style style:name="T364" style:parent-style-name="DefaultParagraphFont" style:family="text">
      <style:text-properties style:font-name="Comic Sans MS" style:font-name-asian="Comic Sans MS" style:font-name-complex="Comic Sans MS" fo:font-weight="bold" style:font-weight-asian="bold" style:font-weight-complex="bold" fo:color="#808000" fo:font-size="24pt" style:font-size-asian="24pt" style:font-size-complex="24pt"/>
    </style:style>
    <style:style style:name="T365" style:parent-style-name="DefaultParagraphFont" style:family="text">
      <style:text-properties style:font-name="Comic Sans MS" style:font-name-asian="Comic Sans MS" style:font-name-complex="Comic Sans MS" fo:font-weight="bold" style:font-weight-asian="bold" style:font-weight-complex="bold" fo:color="#808000" fo:font-size="11pt" style:font-size-asian="11pt" style:font-size-complex="11pt"/>
    </style:style>
    <style:style style:name="T366" style:parent-style-name="DefaultParagraphFont" style:family="text">
      <style:text-properties style:font-name="Comic Sans MS" style:font-name-asian="Comic Sans MS" style:font-name-complex="Comic Sans MS" fo:font-weight="bold" style:font-weight-asian="bold" style:font-weight-complex="bold" fo:color="#FF0000" fo:font-size="72pt" style:font-size-asian="72pt" style:font-size-complex="72pt"/>
    </style:style>
    <style:style style:name="P3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6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69"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1pt" style:font-size-asian="11pt" style:font-size-complex="11pt"/>
    </style:style>
    <style:style style:name="P370"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1pt" style:font-size-asian="11pt" style:font-size-complex="11pt"/>
    </style:style>
    <style:style style:name="P37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7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73"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1pt" style:font-size-asian="11pt" style:font-size-complex="11pt"/>
    </style:style>
    <style:style style:name="P374"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1pt" style:font-size-asian="11pt" style:font-size-complex="11pt"/>
    </style:style>
    <style:style style:name="P375" style:parent-style-name="Standard" style:family="paragraph">
      <style:paragraph-properties fo:margin-bottom="0.1388in"/>
    </style:style>
    <style:style style:name="T376" style:parent-style-name="DefaultParagraphFont" style:family="text">
      <style:text-properties style:font-name="Comic Sans MS" style:font-name-asian="Comic Sans MS" style:font-name-complex="Comic Sans MS" fo:font-weight="bold" style:font-weight-asian="bold" style:font-weight-complex="bold" fo:font-size="14pt" style:font-size-asian="14pt" style:font-size-complex="14pt"/>
    </style:style>
    <style:style style:name="T377" style:parent-style-name="DefaultParagraphFont" style:family="text">
      <style:text-properties style:font-name="Comic Sans MS" style:font-name-asian="Comic Sans MS" style:font-name-complex="Comic Sans MS" fo:font-weight="bold" style:font-weight-asian="bold" style:font-weight-complex="bold" fo:font-size="11pt" style:font-size-asian="11pt" style:font-size-complex="11pt"/>
    </style:style>
    <style:style style:name="T378" style:parent-style-name="DefaultParagraphFont" style:family="text">
      <style:text-properties style:font-name="Comic Sans MS" style:font-name-asian="Comic Sans MS" style:font-name-complex="Comic Sans MS" fo:font-weight="bold" style:font-weight-asian="bold" style:font-weight-complex="bold"/>
    </style:style>
    <style:style style:name="P379" style:parent-style-name="Standard" style:family="paragraph">
      <style:paragraph-properties fo:margin-bottom="0.1388in"/>
    </style:style>
    <style:style style:name="T380" style:parent-style-name="DefaultParagraphFont" style:family="text">
      <style:text-properties style:font-name="Comic Sans MS" style:font-name-asian="Comic Sans MS" style:font-name-complex="Comic Sans MS" fo:font-weight="bold" style:font-weight-asian="bold" style:font-weight-complex="bold" fo:font-size="11pt" style:font-size-asian="11pt" style:font-size-complex="11pt"/>
    </style:style>
    <style:style style:name="T381" style:parent-style-name="DefaultParagraphFont" style:family="text">
      <style:text-properties style:font-name="Comic Sans MS" style:font-name-asian="Comic Sans MS" style:font-name-complex="Comic Sans MS" fo:font-weight="bold" style:font-weight-asian="bold" style:font-weight-complex="bold" fo:color="#AEE009" fo:font-size="11pt" style:font-size-asian="11pt" style:font-size-complex="11pt"/>
    </style:style>
    <style:style style:name="T382" style:parent-style-name="DefaultParagraphFont" style:family="text">
      <style:text-properties style:font-name="Comic Sans MS" style:font-name-asian="Comic Sans MS" style:font-name-complex="Comic Sans MS" fo:font-weight="bold" style:font-weight-asian="bold" style:font-weight-complex="bold" fo:font-size="11pt" style:font-size-asian="11pt" style:font-size-complex="11pt"/>
    </style:style>
    <style:style style:name="P383"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1pt" style:font-size-asian="11pt" style:font-size-complex="11pt"/>
    </style:style>
    <style:style style:name="P384" style:parent-style-name="Standard" style:family="paragraph">
      <style:paragraph-properties fo:margin-bottom="0.1388in"/>
    </style:style>
    <style:style style:name="T385" style:parent-style-name="DefaultParagraphFont" style:family="text">
      <style:text-properties style:font-name="Comic Sans MS" style:font-name-asian="Comic Sans MS" style:font-name-complex="Comic Sans MS" fo:font-weight="bold" style:font-weight-asian="bold" style:font-weight-complex="bold" fo:font-size="11pt" style:font-size-asian="11pt" style:font-size-complex="11pt"/>
    </style:style>
    <style:style style:name="T386" style:parent-style-name="DefaultParagraphFont" style:family="text">
      <style:text-properties style:font-name="Comic Sans MS" style:font-name-asian="Comic Sans MS" style:font-name-complex="Comic Sans MS" fo:font-weight="bold" style:font-weight-asian="bold" style:font-weight-complex="bold" fo:color="#400000" fo:font-size="14pt" style:font-size-asian="14pt" style:font-size-complex="14pt"/>
    </style:style>
    <style:style style:name="T387" style:parent-style-name="DefaultParagraphFont" style:family="text">
      <style:text-properties style:font-name="Comic Sans MS" style:font-name-asian="Comic Sans MS" style:font-name-complex="Comic Sans MS" fo:font-weight="bold" style:font-weight-asian="bold" style:font-weight-complex="bold" fo:font-size="11pt" style:font-size-asian="11pt" style:font-size-complex="11pt"/>
    </style:style>
    <style:style style:name="P388"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0pt" style:font-size-asian="10pt" style:font-size-complex="10pt"/>
    </style:style>
    <style:style style:name="P3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391" style:parent-style-name="Standard" style:family="paragraph">
      <style:paragraph-properties fo:margin-bottom="0.1388in"/>
    </style:style>
    <style:style style:name="T392" style:parent-style-name="DefaultParagraphFont" style:family="text">
      <style:text-properties style:font-name="Comic Sans MS" style:font-name-asian="Comic Sans MS" style:font-name-complex="Comic Sans MS" fo:font-weight="bold" style:font-weight-asian="bold" style:font-weight-complex="bold" fo:color="#00FF00" fo:font-size="18pt" style:font-size-asian="18pt" style:font-size-complex="18pt"/>
    </style:style>
    <style:style style:name="T393" style:parent-style-name="DefaultParagraphFont" style:family="text">
      <style:text-properties style:font-name="Comic Sans MS" style:font-name-asian="Comic Sans MS" style:font-name-complex="Comic Sans MS" fo:font-weight="bold" style:font-weight-asian="bold" style:font-weight-complex="bold" fo:color="#00FF00" fo:font-size="11pt" style:font-size-asian="11pt" style:font-size-complex="11pt"/>
    </style:style>
    <style:style style:name="P394" style:parent-style-name="Standard" style:family="paragraph">
      <style:paragraph-properties fo:margin-bottom="0.1388in"/>
    </style:style>
    <style:style style:name="T395" style:parent-style-name="DefaultParagraphFont" style:family="text">
      <style:text-properties style:font-name="Comic Sans MS" style:font-name-asian="Comic Sans MS" style:font-name-complex="Comic Sans MS" fo:font-weight="bold" style:font-weight-asian="bold" style:font-weight-complex="bold" fo:color="#00FF00" fo:font-size="11pt" style:font-size-asian="11pt" style:font-size-complex="11pt"/>
    </style:style>
    <style:style style:name="T396" style:parent-style-name="DefaultParagraphFont" style:family="text">
      <style:text-properties style:font-name="Comic Sans MS" style:font-name-asian="Comic Sans MS" style:font-name-complex="Comic Sans MS" fo:font-weight="bold" style:font-weight-asian="bold" style:font-weight-complex="bold" fo:color="#BBBB00" fo:font-size="11pt" style:font-size-asian="11pt" style:font-size-complex="11pt"/>
    </style:style>
    <style:style style:name="T397" style:parent-style-name="DefaultParagraphFont" style:family="text">
      <style:text-properties style:font-name="Comic Sans MS" style:font-name-asian="Comic Sans MS" style:font-name-complex="Comic Sans MS" fo:font-weight="bold" style:font-weight-asian="bold" style:font-weight-complex="bold" fo:color="#00FF00" fo:font-size="11pt" style:font-size-asian="11pt" style:font-size-complex="11pt"/>
    </style:style>
    <style:style style:name="T398" style:parent-style-name="DefaultParagraphFont" style:family="text">
      <style:text-properties style:font-name="Comic Sans MS" style:font-name-asian="Comic Sans MS" style:font-name-complex="Comic Sans MS" fo:font-weight="bold" style:font-weight-asian="bold" style:font-weight-complex="bold" fo:color="#808000" fo:font-size="36pt" style:font-size-asian="36pt" style:font-size-complex="36pt"/>
    </style:style>
    <style:style style:name="T399" style:parent-style-name="DefaultParagraphFont" style:family="text">
      <style:text-properties style:font-name="Comic Sans MS" style:font-name-asian="Comic Sans MS" style:font-name-complex="Comic Sans MS" fo:font-weight="bold" style:font-weight-asian="bold" style:font-weight-complex="bold" fo:color="#00FF00" fo:font-size="36pt" style:font-size-asian="36pt" style:font-size-complex="36pt"/>
    </style:style>
    <style:style style:name="T400" style:parent-style-name="DefaultParagraphFont" style:family="text">
      <style:text-properties style:font-name="Comic Sans MS" style:font-name-asian="Comic Sans MS" style:font-name-complex="Comic Sans MS" fo:font-weight="bold" style:font-weight-asian="bold" style:font-weight-complex="bold" fo:color="#00FF00" fo:font-size="11pt" style:font-size-asian="11pt" style:font-size-complex="11pt"/>
    </style:style>
    <style:style style:name="P401"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00" fo:font-size="11pt" style:font-size-asian="11pt" style:font-size-complex="11pt"/>
    </style:style>
    <style:style style:name="P402" style:parent-style-name="Standard" style:family="paragraph">
      <style:paragraph-properties fo:margin-bottom="0.1388in"/>
    </style:style>
    <style:style style:name="T403" style:parent-style-name="DefaultParagraphFont" style:family="text">
      <style:text-properties style:font-name="Comic Sans MS" style:font-name-asian="Comic Sans MS" style:font-name-complex="Comic Sans MS" fo:font-weight="bold" style:font-weight-asian="bold" style:font-weight-complex="bold" fo:color="#FFFFFF" fo:font-size="11pt" style:font-size-asian="11pt" style:font-size-complex="11pt"/>
    </style:style>
    <style:style style:name="T404" style:parent-style-name="DefaultParagraphFont" style:family="text">
      <style:text-properties style:font-name="Comic Sans MS" style:font-name-asian="Comic Sans MS" style:font-name-complex="Comic Sans MS" fo:font-weight="bold" style:font-weight-asian="bold" style:font-weight-complex="bold" fo:color="#80FFFF" fo:font-size="36pt" style:font-size-asian="36pt" style:font-size-complex="36pt"/>
    </style:style>
    <style:style style:name="T405" style:parent-style-name="DefaultParagraphFont" style:family="text">
      <style:text-properties style:font-name="Comic Sans MS" style:font-name-asian="Comic Sans MS" style:font-name-complex="Comic Sans MS" fo:font-weight="bold" style:font-weight-asian="bold" style:font-weight-complex="bold" fo:color="#FFFFFF" fo:font-size="11pt" style:font-size-asian="11pt" style:font-size-complex="11pt"/>
    </style:style>
    <style:style style:name="P406"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FFFFFF" fo:font-size="11pt" style:font-size-asian="11pt" style:font-size-complex="11pt"/>
    </style:style>
    <style:style style:name="P407" style:parent-style-name="Standard" style:family="paragraph">
      <style:paragraph-properties fo:margin-bottom="0.1388in"/>
    </style:style>
    <style:style style:name="T408" style:parent-style-name="DefaultParagraphFont" style:family="text">
      <style:text-properties style:font-name="Comic Sans MS" style:font-name-asian="Comic Sans MS" style:font-name-complex="Comic Sans MS" fo:font-weight="bold" style:font-weight-asian="bold" style:font-weight-complex="bold" fo:color="#00FF40" fo:font-size="28pt" style:font-size-asian="28pt" style:font-size-complex="28pt"/>
    </style:style>
    <style:style style:name="T409" style:parent-style-name="DefaultParagraphFont" style:family="text">
      <style:text-properties style:font-name="Comic Sans MS" style:font-name-asian="Comic Sans MS" style:font-name-complex="Comic Sans MS" fo:font-weight="bold" style:font-weight-asian="bold" style:font-weight-complex="bold" fo:color="#FFFFFF" fo:font-size="11pt" style:font-size-asian="11pt" style:font-size-complex="11pt"/>
    </style:style>
    <style:style style:name="T410" style:parent-style-name="DefaultParagraphFont" style:family="text">
      <style:text-properties style:font-name="Comic Sans MS" style:font-name-asian="Comic Sans MS" style:font-name-complex="Comic Sans MS" fo:font-weight="bold" style:font-weight-asian="bold" style:font-weight-complex="bold" fo:color="#80FFFF" fo:font-size="16pt" style:font-size-asian="16pt" style:font-size-complex="16pt"/>
    </style:style>
    <style:style style:name="T411" style:parent-style-name="DefaultParagraphFont" style:family="text">
      <style:text-properties style:font-name="Comic Sans MS" style:font-name-asian="Comic Sans MS" style:font-name-complex="Comic Sans MS" fo:font-weight="bold" style:font-weight-asian="bold" style:font-weight-complex="bold" fo:color="#FFFFFF" fo:font-size="11pt" style:font-size-asian="11pt" style:font-size-complex="11pt"/>
    </style:style>
    <style:style style:name="P4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1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14"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8000FF" fo:font-size="22pt" style:font-size-asian="22pt" style:font-size-complex="22pt"/>
    </style:style>
    <style:style style:name="P415"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8000FF" fo:font-size="22pt" style:font-size-asian="22pt" style:font-size-complex="22pt"/>
    </style:style>
    <style:style style:name="P416"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ACAC59" fo:font-size="22pt" style:font-size-asian="22pt" style:font-size-complex="22pt"/>
    </style:style>
    <style:style style:name="P417"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FFFF00" fo:font-size="22pt" style:font-size-asian="22pt" style:font-size-complex="22pt"/>
    </style:style>
    <style:style style:name="P418"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ACAC59" fo:font-size="22pt" style:font-size-asian="22pt" style:font-size-complex="22pt"/>
    </style:style>
    <style:style style:name="P419"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8000FF" fo:font-size="22pt" style:font-size-asian="22pt" style:font-size-complex="22pt"/>
    </style:style>
    <style:style style:name="P42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2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22"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00" fo:font-size="11pt" style:font-size-asian="11pt" style:font-size-complex="11pt"/>
    </style:style>
    <style:style style:name="P423"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00" fo:font-size="11pt" style:font-size-asian="11pt" style:font-size-complex="11pt"/>
    </style:style>
    <style:style style:name="P424"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00" fo:font-size="11pt" style:font-size-asian="11pt" style:font-size-complex="11pt"/>
    </style:style>
    <style:style style:name="P425"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00" fo:font-size="16pt" style:font-size-asian="16pt" style:font-size-complex="16pt"/>
    </style:style>
    <style:style style:name="P426"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00" fo:font-size="11pt" style:font-size-asian="11pt" style:font-size-complex="11pt"/>
    </style:style>
    <style:style style:name="P427"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00" fo:font-size="18pt" style:font-size-asian="18pt" style:font-size-complex="18pt"/>
    </style:style>
    <style:style style:name="P428"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00" fo:font-size="18pt" style:font-size-asian="18pt" style:font-size-complex="18pt"/>
    </style:style>
    <style:style style:name="P429"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00" fo:font-size="18pt" style:font-size-asian="18pt" style:font-size-complex="18pt"/>
    </style:style>
    <style:style style:name="P430"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00" fo:font-size="22pt" style:font-size-asian="22pt" style:font-size-complex="22pt"/>
    </style:style>
    <style:style style:name="P4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3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33"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1pt" style:font-size-asian="11pt" style:font-size-complex="11pt"/>
    </style:style>
    <style:style style:name="P434"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tyle="italic" style:font-style-asian="italic" style:font-style-complex="italic" fo:color="#FF0000" fo:font-size="28pt" style:font-size-asian="28pt" style:font-size-complex="28pt"/>
    </style:style>
    <style:style style:name="P435"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1pt" style:font-size-asian="11pt" style:font-size-complex="11pt"/>
    </style:style>
    <style:style style:name="P436" style:parent-style-name="Standard" style:family="paragraph">
      <style:paragraph-properties fo:margin-bottom="0.1388in"/>
    </style:style>
    <style:style style:name="T437" style:parent-style-name="DefaultParagraphFont" style:family="text">
      <style:text-properties style:font-name="Comic Sans MS" style:font-name-asian="Comic Sans MS" style:font-name-complex="Comic Sans MS" fo:font-weight="bold" style:font-weight-asian="bold" style:font-weight-complex="bold" fo:color="#6F070A" fo:font-size="11pt" style:font-size-asian="11pt" style:font-size-complex="11pt"/>
    </style:style>
    <style:style style:name="T438" style:parent-style-name="DefaultParagraphFont" style:family="text">
      <style:text-properties style:font-name="Comic Sans MS" style:font-name-asian="Comic Sans MS" style:font-name-complex="Comic Sans MS" fo:font-weight="bold" style:font-weight-asian="bold" style:font-weight-complex="bold" fo:color="#1C674E" fo:font-size="11pt" style:font-size-asian="11pt" style:font-size-complex="11pt"/>
    </style:style>
    <style:style style:name="T439" style:parent-style-name="DefaultParagraphFont" style:family="text">
      <style:text-properties style:font-name="Comic Sans MS" style:font-name-asian="Comic Sans MS" style:font-name-complex="Comic Sans MS" fo:font-weight="bold" style:font-weight-asian="bold" style:font-weight-complex="bold" fo:color="#1C674E" fo:font-size="18pt" style:font-size-asian="18pt" style:font-size-complex="18pt"/>
    </style:style>
    <style:style style:name="T440" style:parent-style-name="DefaultParagraphFont" style:family="text">
      <style:text-properties style:font-name="Comic Sans MS" style:font-name-asian="Comic Sans MS" style:font-name-complex="Comic Sans MS" fo:font-weight="bold" style:font-weight-asian="bold" style:font-weight-complex="bold" fo:color="#1C674E" fo:font-size="11pt" style:font-size-asian="11pt" style:font-size-complex="11pt"/>
    </style:style>
    <style:style style:name="T441" style:parent-style-name="DefaultParagraphFont" style:family="text">
      <style:text-properties style:font-name="Comic Sans MS" style:font-name-asian="Comic Sans MS" style:font-name-complex="Comic Sans MS" fo:font-weight="bold" style:font-weight-asian="bold" style:font-weight-complex="bold" fo:color="#6F070A" fo:font-size="11pt" style:font-size-asian="11pt" style:font-size-complex="11pt"/>
    </style:style>
    <style:style style:name="P442" style:parent-style-name="Standard" style:family="paragraph">
      <style:paragraph-properties fo:margin-bottom="0.1388in"/>
    </style:style>
    <style:style style:name="T443" style:parent-style-name="DefaultParagraphFont" style:family="text">
      <style:text-properties style:font-name="Comic Sans MS" style:font-name-asian="Comic Sans MS" style:font-name-complex="Comic Sans MS" fo:font-weight="bold" style:font-weight-asian="bold" style:font-weight-complex="bold" fo:font-style="italic" style:font-style-asian="italic" style:font-style-complex="italic" fo:color="#726911" fo:font-size="36pt" style:font-size-asian="36pt" style:font-size-complex="36pt"/>
    </style:style>
    <style:style style:name="T444" style:parent-style-name="DefaultParagraphFont" style:family="text">
      <style:text-properties style:font-name="Comic Sans MS" style:font-name-asian="Comic Sans MS" style:font-name-complex="Comic Sans MS" fo:font-weight="bold" style:font-weight-asian="bold" style:font-weight-complex="bold" fo:font-style="italic" style:font-style-asian="italic" style:font-style-complex="italic" fo:font-size="36pt" style:font-size-asian="36pt" style:font-size-complex="36pt"/>
    </style:style>
    <style:style style:name="T445" style:parent-style-name="DefaultParagraphFont" style:family="text">
      <style:text-properties style:font-name="Comic Sans MS" style:font-name-asian="Comic Sans MS" style:font-name-complex="Comic Sans MS" fo:font-weight="bold" style:font-weight-asian="bold" style:font-weight-complex="bold" fo:font-style="italic" style:font-style-asian="italic" style:font-style-complex="italic" fo:color="#726911" fo:font-size="36pt" style:font-size-asian="36pt" style:font-size-complex="36pt"/>
    </style:style>
    <style:style style:name="P446"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D22914" fo:font-size="8pt" style:font-size-asian="8pt" style:font-size-complex="8pt"/>
    </style:style>
    <style:style style:name="P447"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D22914" fo:font-size="8pt" style:font-size-asian="8pt" style:font-size-complex="8pt"/>
    </style:style>
    <style:style style:name="P448"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D22914" fo:font-size="8pt" style:font-size-asian="8pt" style:font-size-complex="8pt"/>
    </style:style>
    <style:style style:name="P449"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D22914" fo:font-size="8pt" style:font-size-asian="8pt" style:font-size-complex="8pt"/>
    </style:style>
    <style:style style:name="P45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5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52"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72pt" style:font-size-asian="72pt" style:font-size-complex="72pt"/>
    </style:style>
    <style:style style:name="P45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5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55"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FF" fo:font-size="16pt" style:font-size-asian="16pt" style:font-size-complex="16pt"/>
    </style:style>
    <style:style style:name="P456"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FF" fo:font-size="16pt" style:font-size-asian="16pt" style:font-size-complex="16pt"/>
    </style:style>
    <style:style style:name="P457"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color="#00FFFF" fo:font-size="16pt" style:font-size-asian="16pt" style:font-size-complex="16pt"/>
    </style:style>
    <style:style style:name="P458" style:parent-style-name="Standard" style:family="paragraph">
      <style:paragraph-properties fo:margin-bottom="0.1388in"/>
    </style:style>
    <style:style style:name="T459" style:parent-style-name="DefaultParagraphFont" style:family="text">
      <style:text-properties style:font-name="Comic Sans MS" style:font-name-asian="Comic Sans MS" style:font-name-complex="Comic Sans MS" fo:font-weight="bold" style:font-weight-asian="bold" style:font-weight-complex="bold" fo:color="#00FFFF" fo:font-size="16pt" style:font-size-asian="16pt" style:font-size-complex="16pt"/>
    </style:style>
    <style:style style:name="T460" style:parent-style-name="DefaultParagraphFont" style:family="text">
      <style:text-properties style:font-name="Comic Sans MS" style:font-name-asian="Comic Sans MS" style:font-name-complex="Comic Sans MS" fo:font-weight="bold" style:font-weight-asian="bold" style:font-weight-complex="bold" fo:color="#FFFF00" fo:font-size="16pt" style:font-size-asian="16pt" style:font-size-complex="16pt"/>
    </style:style>
    <style:style style:name="T461" style:parent-style-name="DefaultParagraphFont" style:family="text">
      <style:text-properties style:font-name="Comic Sans MS" style:font-name-asian="Comic Sans MS" style:font-name-complex="Comic Sans MS" fo:font-weight="bold" style:font-weight-asian="bold" style:font-weight-complex="bold" fo:color="#00FFFF" fo:font-size="16pt" style:font-size-asian="16pt" style:font-size-complex="16pt"/>
    </style:style>
    <style:style style:name="P46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6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65"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6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68"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7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71"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7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7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74"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7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7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77"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7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7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80"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8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8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83"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8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8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86"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89"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92"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95"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9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498"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49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01"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5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04"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50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07"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5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10"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5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13"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51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1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16"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517" style:parent-style-name="Standard" style:family="paragraph">
      <style:paragraph-properties fo:margin-bottom="0.1388in"/>
      <style:text-properties fo:font-weight="bold" style:font-weight-asian="bold" style:font-weight-complex="bold" fo:font-style="italic" style:font-style-asian="italic" style:font-style-complex="italic" fo:font-size="11pt" style:font-size-asian="11pt" style:font-size-complex="11pt"/>
    </style:style>
    <style:style style:name="P51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1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20"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52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22" style:parent-style-name="Standard" style:family="paragraph">
      <style:paragraph-properties fo:margin-bottom="0.1388in"/>
      <style:text-properties fo:font-weight="bold" style:font-weight-asian="bold" style:font-weight-complex="bold" fo:font-style="italic" style:font-style-asian="italic" style:font-style-complex="italic" fo:font-size="11pt" style:font-size-asian="11pt" style:font-size-complex="11pt"/>
    </style:style>
    <style:style style:name="P52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2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25" style:parent-style-name="Standard" style:family="paragraph">
      <style:paragraph-properties fo:margin-bottom="0.1388in"/>
      <style:text-properties style:font-name="Calibri" style:font-name-asian="Calibri" style:font-name-complex="Calibri" fo:font-size="11pt" style:font-size-asian="11pt" style:font-size-complex="11pt"/>
    </style:style>
    <style:style style:name="P52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2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2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2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3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3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3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3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3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3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3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3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3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4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4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4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4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4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4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4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4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48"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16pt" style:font-size-asian="16pt" style:font-size-complex="16pt"/>
    </style:style>
    <style:style style:name="P549" style:parent-style-name="Standard" style:family="paragraph">
      <style:paragraph-properties fo:margin-bottom="0.1388in"/>
    </style:style>
    <style:style style:name="T550" style:parent-style-name="DefaultParagraphFont" style:family="text">
      <style:text-properties fo:font-weight="bold" style:font-weight-asian="bold" style:font-weight-complex="bold" fo:font-size="11pt" style:font-size-asian="11pt" style:font-size-complex="11pt"/>
    </style:style>
    <style:style style:name="T551" style:parent-style-name="DefaultParagraphFont" style:family="text">
      <style:text-properties style:font-name="Calibri" style:font-name-asian="Calibri" style:font-name-complex="Calibri" fo:font-size="11pt" style:font-size-asian="11pt" style:font-size-complex="11pt"/>
    </style:style>
    <style:style style:name="T552" style:parent-style-name="DefaultParagraphFont" style:family="text">
      <style:text-properties fo:font-weight="bold" style:font-weight-asian="bold" style:font-weight-complex="bold" fo:font-size="11pt" style:font-size-asian="11pt" style:font-size-complex="11pt"/>
    </style:style>
    <style:style style:name="P55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5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55" style:parent-style-name="Standard" style:family="paragraph">
      <style:paragraph-properties fo:margin-bottom="0.1388in"/>
      <style:text-properties style:font-name="Comic Sans MS" style:font-name-asian="Comic Sans MS" style:font-name-complex="Comic Sans MS" fo:font-weight="bold" style:font-weight-asian="bold" style:font-weight-complex="bold" fo:font-size="24pt" style:font-size-asian="24pt" style:font-size-complex="24pt"/>
    </style:style>
    <style:style style:name="P556" style:parent-style-name="Standard" style:family="paragraph">
      <style:paragraph-properties fo:margin-bottom="0.1388in"/>
    </style:style>
    <style:style style:name="T557" style:parent-style-name="DefaultParagraphFont" style:family="text">
      <style:text-properties style:font-name="Comic Sans MS" style:font-name-asian="Comic Sans MS" style:font-name-complex="Comic Sans MS" fo:font-weight="bold" style:font-weight-asian="bold" style:font-weight-complex="bold" fo:font-size="16pt" style:font-size-asian="16pt" style:font-size-complex="16pt"/>
    </style:style>
    <style:style style:name="T558" style:parent-style-name="DefaultParagraphFont" style:family="text">
      <style:text-properties style:font-name="Comic Sans MS" style:font-name-asian="Comic Sans MS" style:font-name-complex="Comic Sans MS" fo:font-weight="bold" style:font-weight-asian="bold" style:font-weight-complex="bold" fo:font-style="italic" style:font-style-asian="italic" style:font-style-complex="italic" fo:color="#4F81BD" fo:font-size="16pt" style:font-size-asian="16pt" style:font-size-complex="16pt" style:text-underline-type="single" style:text-underline-style="solid" style:text-underline-width="auto" style:text-underline-mode="continuous"/>
    </style:style>
    <style:style style:name="P55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6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6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6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6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6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66"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5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68"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5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70"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57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72"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57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7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7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7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7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7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7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8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8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8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8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8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8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8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9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9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9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9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59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0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0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0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0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1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1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1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15" style:parent-style-name="Standard" style:family="paragraph">
      <style:paragraph-properties fo:margin-bottom="0.1388in"/>
    </style:style>
    <style:style style:name="T616" style:parent-style-name="DefaultParagraphFont" style:family="text">
      <style:text-properties fo:font-weight="bold" style:font-weight-asian="bold" style:font-weight-complex="bold" fo:font-size="11pt" style:font-size-asian="11pt" style:font-size-complex="11pt"/>
    </style:style>
    <style:style style:name="T61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P61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1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2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21" style:parent-style-name="Standard" style:family="paragraph">
      <style:paragraph-properties fo:margin-bottom="0.1388in"/>
      <style:text-properties fo:font-weight="bold" style:font-weight-asian="bold" style:font-weight-complex="bold" fo:font-style="italic" style:font-style-asian="italic" style:font-style-complex="italic" fo:font-size="11pt" style:font-size-asian="11pt" style:font-size-complex="11pt"/>
    </style:style>
    <style:style style:name="P62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2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2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2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2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2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2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2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3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3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3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3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3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3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3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3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3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4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4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4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4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4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4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4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4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4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4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5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5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5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5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5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5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5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5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5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5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6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6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6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6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6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6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67" style:parent-style-name="Standard" style:family="paragraph">
      <style:paragraph-properties fo:margin-bottom="0.1388in"/>
      <style:text-properties fo:font-weight="bold" style:font-weight-asian="bold" style:font-weight-complex="bold" fo:font-style="italic" style:font-style-asian="italic" style:font-style-complex="italic" fo:font-size="11pt" style:font-size-asian="11pt" style:font-size-complex="11pt"/>
    </style:style>
    <style:style style:name="P66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7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7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7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7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7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7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7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7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7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7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8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8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8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83"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68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85"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68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9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9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96"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6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698"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69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0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0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0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0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1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1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1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1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1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1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1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1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2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2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2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2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2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2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2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2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2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2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3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3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3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3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3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3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3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3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3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4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4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4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4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4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4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4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4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4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4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5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5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5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5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5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5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5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5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5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5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6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6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6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6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6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6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6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7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7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7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7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7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7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7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7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7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7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8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8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8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8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8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8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8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9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9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9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9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79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0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0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0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0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1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1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1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1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1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1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1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1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2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2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2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2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2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2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2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2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2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2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3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3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3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3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3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3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3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3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3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4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4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4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4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4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4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4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4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4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4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5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5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5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5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5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5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5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5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5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5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6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6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6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6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6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6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6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7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7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7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7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7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7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7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7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7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7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8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8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8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8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8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8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8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9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9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9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9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89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0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0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0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0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1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1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1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1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1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1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1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1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2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2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2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2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2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2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2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2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2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2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3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3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3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3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3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3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3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3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3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4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4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4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4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4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4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4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4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4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4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5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5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5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5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5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5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5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5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5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5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6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6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6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6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6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6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6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7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7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7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7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7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7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7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7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7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7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8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8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8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8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8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8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8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9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9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9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9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99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0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0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0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0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1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1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1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1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1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1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1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1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2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2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2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2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2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2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2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2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2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2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3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3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3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3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3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3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3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3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3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40" style:parent-style-name="Standard" style:family="paragraph">
      <style:paragraph-properties fo:margin-bottom="0.1388in"/>
    </style:style>
    <style:style style:name="T1041" style:parent-style-name="DefaultParagraphFont" style:family="text">
      <style:text-properties fo:font-weight="bold" style:font-weight-asian="bold" style:font-weight-complex="bold" fo:font-size="11pt" style:font-size-asian="11pt" style:font-size-complex="11pt"/>
    </style:style>
    <style:style style:name="T1042" style:parent-style-name="DefaultParagraphFon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043" style:parent-style-name="DefaultParagraphFont" style:family="text">
      <style:text-properties fo:font-weight="bold" style:font-weight-asian="bold" style:font-weight-complex="bold" fo:font-size="11pt" style:font-size-asian="11pt" style:font-size-complex="11pt"/>
    </style:style>
    <style:style style:name="P104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4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4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4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4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4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5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5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5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5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5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5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5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5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5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5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6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6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6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6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6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6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6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7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7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7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7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7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7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7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7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7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7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8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8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8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8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8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8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8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9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9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9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9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09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0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0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0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0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1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1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1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1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1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1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1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1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2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2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2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2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2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2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2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2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2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2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3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3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3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3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3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3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3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3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3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40"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114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42"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114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44"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114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4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4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4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4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5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5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5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5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5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5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5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5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5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5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6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6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6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6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6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6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6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7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7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7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7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7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7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7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7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7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7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8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8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8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8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8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8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8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9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9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9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9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19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0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0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0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0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1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1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1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1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1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1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1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1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2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2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2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2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2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2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2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2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2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2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3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3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3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3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3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3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3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3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3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4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4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4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4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4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4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4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4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4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4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5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5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5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5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5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5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5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5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5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5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6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6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62"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12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64"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126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6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6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7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7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7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7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7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7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7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7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7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7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8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8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8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8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8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8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8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9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9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9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9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299"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13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0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0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0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0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1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1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1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1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1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1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1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1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2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2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2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2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24"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132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2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2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2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2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3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3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3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3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3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3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3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3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3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4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4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4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4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4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4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4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4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4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4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5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5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5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5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5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5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5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5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5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5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6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6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6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6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6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6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6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7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7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7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7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74" style:parent-style-name="Standard" style:family="paragraph">
      <style:paragraph-properties fo:margin-bottom="0.1388in"/>
    </style:style>
    <style:style style:name="T1375" style:parent-style-name="DefaultParagraphFont" style:family="text">
      <style:text-properties fo:font-weight="bold" style:font-weight-asian="bold" style:font-weight-complex="bold" fo:font-size="11pt" style:font-size-asian="11pt" style:font-size-complex="11pt"/>
    </style:style>
    <style:style style:name="T1376" style:parent-style-name="DefaultParagraphFont" style:family="text">
      <style:text-properties style:font-name="Calibri" style:font-name-asian="Calibri" style:font-name-complex="Calibri" fo:font-size="11pt" style:font-size-asian="11pt" style:font-size-complex="11pt"/>
    </style:style>
    <style:style style:name="T1377" style:parent-style-name="DefaultParagraphFont" style:family="text">
      <style:text-properties fo:font-weight="bold" style:font-weight-asian="bold" style:font-weight-complex="bold" fo:font-size="11pt" style:font-size-asian="11pt" style:font-size-complex="11pt"/>
    </style:style>
    <style:style style:name="P1378" style:parent-style-name="Standard" style:family="paragraph">
      <style:paragraph-properties fo:margin-bottom="0.1388in"/>
    </style:style>
    <style:style style:name="T1379" style:parent-style-name="DefaultParagraphFont" style:family="text">
      <style:text-properties fo:font-weight="bold" style:font-weight-asian="bold" style:font-weight-complex="bold" fo:font-size="11pt" style:font-size-asian="11pt" style:font-size-complex="11pt"/>
    </style:style>
    <style:style style:name="T1380" style:parent-style-name="DefaultParagraphFont" style:family="text">
      <style:text-properties style:font-name="Calibri" style:font-name-asian="Calibri" style:font-name-complex="Calibri" fo:font-size="11pt" style:font-size-asian="11pt" style:font-size-complex="11pt"/>
    </style:style>
    <style:style style:name="T1381" style:parent-style-name="DefaultParagraphFont" style:family="text">
      <style:text-properties fo:font-weight="bold" style:font-weight-asian="bold" style:font-weight-complex="bold" fo:font-size="11pt" style:font-size-asian="11pt" style:font-size-complex="11pt"/>
    </style:style>
    <style:style style:name="P138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83"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138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8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8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9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9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9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9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39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0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0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0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0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1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1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1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1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1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1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1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1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2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21"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142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2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2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2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2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2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2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2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3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3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3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3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3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3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3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3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3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4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4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4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4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4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4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4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47"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144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4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5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5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5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5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5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5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5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5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5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5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6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6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6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6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6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6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6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7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7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7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7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7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7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7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7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7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7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8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8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8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8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8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8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8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9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9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9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9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49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0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0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05" style:parent-style-name="Standard" style:family="paragraph">
      <style:paragraph-properties fo:margin-bottom="0.1388in"/>
      <style:text-properties fo:font-weight="bold" style:font-weight-asian="bold" style:font-weight-complex="bold" fo:font-size="16pt" style:font-size-asian="16pt" style:font-size-complex="16pt"/>
    </style:style>
    <style:style style:name="P15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0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1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1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1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1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1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1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1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1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1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2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2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2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2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2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2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2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2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2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2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3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3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32" style:parent-style-name="Standard" style:family="paragraph">
      <style:paragraph-properties fo:margin-bottom="0.1388in"/>
    </style:style>
    <style:style style:name="T1533" style:parent-style-name="DefaultParagraphFont" style:family="text">
      <style:text-properties fo:font-weight="bold" style:font-weight-asian="bold" style:font-weight-complex="bold" fo:font-size="11pt" style:font-size-asian="11pt" style:font-size-complex="11pt"/>
    </style:style>
    <style:style style:name="T1534" style:parent-style-name="DefaultParagraphFont" style:family="text">
      <style:text-properties fo:font-weight="bold" style:font-weight-asian="bold" style:font-weight-complex="bold" fo:color="#2ED73A" fo:font-size="11pt" style:font-size-asian="11pt" style:font-size-complex="11pt"/>
    </style:style>
    <style:style style:name="T1535" style:parent-style-name="DefaultParagraphFont" style:family="text">
      <style:text-properties fo:font-weight="bold" style:font-weight-asian="bold" style:font-weight-complex="bold" fo:font-size="11pt" style:font-size-asian="11pt" style:font-size-complex="11pt"/>
    </style:style>
    <style:style style:name="T1536" style:parent-style-name="DefaultParagraphFont" style:family="text">
      <style:text-properties fo:font-weight="bold" style:font-weight-asian="bold" style:font-weight-complex="bold" fo:color="#2ED73A" fo:font-size="11pt" style:font-size-asian="11pt" style:font-size-complex="11pt"/>
    </style:style>
    <style:style style:name="T1537" style:parent-style-name="DefaultParagraphFont" style:family="text">
      <style:text-properties fo:font-weight="bold" style:font-weight-asian="bold" style:font-weight-complex="bold" fo:font-size="11pt" style:font-size-asian="11pt" style:font-size-complex="11pt"/>
    </style:style>
    <style:style style:name="T1538" style:parent-style-name="DefaultParagraphFont" style:family="text">
      <style:text-properties fo:font-weight="bold" style:font-weight-asian="bold" style:font-weight-complex="bold" fo:color="#2ED73A" fo:font-size="11pt" style:font-size-asian="11pt" style:font-size-complex="11pt"/>
    </style:style>
    <style:style style:name="T1539" style:parent-style-name="DefaultParagraphFont" style:family="text">
      <style:text-properties fo:font-weight="bold" style:font-weight-asian="bold" style:font-weight-complex="bold" fo:font-size="11pt" style:font-size-asian="11pt" style:font-size-complex="11pt"/>
    </style:style>
    <style:style style:name="P154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4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42"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54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44"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54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46"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54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48"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54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50"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55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52"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55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54"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55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56"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55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58"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55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560" style:parent-style-name="Standard" style:family="paragraph">
      <style:paragraph-properties fo:margin-bottom="0.1388in" fo:line-height="115%"/>
      <style:text-properties fo:font-weight="bold" style:font-weight-asian="bold" style:font-weight-complex="bold" fo:font-size="16pt" style:font-size-asian="16pt" style:font-size-complex="16pt"/>
    </style:style>
    <style:style style:name="P156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6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6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6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6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6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6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6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6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70" style:parent-style-name="Standard" style:family="paragraph">
      <style:paragraph-properties fo:margin-bottom="0.1388in"/>
    </style:style>
    <style:style style:name="T1571" style:parent-style-name="DefaultParagraphFont" style:family="text">
      <style:text-properties fo:font-weight="bold" style:font-weight-asian="bold" style:font-weight-complex="bold" fo:font-size="11pt" style:font-size-asian="11pt" style:font-size-complex="11pt"/>
    </style:style>
    <style:style style:name="P1572" style:parent-style-name="Standard" style:family="paragraph">
      <style:text-properties fo:font-weight="bold" style:font-weight-asian="bold" style:font-weight-complex="bold" fo:font-size="11pt" style:font-size-asian="11pt" style:font-size-complex="11pt"/>
    </style:style>
    <style:style style:name="P1573" style:parent-style-name="Standard" style:family="paragraph">
      <style:text-properties fo:font-weight="bold" style:font-weight-asian="bold" style:font-weight-complex="bold" fo:font-size="11pt" style:font-size-asian="11pt" style:font-size-complex="11pt"/>
    </style:style>
    <style:style style:name="P1574" style:parent-style-name="Standard" style:family="paragraph">
      <style:text-properties fo:font-weight="bold" style:font-weight-asian="bold" style:font-weight-complex="bold" fo:font-size="11pt" style:font-size-asian="11pt" style:font-size-complex="11pt"/>
    </style:style>
    <style:style style:name="P1575" style:parent-style-name="Standard" style:family="paragraph">
      <style:text-properties fo:font-weight="bold" style:font-weight-asian="bold" style:font-weight-complex="bold" fo:font-size="11pt" style:font-size-asian="11pt" style:font-size-complex="11pt"/>
    </style:style>
    <style:style style:name="P1576" style:parent-style-name="Standard" style:family="paragraph">
      <style:text-properties fo:font-weight="bold" style:font-weight-asian="bold" style:font-weight-complex="bold" fo:font-size="11pt" style:font-size-asian="11pt" style:font-size-complex="11pt"/>
    </style:style>
    <style:style style:name="P1577" style:parent-style-name="Standard" style:family="paragraph">
      <style:text-properties fo:font-weight="bold" style:font-weight-asian="bold" style:font-weight-complex="bold" fo:font-size="11pt" style:font-size-asian="11pt" style:font-size-complex="11pt"/>
    </style:style>
    <style:style style:name="P1578" style:parent-style-name="Standard" style:family="paragraph">
      <style:text-properties fo:font-weight="bold" style:font-weight-asian="bold" style:font-weight-complex="bold" fo:font-size="11pt" style:font-size-asian="11pt" style:font-size-complex="11pt"/>
    </style:style>
    <style:style style:name="P1579" style:parent-style-name="Standard" style:family="paragraph">
      <style:text-properties fo:font-weight="bold" style:font-weight-asian="bold" style:font-weight-complex="bold" fo:font-size="11pt" style:font-size-asian="11pt" style:font-size-complex="11pt"/>
    </style:style>
    <style:style style:name="P1580" style:parent-style-name="Standard" style:family="paragraph">
      <style:text-properties fo:font-weight="bold" style:font-weight-asian="bold" style:font-weight-complex="bold" fo:font-size="11pt" style:font-size-asian="11pt" style:font-size-complex="11pt"/>
    </style:style>
    <style:style style:name="P1581" style:parent-style-name="Standard" style:family="paragraph">
      <style:text-properties fo:font-weight="bold" style:font-weight-asian="bold" style:font-weight-complex="bold" fo:font-size="11pt" style:font-size-asian="11pt" style:font-size-complex="11pt"/>
    </style:style>
    <style:style style:name="P1582" style:parent-style-name="Standard" style:family="paragraph">
      <style:text-properties fo:font-weight="bold" style:font-weight-asian="bold" style:font-weight-complex="bold" fo:font-size="11pt" style:font-size-asian="11pt" style:font-size-complex="11pt"/>
    </style:style>
    <style:style style:name="P1583" style:parent-style-name="Standard" style:family="paragraph">
      <style:text-properties fo:font-weight="bold" style:font-weight-asian="bold" style:font-weight-complex="bold" fo:font-size="11pt" style:font-size-asian="11pt" style:font-size-complex="11pt"/>
    </style:style>
    <style:style style:name="P1584" style:parent-style-name="Standard" style:family="paragraph">
      <style:text-properties fo:font-weight="bold" style:font-weight-asian="bold" style:font-weight-complex="bold" fo:font-size="11pt" style:font-size-asian="11pt" style:font-size-complex="11pt"/>
    </style:style>
    <style:style style:name="P1585" style:parent-style-name="Standard" style:family="paragraph">
      <style:text-properties fo:font-weight="bold" style:font-weight-asian="bold" style:font-weight-complex="bold" fo:font-size="11pt" style:font-size-asian="11pt" style:font-size-complex="11pt"/>
    </style:style>
    <style:style style:name="P1586" style:parent-style-name="Standard" style:family="paragraph">
      <style:text-properties fo:font-weight="bold" style:font-weight-asian="bold" style:font-weight-complex="bold" fo:font-size="11pt" style:font-size-asian="11pt" style:font-size-complex="11pt"/>
    </style:style>
    <style:style style:name="P158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8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8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9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9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9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9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9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9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9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9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9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59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0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0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02"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03"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04"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05"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06"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07"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08"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09"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10"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11" style:parent-style-name="Standard" style:family="paragraph">
      <style:paragraph-properties fo:margin-bottom="0.1388in"/>
      <style:text-properties fo:font-weight="bold" style:font-weight-asian="bold" style:font-weight-complex="bold" fo:font-size="11pt" style:font-size-asian="11pt" style:font-size-complex="11pt"/>
    </style:style>
    <style:style style:name="P161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1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1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1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1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1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1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1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2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2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2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2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2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2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2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2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2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2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3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3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3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3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3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3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3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3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3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3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4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4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42"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43"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44"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45"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46"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47"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48"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49"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50"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51" style:parent-style-name="Standard" style:family="paragraph">
      <style:paragraph-properties fo:margin-bottom="0.1388in" fo:line-height="115%"/>
      <style:text-properties fo:font-weight="bold" style:font-weight-asian="bold" style:font-weight-complex="bold" fo:font-size="11pt" style:font-size-asian="11pt" style:font-size-complex="11pt"/>
    </style:style>
    <style:style style:name="P1652" style:parent-style-name="Standard" style:family="paragraph">
      <style:paragraph-properties fo:margin-bottom="0.1388in"/>
      <style:text-properties fo:font-weight="bold" style:font-weight-asian="bold" style:font-weight-complex="bold" fo:font-size="11pt" style:font-size-asian="11pt" style:font-size-complex="11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ct 1</text:p>
      <text:p text:style-name="P2">_</text:p>
      <text:p text:style-name="P3">Act 2</text:p>
      <text:p text:style-name="P4">_</text:p>
      <text:p text:style-name="P5">Act 3</text:p>
      <text:p text:style-name="P6">_</text:p>
      <text:p text:style-name="P7">Intermission</text:p>
      <text:p text:style-name="P8">_</text:p>
      <text:p text:style-name="P9">Act 4</text:p>
      <text:p text:style-name="P10">_</text:p>
      <text:p text:style-name="P11">1. =003571</text:p>
      <text:p text:style-name="P12">What?</text:p>
      <text:p text:style-name="P13">Oh hell no. This is always such a terrible idea. Leave me alone.</text:p>
      <text:p text:style-name="P14">_</text:p>
      <text:p text:style-name="P15">2. =003572</text:p>
      <text:p text:style-name="P16">You really wish your side of the wall had an off switch.</text:p>
      <text:p text:style-name="P17">Which is to say, I really wish my side of the wall had an off switch.</text:p>
      <text:p text:style-name="P18">_</text:p>
      <text:p text:style-name="P19">3. =003573</text:p>
      <text:p text:style-name="P20">Ok. You're just going to ask me to recap Homestuck though. I don't know why you'd want to sit there and watch me type.</text:p>
      <text:p text:style-name="P21">This is going to be pretty long.</text:p>
      <text:p text:style-name="P22">_</text:p>
      <text:p text:style-name="P23">4. =003574</text:p>
      <text:p text:style-name="P24">Homestuck began on April 13th, 2009, the 13th birthday of our chief protagonist and future boy-skylark, John Egbert. Three days<text:s/><text:soft-page-break/>prior was supposed to be the day he received the Sburb Beta in the mail, but it was running late. It showed up later that afternoon, and after overcoming a variety of domestic adversities, he retrieved the game, along with a birthday package from his internet friend, Dave Strider.</text:p>
      <text:p text:style-name="P25">John soon established a game connection with another friend, Rose Lalonde, who'd spent the day badgering him about playing with her, after unsuccessfully attempting to convince Dave to play. Upon connecting, Rose was able to manipulate John's environment, move his furniture around via cursor, and restructure the shape of his room. John was unable to do this to Rose's environment however. He'd installed the client copy of the beta, and required the server copy for that.</text:p>
      <text:p text:style-name="P26">The server copy was trapped in his dad's car, along with a birthday package from another friend, Jade Harley. Jade messaged John inquiring about the package. As of this moment, neither her package nor the server copy has been recovered by John. Rose had also prepared a package for John, but had not mailed it yet. It still sits in her room. Dave's package contained the authentic stuffed bunny from Con Air.</text:p>
      <text:p text:style-name="P27">In addition to allowing Rose to control John's environment, Sburb provided an array of devices Rose deployed throughout John's house. These devices used together provided a system by which the players could manufacture any item using the code on the back of that item's captchalogue card, if they gathered enough grist to pay for it. Later, they would learn to combine item codes to master the art of punch card alchemy, whereby items could be fused together in purpose and design.</text:p>
      <text:p text:style-name="P28">One device on being activated began a countdown, and released an entity called a kernelsprite. The countdown ticked down to the moment John's house would be struck by a meteor, destroying his neighborhood. To escape this demise, John had to use the devices to manufacture a special item that looked like a blue apple, and take a bite of it, in order to transport his entire house just before impact to the safety of a mysterious dark realm, where his house would situate itself atop a tall rock column high above a blanket of clouds. This realm is called the Medium.</text:p>
      <text:p text:style-name="P29">Before he entered the Medium though, John and Rose prototyped his kernelsprite with the large harlequin doll his dad got him for his birthday, transforming the sprite to bear its likeness, including the ways the doll was disfigured via earlier hijinks.<text:s/><text:soft-page-break/>It had a slashed eye and one arm, and so too did the sprite. When John entered the Medium, the sprite's kernel hatched, thus imbuing all the enemies John and his friends would face with properties of the sprite. The lesser adversaries John faced first, Shale Imps, all wore harlequin garbs. They became more powerful and more radically mutated with each successive pre-Medium prototyping.</text:p>
      <text:p text:style-name="P30">After entering the Medium, John's dad was kidnapped by imps. While John was looking for him, he accidentally prototyped the sprite with his grandmother's ashes, transforming it again. This prototyping had no effect on the enemies, since he was already in the Medium, and the kernel had already hatched. Instead, only the sprite was affected, and it took on the appearance, personality, and memories of his grandmother, becoming Nannasprite, a game-supplied albeit customized guide for John. She explained aspects of the game, about Skaia residing at the center of the Medium, beyond seven gates floating directly above his house, and about an eternal/timeless war fought there between dark and light, one that light was always destined to lose.</text:p>
      <text:p text:style-name="P31">Rose, who'd been having frequent internet connection issues, lost her connection as she tried to lift John's car to retrieve the game and the package. The car fell into the abyss below. A storm caused her house to lose power along with its wireless internet connection. Her laptop was able to run on battery power for a time, while she tapped into the wireless signal from the laboratory next door. When her laptop ran out of power, she had to overcome more family strife (and endure a gift pony in the process), go outside in the rain, and plug it into the small generator outside the mausoleum of her dead cat, Jaspers. She continued her session with John inside the mausoleum, while the meteor-sparked forest fire surrounding her house grew more intense.</text:p>
      <text:p text:style-name="P32">From the house, Rose's mom opened a secret passage in the mausoleum to help her escape. The passage lead to the lab next door, where Rose found a stable, portable source of power and internet for her computer. She also found a terminal projecting the impact times and locations for the millions of meteors presently bombarding the planet, along with all the other live sessions of other players around the world. She also found a little girl's room, a mutant kitten she named Vodka Mutini, and a cloning machine operating through the science of ectobiology. Its terminal was locked on to her cat Jaspers at whatever point in his life the user specified.</text:p>
      <text:soft-page-break/>
      <text:p text:style-name="P33">She attempted to appearify Jaspers from a moment in her early childhood, before he whispered a secret to her. But doing so would have caused a paradox, so it appearified (paradoxified) a pile of slime instead. The machine used the slime to create a fetal paradox clone of Jaspers in a glass tube. On the monitor, Jaspers then told young Rose the secret, then vanished, only to show up dead weeks later and put in the mausoleum for years until the present. Rose left the laboratory moments before it was destroyed by a meteor impact. She transportalized back to her mom's room, proceeded to her room to wait for Dave to connect with her and rescue her from the next imminent impact.</text:p>
      <text:p text:style-name="P34">Dave was charged with acquiring his bro's copy of the game to help Rose. Earlier he had lost his copy of the game to a mishap involving a crow. It flew in his window, seized the game, and Dave accidentally impaled it with a sword, sending the crow and the game out the window onto a landing far below his apartment. He searched his bro's room unable to find it, was briefly shadowed by Lil Cal, and then found a note beckoning him to meet on the roof for a confrontation. Dave and his bro dueled on the roof extensively, and Dave was thoroughly bested. Upon defeating Dave, his bro dropped the copies of the game, and flew off on his rocket board into the sky.</text:p>
      <text:p text:style-name="P35">Dave used the copies to connect with Rose, and quickly deployed the devices while her house was on fire, surrounded by flaming tornadoes, and minutes away from being destroyed by a meteor. Rose prototyped her kernelsprite with Jaspers, specifically to understand the meaning of the secret he whispered to her years ago. She was advised to do this by Jade, who told her about the game in the first place. Dave then prototyped the kernelsprite again with the tentacled princess doll given to Rose on her birthday by her mom. Both of these prototypings would have an effect on the enemies once Rose entered the Medium and the kernel hatched. Rose used the alchemiter to create the special item - for her, a purple wine bottle - which she needed to break to enter. She eventually did, transporting her house just before the meteor collided.</text:p>
      <text:p text:style-name="P36">The meteor left a crater. Over time, at the site of impact, a large, white structure that looked like a wine bottle grew there, and the crater filled up with sand as the climate of the post-apocalyptic Earth gradually changed. The "cork" of that bottle was a large metal cylinder with an interior much like an advanced science station, with a variety of devices and monitors inside. 413 years after the meteor impact, the Wayward Vagabond walked<text:s/><text:soft-page-break/>through the desert and discovered this station. Inside, he found canned rations, a firefly he named Serenity, an appearifier, and four monitors hooked up to a keyboard.</text:p>
      <text:p text:style-name="P37">On one of the monitors was John, just after he'd entered the Medium. WV could type commands to John directly, much as the readers of this story could type commands for the characters to follow. Most of John's actions upon entering the Medium were authored by WV, until he became preoccupied with other activities, such as building a town out of cans, playing chess with cans, and drawing chalk murals depicting the cosmological arrangement of Skaia, the Medium, the light and dark planets known as Prospit and Derse, and the four planets the kids would each occupy upon entering the game, called The Land of Wind and Shade (John), The Land of Light and Rain (Rose), the Land of Heat and Clockwork (Dave), and Jade's planet, which is yet to be seen.</text:p>
      <text:p text:style-name="P38">He also activated a countdown in the station which caused it to blast out of the crater and fly to designated "home" coordinates. Along the way, it passed over the sand-filled crater that was the impact site for John's meteor, on the other side of the continent. John's meteor had caused a giant white tree to grow in the crater. The tree grew an apple-like station from a branch, which fell to the sand. The Peregrine Mendicant found this station. After WV flew overhead, PM activated her station's homing feature as well, which caused it to fly to the same destination. Along the way, she used her terminal to attempt to command Jade, who from the perspective of the terminal, had just arrived in the Medium. This caused the terminal to explode for unknown reasons, leaving a hole in the station. One of the station's robotic worms recovered one of PM's falling mailboxes, and she befriended it, after earlier slaying another one with her black regisword.</text:p>
      <text:p text:style-name="P39">WV landed at the site of the ancient frog ruins across the now dried up Pacific Ocean. The site was once the island where Jade lived, but nothing of the island remained except for the ruins. The mountain her house was on, and the volcano next to it, were replaced by a large empty chasm. PM landed shortly after WV, and they met. They were confronted by the Aimless Renegade, who fired at them from the frog ruins with old weaponry he'd been hoarding, once belonging to Jade's grandpa. Millions of years ago, the frog ruins grew from a crater, struck by a meteor that emerged from a Sburb portal in space. Jade's radioactive, omnipotent, space-warping dog named Becquerel emerged from this crater as well.</text:p>
      <text:soft-page-break/>
      <text:p text:style-name="P40">Jade's grandpa pioneered this island, and built the house Jade lives in. Her grandpa has been dead for many years, and stands stuffed in front of the fireplace. She has been looked after by her dog who she calls Bec. She begins the day with several tasks to accomplish - to feed Bec, and to retrieve a birthday package mailed by John. She irradiates a steak, and heads outside to the site where the package will be dropped. She knows it will be dropped there because one of the reminders she wears on her fingers jogs her memory about it. She wears them to keep track of the many things she knows about the future, through dreams.</text:p>
      <text:p text:style-name="P41">She falls asleep frequently and spontaneously. When she sleeps, her dream self is awake, and living on the moon that orbits the light planet, Prospit. Prospit very closely orbits Skaia, a huge sphere of blue sky and clouds, which nanna describes as a "dormant crucible of unlimited creative potential." When Prospit's moon eclipses Skaia, it drifts into Skaia for a time, mingling with the clouds. Dream Jade then witnesses many past and future events in the clouds. While asleep, she is often confused about what is real and what isn't. When she wakes up, she pieces together future events from her memory of the cloud visions, and from logs recorded by her dreambot. Her dreambot is a robotic surrogate that activates while she sleeps in her bed. It mimics in the real world the movement and actions of her dream self on the moon, and records a video log of what she sees while dreaming.</text:p>
      <text:p text:style-name="P42">Prospit's moon has two towers of identical design, and similar design to Jade's house. Dream Jade lives in one tower. Dream John lives in the other. Dream John is still asleep, and John has no knowledge of the dream world, which is to say, the entire game session he would initiate on his 13th birthday. When he goes to sleep, instead of waking up on the moon as Jade does, he remains slumbering in his dream room, tormented by his subconscious. This torment is expressed when he sleepwalks, and draws troubling scribbles on the walls of his room. When awake, he cannot see the scribbles, as is subconscious suppresses his awareness of them. It is not until he has a perception-altering revelation about his dad does he begin to see them. He initially believed they were new additions to his room, perhaps scrawled by imps. However they were present long before, visible in his room while he prepared Jade's birthday package months ago.</text:p>
      <text:p text:style-name="P43">John prepared a package for each of his three friends, whose 13th birthdays were December 1st (Jade), 3rd (Dave), and 4th (Rose). He gave Rose a knitting set, and she then took an intense<text:s/><text:soft-page-break/>interest knitting. He gave Dave the pair of shades Ben Stiller wore in Starsky and Hutch, which he wore from then on, replacing the shades in the style his bro wore. He gave Jade a blue version of his own ghost shirt, and some pumpkin seeds to help her replace the pumpkins that kept disappearing from her garden. But she did not receive this on the birthday John intended. She received it in the past, on her birthday when she was very young, causing her to take an interest in gardening in the first place, to take a liking to blue apparel, and to eventually befriend John over the internet and lead him, Rose, and Dave down a path where they would ultimately play this game together.</text:p>
      <text:p text:style-name="P44">Jade did retrieve his package in the present as planned, but immediately took it to another location where it disappeared. WV in the far future appearified it from that location on accident. The package contained further instructions for him. He was to bring it to PM, and she was to use her station's sendificator to send it to another place and time. After she did this, the package appeared in front of young Jade on her birthday. Jade orchestrated the sequence of events through knowledge of them by her cloud visions.</text:p>
      <text:p text:style-name="P45">She orchestrated similar events for the package she sent to John, plotting the circuitous route through time and space it was meant to follow. She again utilized the exiles for help, while they were still in the Medium. The exiles, WV, PM, and AR, were all formerly agents of the kingdoms, before they were exiled by some means to post-apocalyptic Earth. AR, as an Authority Regulator in the Land of Wind and Shade, discovered the package and the beta copy in John's wrecked car as he gave it a parking ticket. PM, working as a Parcel Mistress, recognized the package from a correspondence she had with Jade on Prospit some time ago, and recalled it must be delivered to John. AR would not relinquish the package, though he did give her the beta, which she delivered into a pyxis to satisfy the carved request of a minitablet. John carved this tablet at the request of PM through the command terminal in the future.</text:p>
      <text:p text:style-name="P46">AR brought the package to Derse, where it ultimately wound up on the desk of Jack Noir. Jack is the archagent of the dark kingdom, charged with overseeing affairs through his office's fenestrated wall portals, and processing paperwork. He is forced to wear a silly garment in keeping with prototyping themes by the Black Queen, an order he resentfully complies with. He oversaw the imprisonment of John's dad, who broke loose on multiple occasions. When Jack went to handle it personally, John's dad set<text:s/><text:soft-page-break/>Jack's hat on fire. In a surly act of gratitude, he released the prisoner. John's dad fled to the Land of Wind and Shade, fought large monsters, got his hat dirty and lost a shoe. He then carved tablet requests for new ones, which John filled via pyxis, unaware of who requested them.</text:p>
      <text:p text:style-name="P47">PM followed AR to Derse in hopes of retrieving the package. After wandering around, she encountered the Black Queen on her throne. Both the light and dark kingdoms each have a king and a queen. The queens sit on a throne, on Prospit and Derse respectively, ruling the planet. The kings command armies on the Battlefield, located at the center of Skaia. The queen takes on the attributes supplied by the prototypings due to the four-orbed ring she wears. When the ring is removed, the queen is restored to normal. PM showed the BQ a parking ticket she was pretending to deliver. The BQ directed her to Jack's office, where the ticket should be filed.</text:p>
      <text:p text:style-name="P48">PM met Jack and asked for the package. Jack proposed a deal, and gave her a black regisword. If she would kill the White Queen and White King and bring him their crowns, he would give her the package. She accepted with little alternative. She then visited the WQ on Prospit and explained the situation, with no intention of carrying out Jack's mission. The WQ, understanding the futility of their situation and the need to recover the package, abdicated, and gave PM her crown and her ring. PM was instructed to go find the White King, retrieve his crown, and receive further instruction on what to do with the ring to protect it. WQ would then eventually exile herself to post-apocalypse Earth.</text:p>
      <text:p text:style-name="P49">On post-apocalypse Earth, after AR fired on WV and PM from the ruins, he spotted WV's pumpkin, which WV had earlier appearified from Jade's house. He recognized the carving of Bec's silhouette on the pumpkin. Fearful of it, he surrendered. The three exiles soon became friends over a campfire and shared rations. WV and AR built Exile Town out of cans, mailboxes, and bullets. PM operated WV's station terminal to submit commands to John as he explored the Land of Wind and Shade. In the sky, another station teleported and fell to the ground. It was shaped like an egg, and originated from Dave's meteor impact site, in correspondence with the egg-shaped item he would use to enter the medium. Emerging from this station was the Windswept Questant, formerly the White Queen.</text:p>
      <text:p text:style-name="P50">AR and WV sought to impress WQ by crafting a crown for her out of a mailbox. She refused the distinction, instead giving it to PM,<text:s/><text:soft-page-break/>who had successfully completed her mission to deliver Jade's package to John in the distant past. The means by which she went about this have yet to be seen.</text:p>
      <text:p text:style-name="P51">John entered the Land of Wind and Shade (LOWAS) by having Rose build up his house to the first gate, fighting through many imps and ogres with his powerful new alchemized weapons, and entering the gate. This took him to a location beneath the clouds, far below his house. The LOWAS turned out to be a large windy planet, full of dark terrain, incandescent trees, networks of pipes, and oily rivers. In addition to hosting more powerful adversaries, the land is occupied by friendly consorts, a race of salamanders. They help John understand the mythos of the land, and inform him of the planet's persecution by a sleeping denizen, which is responsible for clogging the pipes with oil, and trapping fireflies under the clouds.</text:p>
      <text:p text:style-name="P52">Each planet has a sleeping denizen, which the players must first wake, and then kill, in the course of their journey through the seven gates. Rose's planet, the Land of Light and Rain (LOLAR) is a multicolored ocean planet with white sandy islands and pink ruins, and has a denizen responsible for killing all life in the water. Dave's planet, the Land of Heat and Clockwork (LOHAC) is a lava planet, covered in industrial steel frame structures and turning gears, and has a denizen of yet unknown qualities.</text:p>
      <text:p text:style-name="P53">Killing the denizen releases a huge grist hoard buried at the core of the planet, which is then used to fuel a process known as The Ultimate Alchemy. Along the way, the kids are meant to learn about their destined roles in this quest as the Heir of Breath (John), Seer of Light (Rose), Knight of Time (Dave), and Witch of space (Jade). Over the course of their quest, the dark kingdom will inevitably defeat the light kingdom. The Black Queen and King will take control, and initiate The Reckoning. This affects a belt of meteors, called The Veil, which orbits far from Skaia, between the four planets and Derse, and is host to various lab facilities used by the kingdoms. The Reckoning causes the meteors to descend on Skaia, ultimately destroying it, unless the Black Queen and King can be defeated in time. Skaia however buys time by opening defense portals to catch many of the meteors, redirecting them elsewhere in space and time.</text:p>
      <text:p text:style-name="P54">This is the generic template for the way the game is supposed to proceed. It can deviate from this model however, depending on the actions of the players, and the details of the game mythology presented is unique to each group of players and their session.</text:p>
      <text:soft-page-break/>
      <text:p text:style-name="P55">Long before John and his friends started playing the game, another group of players had been persistently trolling them, particularly Jade. They are furious about an action she will take that will cause major problems in the four kids' game session, and inevitably lead to their defeat. Specifically, Jade will send a package to John, apparently containing a powerful weapon he will need later. But the package winds up in the hands of Jack Noir, leading to dire consequences. They allude to other things she will do that will lead to not only trouble for the four kids, but the troll players as well.</text:p>
      <text:p text:style-name="P56">The trolls consist of 12 kids from an alien planet, who went through the same process as John and his friends, escaping from the annihilation of their planet via meteors, and into the Medium to play the game. Their game session is entirely separate from that of the four kids. It has the same basic template, with its own Skaia, Prospit, Derse, Veil, and a planet for each troll, but separate game instances of these. They also have different instances of the same character templates, such as the kings and queens, and agents like Jack Noir.</text:p>
      <text:p text:style-name="P57">The trolls have completed their game session with yet unknown results. They now reside on a meteor in their Veil, sitting at terminals trolling John and co. From their terminals they can choose any point in the past or future of the kids to troll, and observe what they're doing at that moment. As a group, their only stated objective is to harass the kids, which they do so haphazardly throughout different points in the kids' timeline. Though they can choose any point on the kids' timeline to talk, they are mostly resigned to the understanding that no matter what they do, they can't change the outcome of the kids' actions.</text:p>
      <text:p text:style-name="P58">The four most vociferous trolls so far have been carcinoGeneticist, gallowsCalibrator, grimAuxiliatrix, and adiosToreador. (The other 8 being apocalypseArisen, twinArmageddons, arsenicCatnip, arachnidsGrip, centaursTesticle, terminallyCapricious, caligulasAquarium, and cuttlefishCuller, each yet to be heard from.)</text:p>
      <text:p text:style-name="P59">carcinoGeneticist (CG) appears to have spearheaded the group's trolling campaign. While he was in the thick of his game session, the exile commanding him from a terminal in the apocalyptic future was Spades Slick. This is one difference between his game session and John's, who had WV as an exile commanding him. In CG's session, his version of Jack Noir became exiled along the way, and took on the name Spades Slick. Three other agents were<text:s/><text:soft-page-break/>exiled, and the four of them formed a gang called the Midnight Crew, and spent years building up a dark city in the future wasteland of the trolls' dead planet. Another difference in the trolls' session is that at some point along the way, the Black Queen was also exiled, later joined a rival gang called The Felt, assumed special powers that make her highly inadvisable to kill, and came to be known as Snowman. It was not until Slick confronted The Felt in their mansion that he discovered the station terminal to command CG, and not before Snowman blinded him in one eye, severed his arm, and locked him in a vault.</text:p>
      <text:p text:style-name="P60">Each troll has a different trolling strategy, and a different rhythm by which they hop around the kids' timelines to chat with them. CG's strategy, for the most part, was to begin trolling them at the very end of their adventure, the moment at which he was most angry with their actions, and then gradually work backwards, mostly talking to John. This proves to be mutually frustrating though, as John knows less and less about the situation the further into the past CG goes. Similarly, the further into the future John progresses, the more he has the advantage over CG by knowledge of his future conversations with him, and vice versa. Over the course of the opposing directions of the two sides of the conversation, John learns more about the nature of the game and why they're being trolled, and in spite of hostility, they gradually befriend each other through an inevitability alluded to on both sides of the conversation.</text:p>
      <text:p text:style-name="P61">Early in the correspondence between John and CG, which is to say late for CG, CG discovers he needs to get in touch with Jade, who refuses to talk to him in that time period. So he delivers a message to her much earlier, months in her past, telling her she needs to contact him when she's in trouble. She will know to do this when her dreambot explodes in the future, an outcome that has not yet happened.</text:p>
      <text:p text:style-name="P62">Two other trolls, grimAuxiliatrix and adiosToreador (GA and AT) have targeted only Rose and Dave thus far. GA has hopped arbitrarily back and forward in Rose's timeline to talk to her, and is attempting to cultivate a friendship with her that now seems rigged through a series of conversational time loops, while seeking counsel from Dave on how to befriend her. AT sought counsel from Rose on how to troll Dave more effectively, after getting severely counter-trolled by him. He is under the impression he rebounded nicely though.</text:p>
      <text:p text:style-name="P63">gallowsCalibrator (GC) has stayed mostly linear in her trolling<text:s/><text:soft-page-break/>patterns, and has done so under the guise of helping the kids on their quest. She convinces John to take a shortcut through his land, shows him the denizen's palace, leads him to warp back to his house, then shows him how to fix the faulty rocket pack he made earlier through an alchemy mishap. She tells him to use the rocket pack to fly up to the seventh gate, enter the denizen's palace, and kill it in its sleep. He complied with this, and flew through the seventh gate, in spite of reservations from Dave, who'd just entered the Medium the moment before John took off.</text:p>
      <text:p text:style-name="P64">GC also assisted Rose, just after she bested an ogre with ease. She counseled her on understanding her role as the Seer of Light, and the meaning of the voice in her head as an exile issuing commands from a terminal. In her case, it was the exiled White Queen issuing commands from the egg shaped station in the future. Since Dave is Rose's server player, the terminal station from Dave's impact site issues commands to Rose. Just as the station at Rose's site, which WV found, issues commands to John, her client player.</text:p>
      <text:p text:style-name="P65">After conversing with GA, Rose found Jaspersprite and interrogated him about the secret which she found so maddeningly mysterious years ago. He explained elements of the mythos of her land, and how she'd need to learn to play the rain to produce the musical analogue of a genetic code to reintroduce life into the ocean. In response to her question about his secret, he simply replied "Meow." She mistook this for more nonsense, but it was in fact the secret he told her years ago. The four letter sequence MEOW unlocked a genetic code in her subconscious, which she would spend years scrawling on her wall using those letters in place of the typically used GCAT letters, while completely oblivious to the scrawlings and their meaning just as John was. As Jaspers said, she would understand their meaning when her dream self wakes up.</text:p>
      <text:p text:style-name="P66">Rose's dream self lives in a tower on the moon of Derse. Dave's dream self lives on the same moon in the other tower. It was suggested by Rose's future self, who is fully awake in the tower, that Dave had already been awake in his tower all along without realizing it. This was suggested in a conversation she had in the future with Dave. It was an alternative future timeline not meant to be.</text:p>
      <text:p text:style-name="P67">This future timeline came about by this series of events.</text:p>
      <text:p text:style-name="P68">Dave was able to enter the Medium by connecting with Jade as his<text:s/><text:soft-page-break/>server player. Jade got copies of the game from the frog ruins, after she delivered John's package to her past self. She snuck into the ruins while Bec was asleep, and retrieved the game from a lotus time capsule which had been ticking down for millions of years. The game was Dave's copy from the future, the same one that fell out the window with the impaled crow. Once she got the game, the time capsule started ticking down again, set to expire 413 years later, when the exiles are there. She dropped some items in the ruins, leaving them there for AR to find, and leaving her bass jammed in the elevator. Bec then found her there, took her back to her room, and grounded her there for the rest of the evening.</text:p>
      <text:p text:style-name="P69">She quickly helped Dave set up the game, upgrading his alchemiter heavily, and crafting the special item he needed to enter the Medium, a red egg, which needed to be incubated and hatched to activate. She prototyped his kernelsprite with the impaled crow, which would affect the enemies later, including the Black Queen. The sprite built a nest on top of his apartment's antenna tower, and stole the egg to incubate it for hours. A very large meteor was soon bearing down on his city.</text:p>
      <text:p text:style-name="P70">Dave then entered the Medium through a series of unseen events. Jade was asleep, thus forbidden by Dave from interacting with his environment at all. Jade complied for fear of retribution. Dave was faced with the Crowsprite, which appeared to be suggesting he prototype it again with the remains of Lil Cal. Dave consulted with John on this, who was about to rocket up to the seventh gate. John had no advice, and proceeded up through the gate against better judgment.</text:p>
      <text:p text:style-name="P71">Dave prototyped the sprite with Cal. John entered the palace, presumably found the denizen, and was easily killed by it, as was the intent of GC's trick on him. This meant John could not establish a connection with Jade to rescue her from the looming meteor, and Dave and Rose lost contact with her, presuming her dead. Dave and Rose then spent the next four months in the Medium, advancing as far as they could to collect information before Dave decided to travel back in time to change events.</text:p>
      <text:p text:style-name="P72">Dave used his time tables to go back to the moment he was about to prototype with Cal. Both he and his past self strongly urged John not to go through the gate. John was reluctant at first, but soon reconsidered, and flew down beneath the clouds. Future Dave then gave Present Dave all his advanced gear, and prototyped the Crowsprite with himself to make Davesprite, thus serving as his<text:s/><text:soft-page-break/>own guide from the future.</text:p>
      <text:p text:style-name="P73">Before going back in time, Future Dave convinced Future Rose to go to sleep. He suggested her dream self would be unaltered by the timeline shift, and in her dream state she would remember the events from the future. When Dave went back, Rose's future dream self assumed the position of Rose's present dream self. Rose fell asleep, and on Derse's moon, she instantly woke up. She then saw all the genetic scrawlings she did in MEOW letters, and understood their meaning.</text:p>
      <text:p text:style-name="P74">Meanwhile on Derse below, the Black Queen again insisted that Jack Noir abide by the dress code. He refused, and the queen threatened him. He picked up Jade's package to John, removed what was inside, and used it to slice her ring finger off. He then killed the Black Queen, put on the ring, and donned the full upgrade supplied by the three prototypings.</text:p>
      <text:p text:style-name="P75">He then became Jackspers Noirlecrow, which is a name I just made up now.</text:p>
      <text:p text:style-name="P76">And then after that you started watching me type in this ridiculous study I photoshopped for myself with my cool horse painting propped up in the background.</text:p>
      <text:p text:style-name="P77">_</text:p>
      <text:p text:style-name="P78">5. =003575</text:p>
      <text:p text:style-name="P79">&gt; MSPA Reader: Shut the hell up.</text:p>
      <text:p text:style-name="P80">_</text:p>
      <text:p text:style-name="P81">6. =003576</text:p>
      <text:p text:style-name="P82">Huh? Oh.</text:p>
      <text:p text:style-name="P83">Cal, please. Not now.</text:p>
      <text:p text:style-name="P84">_</text:p>
      <text:p text:style-name="P85">7. =003577</text:p>
      <text:p text:style-name="P86">Oh, but I don't merely draw Homestuck...</text:p>
      <text:p text:style-name="P87">(Type "==&gt;", I am about to make a joke.)</text:p>
      <text:p text:style-name="P88">_</text:p>
      <text:p text:style-name="P89">8. =003578</text:p>
      <text:soft-page-break/>
      <text:p text:style-name="P90">I CONJURE THIS INTREPID FANTASYSCAPE WITH TEARS BLED FROM THE WISDOM-WEARY EYES OF FIFTY THOUSAND IMAGINARY MAGICIANS. I PULL HEAVY DRAGS FROM THE BRUMES OF INSPIRATION WITH ENCHANTED BELLOWS MARAUDED FROM A GUILD OF CHURLISH MYTHICAL DWARVES. VAST BULBOUS RIDDLESPIDERS PUSH THE SILKEN STRANDS OF PURE WHIMSY THROUGH HIDEOUS ABDOMINAL SPINNERETS AND IT IS THAT WITH WHICH I WEAVE THIS AUDACIOUS COCOON OF EXQUISITE LIES. AND WHEN IT HATCHES A GREAT MOTH OF TITILLATION WILL AWAKEN AND ROAR AND BEAT ITS WINGS, AND THE POWDER SETTLING DOWN WILL ARREST THE HUMORS OF AN ENORMOUS TERRIBLE OLD BEGGAR, RELAXING THE VULTUROUS LEATHERY VICEGRIP HE'S FIXED AROUND YOUR CAPTIVE MIND.</text:p>
      <text:p text:style-name="P91">_</text:p>
      <text:p text:style-name="P92">9. =003579</text:p>
      <text:p text:style-name="P93">Alright. It won't be that exciting to watch though.</text:p>
      <text:p text:style-name="P94">I'll pull up Photoshop again. Here's the file I was using for the fourth wall.</text:p>
      <text:p text:style-name="P95">What do you want me to draw?</text:p>
      <text:p text:style-name="P96">_</text:p>
      <text:p text:style-name="P97">10. =003580</text:p>
      <text:p text:style-name="P98">Sure.</text:p>
      <text:p text:style-name="P99">How about if I drag the content from one of the John files under the fourth wall layer, so we can make a more graceful transition out of this ludicrous, highly disruptive self-insertion arc?</text:p>
      <text:p text:style-name="P100">_</text:p>
      <text:p text:style-name="P101">11. =003581</text:p>
      <text:p text:style-name="P102">Oh! And then you can type something like "Switch wall's view to show us what's going on with John."</text:p>
      <text:p text:style-name="P103">Here, I'll prepare the GIF file for that. It'll just take a few seconds.</text:p>
      <text:p text:style-name="P104">Go ahead. Say that.</text:p>
      <text:p text:style-name="P105">_</text:p>
      <text:p text:style-name="P106">12. =003888</text:p>
      <text:p text:style-name="P107">Picking up from where we left off...</text:p>
      <text:soft-page-break/>
      <text:p text:style-name="P108">I typed a really long recap. Then some other stuff happened.</text:p>
      <text:p text:style-name="P109">GC (gallowsCalibrator) helped John fly to the second gate, which took him to Rose's world, LOLAR. He crashed into Rose's room, where he found her asleep. He snooped through her room, and Dave tricked him into giving him the code to duplicate Rose's writing journals. John opened the package Rose made for his birthday. It contained the bunny from Con Air, the same one John got from Dave, but older and dirtier, and modified with Rose's knitting. She'd had the bunny since she was very young.</text:p>
      <text:p text:style-name="P110">John leaves Casey the salamander (Bubbles Viceroy Von Salamancer) in the room. He briefly speaks with GA (grimAuxiliatrix) from Rose's computer, and pretends to be Rose. She believes he is, triggering a convoluted series of conversations between her and the real Rose in both the past and future, in no particular order. GA gets help with her computer from TA (twinArmageddons) in time to see Rose at her computer, having woken up.</text:p>
      <text:p text:style-name="P111">Before she woke up, Dream Rose was awake on Derse's moon. She now had memories from her future self's doomed alternate reality. She flew to Dream Dave's tower, and got his attention with a ball of yarn, causing real Dave to fall asleep. They had a dream dance party. Dream Rose threw Dream Cal out the window. Bro's rocket board caught Dream Cal. AR? followed the board and Cal to a transportalizer on Derse, which lead to a meteor lab in the veil.</text:p>
      <text:p text:style-name="P112">Meanwhile on LOLAR, Rose's mom defeated a huge monster. The pony, Maplehoof, followed her and collected the grist windfall. Both mom and the pony then transported to the meteor lab. John's dad found a clean hat John had deposited into a parcel pyxis. Dad followed Jade's grandpa, who was carrying John's Sassacre book, into some ruins. They both transported to the meteor lab too. Meanwhile, John used the grist collected by the pony to make a normal sized version of a giant hammer, Fear No Anvil, which Davesprite gave him the code for. Dream Rose saw John on Dream Dave's computer, and woke up. She went out to see him, but he had already blasted off. He took the mutant kitten, Vodka Mutini (Doctor Meowgon Spengler), with him.</text:p>
      <text:p text:style-name="P113">John found the ruins that mom and the pony went into. He went in and killed some powerful monsters with his new hammer. He transported to the meteor lab as well.</text:p>
      <text:p text:style-name="P114">In the lab he found no one, except the pony. Some other stray items were on the floor. Dad's dirty hat, the Sassacre book, Dream Cal. He found some apparatus used to genetically engineer<text:s/><text:soft-page-break/>footsoldiers and agents for the white and black armies from chess piece DNA. He also found a junior ectobiologist's lab suit, and a series of terminals much like those the exiles would find in the far future. He would use this apparatus to create paradox clones of himself, his friends, and their guardians.</text:p>
      <text:p text:style-name="P115">Meanwhile AR? surfed bro's rocket board to a different meteor containing the frog temple that would later root itself near Jade's island. Inside he found the same time capsule she would find later. He also found some more lab equipment used for ectobiology. This equipment would soon be used to create Becquerel, a mutated combination of the genes from an ordinary dog in the early 20th century, and the DNA code in one of Rose's journals. AR? hides in the lab when he hears one of Jack's henchmen, the Draconian Dignitary. DD is carrying Rose's duplicated journals which he stole from Dave, and Dave's beta which was used as a bookmark. He discards the beta into the time capsule. Millions of years later (from the capsule's perspective) Jade would retrieve that beta and use it to connect with Dave, allowing him to enter the medium.</text:p>
      <text:p text:style-name="P116">Dave created the journal duplicates after an extensive alchemy binge. Rose too had a similar alchemy session, and both kids upgraded their weapons and gear. Rose made a pair of needlewands, crossed with her grimoire, and took up the art of dark magic. She used this magic to burn her journal, thus destroying the genetic code. She was advised to do so by the gods of the Furthest Ring, whom she was now able to communicate with in her dreams. The gods live far beyond the veil, and advise the children of the moon of Derse, and serve as the counterpart to the role Skaia plays for the children of Prospit's moon. They deemed the code which would inevitably be used to create Becquerel to be dangerous.</text:p>
      <text:p text:style-name="P117">Dave decided to destroy his copy too. But when he went back to his room, he discovered they were stolen. He also found his own dead body, which apparently was him from the very near future attempting to go back in time and stop the thief, DD. Dave decided not to attempt any more time travel, and disposed of the body. GC (gallowsCalibrator) discussed the matter with him, and pledged to help him by telling him his future along the way, so that he would not have to face the death of more future selves, or suffer the sort of embarrassment he went through while entering the medium.</text:p>
      <text:p text:style-name="P118">Previously unseen, the way Dave entered the medium was as follows. As the large meteor was bearing down on his city, Dave<text:s/><text:soft-page-break/>climbed the radio tower on top of his building with his broken sword in hand to reach the nest built by the Crowsprite. The sprite guarded the egg, which unknown to Dave, simply needed time to hatch before he could enter. The sprite pecked his head and he fell. He was saved by bro's rocket board. Meanwhile, bro was on top of the meteor, riding it as it descended. He used his sword to chop it in half, splitting it into two pieces, diverting the initial impact from their building to two separate impact sites. He thus bought a little more time for the egg to hatch, which it did, just before their location was consumed by the blasts.</text:p>
      <text:p text:style-name="P119">On Prospit's moon, PM? prepared to depart for the Battlefield at the center of Skaia, to seek the king's counsel on what to do with the queen's ring. She was tailed by another of Noir's lackeys, the Courtyard Droll. CD picked her pocket and stole the ring. PM? departed via shuttle to Skaia. Dream Jade then clobbered CD, and recovered the ring. She tried it on, but its power has no effect on humans. Later, CD would travel to the Battlefield and continue tailing PM?.</text:p>
      <text:p text:style-name="P120">The Battlefield is a planet at the center of Skaia. It undergoes a transformation with each player that enters the medium, and each new prototyped kernel introduced. It starts as a simple 3x3 chessboard with two kings in perpetual stalemate, and expands to a larger board and more exotic collection of pieces with the first player entering. Then it become a much larger cube with the second player. And then an even larger sphere, with oceans, trees, mountains and pastures with the third. It presumably will transform again with the fourth.</text:p>
      <text:p text:style-name="P121">The armies of the black and white kingdoms duel there. Soldiers are airlifted from meteor facilities in the veil to supply the manpower. Enormous mutant chess-like monsters stalk the landscape. The two kings command their armies from the field. They each have a scepter that serves a similar purpose to the queens' rings. When activated, a scepter causes a king to be a giant, and bear the properties of all the prototypings. A king is able to deactivate a scepter, to hand it off to another so that they will not be affected in that way. When the black king captures the white king's scepter, the Reckoning begins. The Reckoning sends all the meteors in the veil toward Skaia, in stages. First the small ones, then gradually, the bigger ones, over a 24 hour period.</text:p>
      <text:p text:style-name="P122">There was a Warweary Villein on the Battlefield who was a simple farmer and was tired of the conflict. WV? united a band of<text:s/><text:soft-page-break/>soldiers from both armies to lead a rebellion against the black king. Before they could attack the king, Jack Noir, now empowered by the black queen's ring, intercepted the coup. He destroyed the king's scepter, and killed the king. Jack then killed the entire rebellion army, sparing only WV?. Perhaps to leave a survivor to tell the story, or perhaps out of respect for a fellow mutineer. Only he knows. Meanwhile, PM? met with the white king. He disabled his scepter, and gave it to her along with his crown. PM? now had the crowns of the white king and queen, and the white scepter, but discovered she had misplaced the white queen's ring. Jack's muscle, the Hegemonic Brute, had been tailing the white king. HB then followed PM?, and attacked her. She dropped the scepter off a cliff. She would regroup and chop off HB's head with the regisword Jack gave her to kill the white monarchs. CD, who had been tailing both of them, recovered the white scepter, and delivered it to Jack. Jack used it to initiate the Reckoning, and would proceed to go on a more extensive rampage, devastating the Battlefield and Prospit.</text:p>
      <text:p text:style-name="P123">Back in the meteor lab, John began the ectobiology session which appeared to have been prepared for him in advance by the guardians who had just been there. The four monitors were all locked onto the kids' guardians at certain points in time, each on the day of one of the kid's "birth". On Jade's birthday, nanna was locked onto in John's neighborhood, by the Betty Crocker factory. The meteor carrying baby Jade crashed into the factory and destroyed it. Her grandpa, the owner of that factory, would adopt her. John's dad witnessed, and would spend years investigating. On Dave's birthday, grandpa was locked onto while he was on his yacht, pioneering the island for the first time. He was sailing with baby Jade. Overhead, there was the meteor carrying baby Dave, which would crash into bro's favorite record shop. On Rose's birthday, bro was locked onto as he stood over the crater where he would find baby Dave. He would give him a tiny pair of pointy shades. Overhead, there was a meteor carrying baby Rose, which would land in a lake and destroy it. Rose's mom would retrieve and adopt her. Months later, on John's birthday, mom would bring Rose to John's neighborhood to investigate the destruction of grandpa's factory, and related stellar phenomena. The target was locked on her. Dad came out of the family joke shop to greet her, leaving nanna inside. The meteor carrying baby John destroyed the shop, killing nanna. Dad would adopt John, and Rose's mom disappeared. Dad retrieved her scarf, and filed the clue away for his ongoing investigation.</text:p>
      <text:soft-page-break/>
      <text:p text:style-name="P124">John attempted (unwittingly) to appearify all four guardians. But since removing them from those moments would have caused a paradox, he instead paradoxified their ghost slime imprints. This slime was collected into two pairs of containers. One pair collected nanna and granpa's slime. The other pair collected mom and bro's. The device then created baby paradox clones of the four guardians. These babies would then later be sent back in time to become those guardians themselves.</text:p>
      <text:p text:style-name="P125">Once those four clones were created, another sequence activated. The two pairs of slime tubes emptied into vats below. The nanna/grandpa slime mixed together, and separately, the mom/bro slime mixed together as well. An additional four paradox clones were created from those two slime concoctions. Baby John and Jade were created from the nanna/grandpa slime. Baby Rose and Dave were created from the mom/bro slime. These four babies would also go back in time to become the four kids, via meteors, in the sequence and on the dates listed above.</text:p>
      <text:p text:style-name="P126">All eight babies would each ride their own meteors, launched from the veil after Jack started the Reckoning, and into the defense portals deployed by Skaia to protect itself. The defense portals each lead to Earth, as Skaia defends itself, in a way, by sacrificing Earth. While most meteors are sent to the time period when the kids begin the game, many lead to a number of different time periods. Some thirteen years prior to the game (used by the kids), some nearly a century prior (used by nanna and grandpa), some millions of years ago (used, eventually, by the frog temple meteor), and some to the far future (used by the exiles).</text:p>
      <text:p text:style-name="P127">And all eight of them would travel with an object or animal. John with his Sassacre book, which would become the much older-looking family heirloom stored in dad's safe, with Nannasprite's inscription to John on it. Rose with the dirty bunny Dave gave John for his birthday. Dave with the pony, Maplehoof. Jade with the knit-repaired bunny Rose got John for his birthday, which Rose cherished since "birth". Nanna with dad's dirty hat. Mom with Mutini (Meowgon). Grandpa with two flintlock pistols which older Grandpa left behind for him in the lab (which would eventually both wind up in Jade's room). And bro with Dream Cal, which would later be fitted with a new personalized shirt, and would become real Cal, the same doll that would haunt Dave's waking life, and consequently, his dreams.</text:p>
      <text:p text:style-name="P128">All of these babies and their items would automatically be transported to their own meteors at the onset of the Reckoning.<text:s/><text:soft-page-break/>John made absolutely sure to give baby Rose and Jade their bunnies when he saw an opportunity to reenact a scene from one of his favorite movies, much to the dismay of a watching CG (carcinoGeneticist).</text:p>
      <text:p text:style-name="P129">While AR? was in the frog temple lab, he would see more of young nanna and grandpa's story. On 4/13, 1910, exactly 99 years prior to John's "birth", baby nanna's meteor destroyed a bakery owned by Betty Crocker. Nanna was adopted by Crocker's husband, Colonel Sassacre, and taken to live in his mansion. 8 days later, grandpa's meteor destroyed the dog house belonging to Sassacre's dog, Halley. Halley was elsewhere, and was unharmed. When Sassacre and nanna went to investigate the crater, Sassacre was shot and killed accidentally with one of grandpa's pistols. Halley then showed up (who young grandpa would tend to pronounce "Harley" due to his speech impediment), and would largely serve as their guardian for the next 13 years, with presumably some parental influence from the wicked Crocker. On his 13th birthday, grandpa would run off with Harley to find adventure. Nanna would stay behind, contend with the batterwitch, and master the art of baking as well as take up her deceased grandfather's tradition of pranksterism.</text:p>
      <text:p text:style-name="P130">Harley was locked onto by the frog temple's equipment. DD activated the device, and produced a paradox clone of Harley combined with the controversial MEOW code to create puppy Bec. The spectacle terrified AR?, leaving a major impression on him. He would recognize Bec's silhouette carved on WV's pumpkin years later. The pumpkin commanded his fear, and caused him to surrender.</text:p>
      <text:p text:style-name="P131">Meanwhile, the grown-up versions of mom and dad were on board a flying battleship belonging to grandpa, who piloted it toward Skaia. Dad gave mom her long discarded scarf, from the day he lost his mother and found his son. The two guardians traded gestures of affection.</text:p>
      <text:p text:style-name="P132">Jade remained asleep through it all, trying to stay on the moon as long as she could until she figured out how to wake John up. She talked about this with AT (adiosToreador), who revealed he preferred his dream life on Prospit more than any aspect of the game, and regretted all the trolls' dream selves were now dead. Jade expressed surprise at the notion of dream self mortality.</text:p>
      <text:p text:style-name="P133">After Jack used the full power of the ring to devastate the battlefield and the two armies, he turned his attention on<text:s/><text:soft-page-break/>Prospit, inflicting severe damage the same way. He then cut the chain connecting the moon to Prospit, sending the moon plummeting through the atmosphere of Skaia, and breaking up in the process. Dream John, still asleep, fell out of his tower and drifted down ahead of the falling moon. Dream Jade flew to intercept him, and spent a moment attempting to wake him before the moon's collision was imminent. At the last minute she flung Dream John out of the blast radius, but was not able to clear the blast herself. She died.</text:p>
      <text:p text:style-name="P134">The blast left a massive crater on the Battlefield. This was the first thing Dream John saw when he woke up.</text:p>
      <text:p text:style-name="P135">The death of Dream Jade caused her dreambot to malfunction and explode, destroying her room. Still asleep, Jade fell from her tower as Bec watched from a distance, and an enormous meteor loomed overhead.</text:p>
      <text:p text:style-name="P136">Elsewhere, on Dave's world LOHAC, bro dueled with Jack briefly. It was a stalemate, until bro plunged his sword into the large floating record platform they were fighting on. This released a mysterious energy from the cracks. Bro escaped.</text:p>
      <text:p text:style-name="P137">Rose completed her final GameFAQS walkthrough entry, and used magic to seal it in a server in the Furthest Ring, to be accessed by players in worlds beyond their own. She had destroyed her first gate on a whim, and resolved to search for answers to remedy the hopelessness of their doomed session. Meanwhile, Dave entered his first gate, riding into it with his awesome skateboard, Unreal Air.</text:p>
      <text:p text:style-name="P138">The four exiles arrived on Earth years after its apocalypse, but years before they found their respective command stations. WV wrapped himself in John's dream blanket, which became dirty and unrecognizable over time. He found it along with a Jack-like doll on the Battlefield, which formerly sat in Dream John's bedroom, haunting his dreams. WV? ripped it apart. PM wrapped herself in a Prospit banner, which too faded in time. AR wrapped himself in caution tape, using his own supply, as well as some fresh rolls he was lucky enough to discover near the ruined frog temple in one of grandpa's old crates. This was after he escaped that same temple in the medium, and found the meteor lab in which John slept. That meteor then took off for Skaia, via the Reckoning. AR? taped John to the rocket board, and cast him off before the meteor went through a portal. Thus AR became exiled. WQ exiled herself with an entourage on a royal cruiser, and landed on<text:s/><text:soft-page-break/>Earth. She departed on a solo quest, leaving her people to their own devices. She discovered her command station, a large egg, broken in two pieces in the two large craters made by Dave's split meteor. She used a key to repair the egg station, and teleported to the present location of the exiles, the frog ruins at night, 413 years after the apocalypse of Earth.</text:p>
      <text:p text:style-name="P139">On the Battlefield, Dream John found Dream Jade's body. He was sad and confused, and took her ring as a keepsake. Later, grandpa would land his ship on the Battlefield, find and recover her body, and use it to create a stuffed trophy as a memorial, as per the proud family tradition. He would depart in his ship, and leave mom and dad behind.</text:p>
      <text:p text:style-name="P140">John saw a vision in a cloud directing him where to go. It was a castle where he would rendezvous with PM?. PM?, after beheading HB, used his radio to summon Jack. He came, and she traded the two white crowns for the green box, Jade's present to John. He appeared pleased to uphold the bargain, either out of the misunderstanding that he was still under control of its contents, or out of respect for PM?'s tenacity and brutality in pursuing the prize. Only he knows.</text:p>
      <text:p text:style-name="P141">PM? delivered the package to John, and then left, not thrilled by the trials caused by its recovery. John opened it to find letters from Jade, and her pen pal, who helped her make the present for him over several years. The gift was the pen pal's idea, and he himself was coerced into the plan by someone else. The box contained a modified version of the stuffed bunny John had received for his birthday twice already. it was the same knit-repaired bunny John sent back in time with baby Jade, and she presumably kept it as a cherished childhood toy ever since. It was now upgraded with mechanical parts, fully mobile and autonomous. It was also included with four powerful weapons, the Royal Deringer (broken sword), the Quills of Echidna (wands), Ahab's Crosshairs (rifle), and the Warhammer of Zillyhoo (hammer). Each was shrunken down to be "bunny sized".</text:p>
      <text:p text:style-name="P142">As John mourned Jade's death over her letter, he was interrupted by Jack's sword. Jack was after the ring. But the heavily-armed mechanical bunny intervened, recognizing John as its new master. Jack, knowing the danger of the toy, was forced to retreat.</text:p>
      <text:p text:style-name="P143">Finally, a cloud showed John what he was supposed to do with the ring. It was held by a mysterious black hand. In the far future on Earth, the exiles gathered around Exile Town. WQ asked WV for<text:s/><text:soft-page-break/>something. WV revealed he had been storing the complete, quad-prototyped ring in the sleeve of his Trusty Knife. It had been there all along, much to Serenity's surprise.</text:p>
      <text:p text:style-name="P144">And then I started working on Act 5.</text:p>
      <text:p text:style-name="P145">_</text:p>
      <text:p text:style-name="P146">13. =004387</text:p>
      <text:p text:style-name="P147">It is like I am the kid from the Never Ending Story. I was chased by some bullies into this fucking attic and now I am watching people watching people watching more people kissing and stuff basically forever. How many metalayers removed this story can we get??</text:p>
      <text:p text:style-name="P148">This attic is spooky. I wish those bullies would just leave me alone.</text:p>
      <text:p text:style-name="P149">Later I am going to ride a long magic dog through the sky and fuck their shit up.</text:p>
      <text:p text:style-name="P150">_</text:p>
      <text:p text:style-name="P151">14. =004388</text:p>
      <text:p text:style-name="P152">Ugh. This troll paint is making a mess. This was such a bad idea.</text:p>
      <text:p text:style-name="P153">_</text:p>
      <text:p text:style-name="P154">15. =004392</text:p>
      <text:p text:style-name="P155">Excuse me?</text:p>
      <text:p text:style-name="P156">Oh, I'm sorry. Am I not going fast enough for you?</text:p>
      <text:p text:style-name="P157">Well QUITE FRANKLY, your majesty, I don't think you realize what kind of hell I've been through.</text:p>
      <text:p text:style-name="P158">Do you have any idea how long I've been trapped in this attic??</text:p>
      <text:p text:style-name="P159">Do you have any idea how FUCKING SCARY it is in here???</text:p>
      <text:p text:style-name="P160">Do you have even the SLIGHTEST CLUE how many times that wolf head over there has SCARED THE SHIT OUT OF ME?????</text:p>
      <text:p text:style-name="P161">_</text:p>
      <text:p text:style-name="P162">16. =004393</text:p>
      <text:p text:style-name="P163">AAAAAAAAAAAAAAAAAAAAAAAAAAAAAAAAAAAAAAAAAAAAAAAAAAAAAH</text:p>
      <text:soft-page-break/>
      <text:p text:style-name="P164">_</text:p>
      <text:p text:style-name="P165">17. =004394</text:p>
      <text:p text:style-name="P166">No, this is MY LIFE we're talking about here. Bullies. Wolves. Musty attics. Huge spiders. Did I mention the spiders? Let me tell you, I got HELLA spiders up in this...</text:p>
      <text:p text:style-name="P167">Fuck, this horn fell off. Dammit. Piece of shit. Wonder if there's any glue in here... oh screw it.</text:p>
      <text:p text:style-name="P168">Do you have any idea how much power I wield over you?? To what extent I can RUIN the shit you step in with that squeaky clean sunday loafer you use to stomp that bookmark and stamp that F5 key, day goddamn in and day fucking out??? Do you possess even the most infinitesimal kernel of cognizance for the degree to which I can make the shorn, shivering weasel that is the totem spirit representing your wretched fascination with this website squeal in heartrending remorse????</text:p>
      <text:p text:style-name="P169">It would be so easy! I could snap my gray smudgy fingers RIGHT NOW, and make you read all the troll romance exposition segments all over again, BACK TO BACK TO BACK TO BACK TO BACK TO BACK.</text:p>
      <text:p text:style-name="P170">Oh, you don't think I'll do it????????</text:p>
      <text:p text:style-name="P171">_</text:p>
      <text:p text:style-name="P172">18. =004396</text:p>
      <text:p text:style-name="P173">THAT'S WHAT JUST HAPPENED BITCH.</text:p>
      <text:p text:style-name="P174">_</text:p>
      <text:p text:style-name="P175">19. =004397</text:p>
      <text:p text:style-name="P176">AAAAAAAAAAAAAAAAAAAAAAAAAAAAAAAAAAAAAAAAAAAAAAAAAAAAAH</text:p>
      <text:p text:style-name="P177">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 HA<text:s/><text:soft-page-break/>HA HA HA HA HA HA HA HA HA HA HA HA HA HA HA HA HA HA HA HA HA HA HA HA HA HA HA HA HA HA HA HA HA HA!!!!!!!!!!!!!!!!!!!!!!!!</text:p>
      <text:p text:style-name="P178">_</text:p>
      <text:p text:style-name="P179">20. =004398</text:p>
      <text:p text:style-name="P180">Hmm.</text:p>
      <text:p text:style-name="P181">Nah, I think we're good.</text:p>
      <text:p text:style-name="P182">_</text:p>
      <text:p text:style-name="P183">21. =004399</text:p>
      <text:p text:style-name="P184">Yeah ok. Guess I've trolled you guys enough.</text:p>
      <text:p text:style-name="P185">Where were we? Oh yeah. Slick.</text:p>
      <text:p text:style-name="P186">_</text:p>
      <text:p text:style-name="P187">Act 5 Act 2</text:p>
      <text:p text:style-name="P188">_</text:p>
      <text:p text:style-name="P189">22. =004970</text:p>
      <text:p text:style-name="P190">Yes.</text:p>
      <text:p text:style-name="P191">_</text:p>
      <text:p text:style-name="P192">23. =004971</text:p>
      <text:p text:style-name="P193">Hell yes.</text:p>
      <text:p text:style-name="P194">_</text:p>
      <text:p text:style-name="P195">24. =004972</text:p>
      <text:p text:style-name="P196">Hell.</text:p>
      <text:p text:style-name="P197">_</text:p>
      <text:p text:style-name="P198">25. =004973</text:p>
      <text:p text:style-name="P199">Fucking.</text:p>
      <text:p text:style-name="P200">_</text:p>
      <text:p text:style-name="P201">26. =004974</text:p>
      <text:p text:style-name="P202">Yes.</text:p>
      <text:soft-page-break/>
      <text:p text:style-name="P203">And so came to an end the most heroic thing that ever happened in the history of metafiction.</text:p>
      <text:p text:style-name="P204">Let's move on.</text:p>
      <text:p text:style-name="P205">_</text:p>
      <text:p text:style-name="P206">27. =005127</text:p>
      <text:p text:style-name="P207"><text:span text:style-name="T208">BEH</text:span><text:span text:style-name="T209"><draw:frame draw:style-name="a0" draw:name="Picture 287218554" text:anchor-type="as-char" svg:x="0in" svg:y="0in" svg:width="0.1043in" svg:height="0.1043in" style:rel-width="scale" style:rel-height="scale"><draw:image xlink:href="media/image1.wmf" xlink:type="simple" xlink:show="embed" xlink:actuate="onLoad"/><svg:title/><svg:desc/></draw:frame></text:span><text:span text:style-name="T210">LD</text:span><text:span text:style-name="T211">.</text:span></text:p>
      <text:p text:style-name="P212">_</text:p>
      <text:p text:style-name="P213">28. =005128</text:p>
      <text:p text:style-name="P214">What are you a fucking idiot? Of course I am not Lord English. How dumb would that even be.</text:p>
      <text:p text:style-name="P215">Jesus this coat is huge. I am swimming in this garish piece of shit. Would ANYBODY fit in this thing???</text:p>
      <text:p text:style-name="P216">_</text:p>
      <text:p text:style-name="P217">29. =005129</text:p>
      <text:p text:style-name="P218">Why don't we cover this thing up. It would be a real shame to spoil their little moment with this nonsense.</text:p>
      <text:p text:style-name="P219">_</text:p>
      <text:p text:style-name="P220">30. =005130</text:p>
      <text:p text:style-name="P221">That's better.</text:p>
      <text:p text:style-name="P222">_</text:p>
      <text:p text:style-name="P223">31. =005131</text:p>
      <text:p text:style-name="P224">I retire to my heavily processed photograph of Andrew Carnegie's study, painstakingly retrieved from a google image search.</text:p>
      <text:p text:style-name="P225">_</text:p>
      <text:p text:style-name="P226">32. =005132</text:p>
      <text:p text:style-name="P227">Ms. Paint, you are doing a wonderful job. Thank you.</text:p>
      <text:p text:style-name="P228">It was also very thoughtful of you to switch the layer mode of your coat of paint to the overlay setting, so it would not obscure the details of Mr. Carnegie's lavish room.</text:p>
      <text:soft-page-break/>
      <text:p text:style-name="P229">_</text:p>
      <text:p text:style-name="P230">33. =005133</text:p>
      <text:p text:style-name="P231">That Ms. Paint is one classy Prospitian lady. She is the model of grace and beauty. I am always a bit flustered in her presence, especially when she carries her little pail around like that.</text:p>
      <text:p text:style-name="P232">Whereas THIS lazy sack of crap here makes me sick to my stomach.</text:p>
      <text:p text:style-name="P233">Cal, God damn it. We were all supposed to dress up for this. It doesn't look like you even touched that nice suit I sewed for you, let alone swapped your eyes with those billiard balls and make them alternate rapidly.</text:p>
      <text:p text:style-name="P234">This insubordination is putting me in a foul mood. It's bad enough I just had to take Falcor out behind the woodshed and blow his brains out after he caught the rabies.</text:p>
      <text:p text:style-name="P235">_</text:p>
      <text:p text:style-name="P236">34. =005134</text:p>
      <text:p text:style-name="P237">Got a lot of typing to do. Hope the ribbon holds up.</text:p>
      <text:p text:style-name="P238">I should probably bust out that shitty drawing of myself again so I can type as quickly as possible.</text:p>
      <text:p text:style-name="P239">_</text:p>
      <text:p text:style-name="P240">35. =005135</text:p>
      <text:p text:style-name="P241">Whoops, needs the Felt duds. Hang on.</text:p>
      <text:p text:style-name="P242">_</text:p>
      <text:p text:style-name="P243">36. =005136</text:p>
      <text:p text:style-name="P244">Awesome, works for me.</text:p>
      <text:p text:style-name="P245">_</text:p>
      <text:p text:style-name="P246">37. =005137</text:p>
      <text:p text:style-name="P247">No no this is not nearly fast enough, or jittery enough. Come on, I can do better than that.</text:p>
      <text:p text:style-name="P248">Let's go, dude. Recap it like you mean it.</text:p>
      <text:p text:style-name="P249">_</text:p>
      <text:soft-page-break/>
      <text:p text:style-name="P250">38. =005138</text:p>
      <text:p text:style-name="P251">After Act 4, we began Act 5 Act 1, otherwise known as Hivebent. We were introduced to 12 trolls from a planet called Alternia, which resides in another universe. We followed these trolls as they played their own 12 player session of Sburb (or to them, Sgrub) to completion. A whole bunch of stuff happened along the way. In completing the game, they created a universe - our universe, home to Earth and our four heroes. But they were denied entry into the new universe due to an encounter with an indestructible demon. This demon was the four-times-prototyped Jack Noir from the kids' session, forced into the trolls' session due to a spacetime rift the kids would later cause, called a scratch. The trolls fled to the veil, discovered the existence of the kids, and began trolling them.</text:p>
      <text:p text:style-name="P252">Then Act 5 Act 2 started.</text:p>
      <text:p text:style-name="P253">Through a Trollian viewport, we see John moments before the scratch is initiated, wearing his god tier Heir of Breath suit, in the Land of Heat and Clockwork (LOHAC), about to put in motion a plan he, the other kids, and the trolls all helped orchestrate to cause the scratch. This is the first conversation Karkat ever has with John, and the last John has with Karkat, pre-scratch. Karkat proceeds to troll John backwards through his timeline. John knows increasingly little, while Karkat gradually begins to understand more.</text:p>
      <text:p text:style-name="P254">EVENTS FROM KARKAT'S PERSPECTIVE</text:p>
      <text:p text:style-name="P255">10:25 (10 hours, 25 minutes) before some CRITICAL MOMENT, Jack arrives and destroys the gateway to the new universe. Aradia transports all the trolls to the veil to hide. Her army of doomed duplicates takes on Jack. They are all destroyed. The trolls find a computer lab in the veil, and stay there for most of the time remaining before the CRITICAL MOMENT, to occur at 00:00.</text:p>
      <text:p text:style-name="P256">06:12 before CRITICAL MOMENT, Jack destroys Prospit. Shortly before this, Kanaya chainsawed off Tavros's legs to replace them with robotic legs supplied by Equius. At the sight of this, Karkat faints, and for the first time, his dream self wakes up on Prospit. He is awake for only a moment before he sees Jack, and finally recognizes him as Jack Noir, rather than the heretofore unidentified demon. Jack then kills him and all the other Prospit dreamers in the process of destroying the planet.</text:p>
      <text:p text:style-name="P257">Karkat remains asleep for an hour, until 05:12:30 before CRITICAL<text:s/><text:soft-page-break/>MOMENT, exactly half way through countdown. While sleeping post-dream death, he dreams of horrorterrors in the Furthest Ring, an experience anyone will have if sleeping after dream death. On waking up, he orders everyone not to sleep. He also wakes up to news that the humans were discovered. Neither he nor the other trolls understand the significance of the humans right away. They were discovered when Terezi was wired 413 boonbonds from Dave, on her future instruction. She urges Karkat to take a closer look at them. He dismisses them as irrelevant.</text:p>
      <text:p text:style-name="P258">It's not until later he makes the connection between the Jack Noir in the kids' session, and the one hunting them down, recognizing them to be the same Jack, therefore placing the kids at fault for the current predicament. He then conceives of the plan to troll the humans, as a futile form of payback, and urges his team to follow suit with a compelling speech. He isolates John as the primary target of his hatred after watching him grow up. He is sure John is fated to be his kismesis, a romantic partner specific to troll culture, centered around rivalry and loathing. In his first conversation with John in the Heir suit on LOHAC, he professes these feelings clumsily. John cannot reciprocate. The awkward exchange causes Karkat to trap himself into continuing backwards on John's timeline, and the trolling continues in reverse fashion until John's first conversation with Karkat. By then, Karkat has explained many things to John along his journey, things about the game, about his role as an ectobiologist, and about their shared chief adversary, Jack Noir. In John's first conversation with Karkat, Karkat needs to get in touch with Jade. It's at this point on Karkat's timeline he has finally understood enough that he knows he must begin making plans with the kids for their mutual benefit.</text:p>
      <text:p text:style-name="P259">Karkat attempts to get in touch with Jade, who continues to ignore him in a particular timeframe due to his persistent previous harassment of her in years prior. He leaves a message to her months in the past, telling her she needs to get in touch with him when her robot explodes. Her robot later finally does explode when her dream self is killed in the impact of Prospit's moon on the battlefield. When she wakes up, she remembers the message, and contacts him. But she contacts him at a point in his timeline where he is not yet interested in hearing from her. He argues with her, and is interrupted by his future self in a memo, from a time where he is trying to contact her. He and his future self argue, and Jade mediates between the two and becomes angry and frustrated, and ceases the correspondence.</text:p>
      <text:soft-page-break/>
      <text:p text:style-name="P260">By this point, the biggest meteor yet is approaching quickly, and she must enter the medium to escape. She requires John's assistance. He must recover the server disc, install it, and rescue her.</text:p>
      <text:p text:style-name="P261">EVENTS FROM JOHN'S PERSPECTIVE</text:p>
      <text:p text:style-name="P262">John sleeps on bro's rocket board, flying along with the meteors of the reckoning. He lands back on his planet, the Land of Wind and Shade (LOWAS). His dream self had awoken after dream Jade pushed him to safety from the blast of Prospit's moon. His dream self now exists on the battlefield, awake whenever John sleeps. He wanders the battlefield with his robot bunny, who he would later name Liv Tyler. He sees his dad and Rose's mom, and runs to meet them. But he wakes up before reaching them, and his dream self disappears. The ring he was carrying falls into a ravine below, later to be recovered by WV?, before his exile to post apocalypse Earth.</text:p>
      <text:p text:style-name="P263">Vriska was responsible for waking him up. Upon discovering John, she takes an interest in his advancement, and uses her abilities to help him progress and set up critical events along his timeline. The only effect her abilities have on humans is to wake them up or put them to sleep. In this case, she woke him up so he would be able to receive the server disc about to come out of a parcel pyxis. The disc had been deposited into the pipeline by PM some time ago. She and John continue to converse, and he befriends her, oblivious to the true nature of her schemes. She functions as his "patron troll", a troll who is particularly focused on helping one of the kids, like Terezi is with Dave, and Kanaya is with Rose.</text:p>
      <text:p text:style-name="P264">John returns to his house, and installs the server. But not before touching base with Rose, who is committed to cracking open the secrets of the game through dark magic, and Dave who is from the future, having time traveled extensively over the course of the 24 hour reckoning period. John also encounters nanna, who gives him a pendant granting him the ability to summon her. She conjures a ghost bed for him, and cooks for him with a ghost oven. He floats on his bed high above LOWAS while he connects to Jade.</text:p>
      <text:p text:style-name="P265">Jade, who had woken up in her bed at the foot of the hill, returns to her house to find John setting up the equipment. John deploys the alchemiter and lathe in her greenhouse, and the cruxtruder in front of her fireplace. He opens the cruxtruder and<text:s/><text:soft-page-break/>discovers there are 10 minutes and 25 seconds until impact. They discuss what to prototype with, if anything. Rose warns him of the danger of failing to prototype, which would not allow the battlefield to heal, evolve to its final form, and grow the Tumor inside, which is critical to her plan to destroy the Green Sun.</text:p>
      <text:p text:style-name="P266">John resolves to prototype with the blue doll, missing an arm and an eye, to deliberately disable Jack. But Vriska puts him to sleep before he can. Becquerel then prototypes himself to destroy the meteor and save Jade.</text:p>
      <text:p text:style-name="P267">As he sleeps, John's ghost bed crashes into an oil ocean below. He loses his computer with the server disc in it, and nanna's pendant. He hops to a small island. He notices the ocean is on fire over the horizon, and the fire is approaching. He talks to Rose, who informs him Jade entered while he slept, and is safe. She tells him about a quest he'll need to go on later, to recover the Tumor from the battlefield and bring it to her. He then talks to Karkat, who is speaking to him for only the second time from Karkat's perspective. Karkat explains exactly what the kids did that made him decide to troll them. He blames Jade for prototyping Bec, creating Bec Noir who is now terrorizing the trolls' session, while blaming John for allowing it to happen.</text:p>
      <text:p text:style-name="P268">Meanwhile, the fire is approaching his island, and has turned green due to Bec Noir's transformation, taking place during a duel with bro and Davesprite elsewhere on LOWAS. John is contacted by Vriska, who admits to putting him in this position to challenge him, to realize his potential as the Heir of Breath. She also admits to deliberately playing a role in the creation of Bec Noir, wanting to be involved in his rise just as she also plans to be the one to kill him. She explains that regardless of her actions leading to his rise, his existence in the troll session is immutable. Due to the nature of paradox space, that outcome could not be changed with different actions. The only consequence of different actions would be an offshoot timeline, in which all participants would be doomed.</text:p>
      <text:p text:style-name="P269">As the fire surrounds him, she encourages him to use his abilities, and with some coaxing from WV who commands him from his station, he does the Windy Thing. The Breeze surrounds LOWAS and puts out the fire completely, and blows John to a larger landmass, just outside a village. The Breeze also clears the clouds from the sky, but they return shortly, as the spell over the planet must be broken by other means. By unlocking this ability, he reaches the top of the echeladder and becomes the<text:s/><text:soft-page-break/>Heir Transparent. Vriska then informs him the only thing left to do is reach the god tier, which is done by sleeping on his Quest Bed which is nearby. She tells him to ask the locals about it. He does, and finds the Quest Bed beyond the village. He sits in the bed but isn't tired. Vriska gives him the choice of whether he would like her to put him to sleep. He agrees. While he sleeps, Jack Noir finds him and stabs him through the chest, killing him.</text:p>
      <text:p text:style-name="P270">WV watches his death on the monitor and commands him to rise up. WV sees nothing except fireflies gather around John's body, while the Quest Bed glows. After the spectacle, there is no change. John's body remains motionless, and the monitor shuts off. WV believes John has died. And he is right.</text:p>
      <text:p text:style-name="P271">But on the battlefield, his dream self appears lying on a corresponding Quest Bed. His dream self slowly takes on the signs of the wound inflicted on his real self, as it rises. His dream self then takes over as his real self, with all wounds healed, as the fully realized Heir of Breath. WV?, pre-exile, watches this happen on the battlefield. He remembers this moment long after his exile, without understanding what transpired. But on Earth, WV believes he has just witnessed the end of John's quest. WV is still in possession of the ring, and has accidentally locked himself in the station, and there is not enough power to unlock it. The only source of power is a lump of uranium which he ate hours ago. So he waits.</text:p>
      <text:p text:style-name="P272">John now wanders the battlefield, poised to complete the objective he was given by Rose.</text:p>
      <text:p text:style-name="P273">EVENTS FROM ROSE'S PERSPECTIVE</text:p>
      <text:p text:style-name="P274">Rose uses her dark magic to search for ways to subvert the usual course of the game and overcome the futility of the situation, with assistance from her patron troll Kanaya, counsel from the gods of the Furthest Ring, and information provided by Doc Scratch.</text:p>
      <text:p text:style-name="P275">Kanaya begins trolling Rose suspecting her to be the author of the GameFAQ guide she read on Alternia, a figure she grew up idolizing. But she becomes disappointed with her due to a series of miscues resulting from her sporadic, nonlinear trolling. She continues conversing with her nonlinearly, engaging in a feud of snarky one-upmanship, gradually befriending her. She eventually realizes Rose is the true author of the guide when she watches her destroy the gate above her house with magic. She then continues helping her in a more linear fashion, uncovering the<text:s/><text:soft-page-break/>secrets of the game, and sharing her own extensive knowledge of the game with her. Ultimately, as Kanaya begins to understand the true nature of Rose's plan, she becomes afraid Rose is dangerous. She is especially unnerved by the fact that soon on Rose's timeline, her viewport goes dark, and she can no longer be monitored. But she acknowledges she can do nothing to stop her. So she trains Eridan to become a powerful white wizard of hope to challenge her, as a joke.</text:p>
      <text:p text:style-name="P276">A particular target of Rose's investigation is the Green Sun. She rips apart underground ruins to retrieve information on it, and is further informed by Doc Scratch on the subject. The Green Sun is a huge star nearly twice the mass of the universe. It resides somewhere in the Furthest Ring, and serves as the power source to all first guardians. Bec was Earth's first guardian, and when he became prototyped, Jack inherited all his powers, which are supplied by the Green Sun. Doc Scratch is the first guardian of Alternia.</text:p>
      <text:p text:style-name="P277">Doc Scratch, like Bec, is a virtually omnipotent being, with all the same powers. Unlike Bec, he is an intelligent host to those powers, and is therefore also omniscient. His job is to pave the way for the arrival of his employer, an indestructible time traveling demon called Lord English. Lord English can only enter a universe upon its death, at which point he travels back in time to an earlier point in the universe's lifespan to assume leadership of his gang of mobsters called The Felt. His machinations, like Scratch's, are in part designed to bring about his own future entrance. Before the trolls began their session, Scratch took measures to both pave the way for English to arrive, as well as contribute to his own creation. First guardians have circuitous self-fulfilling origins, much like the players of Sburb. Bec was created in a lab through ectobiology by merging the ghost slime image of grandpa's dog Harley with Rose's MEOW code. Scratch had a similar but yet unknown origin. Scratch manipulated several members of the trolls' party into playing Sburb (Sgrub) in the first place. Notably, he manipulated Vriska into killing Aradia, who as a ghost became the primary orchestrator of the session. He was also used as something of a pawn himself, by Terezi, in exacting revenge against Vriska, causing her to lose an eye and an arm. This was another key moment in a critical cycle of revenge, leading to Terezi's blindness and awakening, Vriska's eventual death by Aradia's retaliation, and then Vriska's resurrection to the god tier as the Thief of Light.</text:p>
      <text:soft-page-break/>
      <text:p text:style-name="P278">Having done everything he needs to do, Scratch tells Rose he wishes to die. Thus the destruction of the Green Sun is to their mutual benefit, and Rose forms a plan. While she gave the short version of the plan to John, telling him he'd need to recover the Tumor, she tells the full plan to Dave. The Tumor at the center of the battlefield is in fact a very powerful bomb, capable of destroying the Green Sun. She will go to sleep, and John will bring it to her dream self. Meanwhile, Dave is to go to sleep and listen to the gods, who will tell him how to find the sun. He will make a map, and Rose will plot a course there and destroy the Green Sun in a suicide mission. Ideally, this will negate all of Jack's powers, reducing him to mortal status again.</text:p>
      <text:p text:style-name="P279">EVENTS FROM DAVE'S PERSPECTIVE</text:p>
      <text:p text:style-name="P280">After entering the gate above his apartment, Dave begins exploring LOHAC under the guidance of his patron troll, Terezi. Her fascination with him was prompted by the money wire from his future self, which alerted her to the existence of the humans in the first place. She watched him grow up with his bro, and made some observations about humanity through his upbringing. She then committed to helping him, in part due to her rivalry with Vriska, who sought to make sure the human she favored, John, would outpace Dave.</text:p>
      <text:p text:style-name="P281">Over the course of the adventures she coordinates for him, Dave experiences about 3 days chronologically due to looping through time, and fulfilling the requirements of various time loops. The key objective is to make enough money for him to be able to wire it to her in the first place, completing the time loop that started it all. The sum of money vastly exceeds what is typically gathered in a session, and it must be accumulated by manipulating the LOHAC Stock Exchange using time travel.</text:p>
      <text:p text:style-name="P282">Along the way, Dave and Terezi befriend each other, trading comics and perpetrating financial capers. In the early going, Terezi leads him into a pot of soup prepared by his crocodile consorts, for no particular reason other than it needed to happen on his timeline. Doubtful of the need for her help, he nearly quit, but received assurance from his future self, and continued exploring.</text:p>
      <text:p text:style-name="P283">He goes underground and discovers gold ruins. Before entering, he's interrupted by Karkat who uses a memo to warn both him and John about their involvement with Terezi and Vriska, telling them the scourge sisters are partaking in a dangerous game of rivalry<text:s/><text:soft-page-break/>fueled flirtation which has gotten both him and John killed at least once each. Karkat speaks from a time in which he's aware of a plan developing which may lead to the kids and trolls meeting each other, and does not look forward to the results of the gathering if these trends continue. John and Dave disregard his advice. Dave proceeds into the ruins and finds a legendary sword, Caledfwlch, lodged in a block of gold. He breaks it to retrieve it, and is told by Davesprite that the sword is critical to his personal quest as the Knight of Time. Terezi then tells him he is about to fall asleep, without knowing Vriska was behind this nap as well. Dave goes to sleep, and Davesprite defends him from a horde of powerful monsters. Before Dave wakes up, Davesprite leaves to find bro. He does, and joins him in battle against Jack. When Jade enters, Jack transforms into Bec Noir and defeats both of them. Bro is slain by his own sword, and the body is discovered by Dave later, who can't bring himself to retrieve the sword.</text:p>
      <text:p text:style-name="P284">While sleeping in the ruins, Dave's dream self wakes up again on Derse's moon. Following Rose's advice, he looks into the sky and takes off his shades. He gets his first glimpse of the gods. He then wakes up from hearing a gunshot fired by Jade as she battles an imp and quickly teleports away, the first of three times he sees her in this manner. He sees her again in the LOHACSE, and again while visiting Jade's planet.</text:p>
      <text:p text:style-name="P285">He then goes on to make all the money needed, to buy all the fraymotifs, which are powerful battle techniques purchased from consorts, and to reach the top of his echeladder. But he still wanted to know why he would never be able to reach John's level.</text:p>
      <text:p text:style-name="P286">To satisfy his curiosity, Terezi gives him a choice somewhere in the middle of his timeline, a choice to be decided by a coin flip. He could assign the outcome of the flip to mean he would either be shown now, or later. The outcome of the flip, which Terezi did not even look at, was a constant. Two realities are created by his two possible decisions. The decision to be shown now creates a doomed reality, wherein Dave becomes doomed. The decision to wait simply continues the alpha reality, and Dave remains the alpha Dave. Doomed Dave follows Terezi's instructions, given to him before the flip. He is to go back in time, leaving his doomed timeline, and sleep on his Quest Bed, and if he has what it takes to reach his god tier, he will. Alpha Dave, after waiting some time, was instructed to go to the bed to find sleeping Dave, and kill him, thus allowing him to face the true gravity of the decision.</text:p>
      <text:soft-page-break/>
      <text:p text:style-name="P287">Dave doesn't go through with it, and decides to end his collaboration with Terezi for the time being. Later, doomed Dave wakes up, gets out of bed, and is immediately killed by Jack. 03:14 before the CRITICAL MOMENT, Terezi watches, and is upset by her involvement in his death. She runs off deeper into the lab.</text:p>
      <text:p text:style-name="P288">Dave travels to Jade's planet, the Land of Frost and Frogs (LOFAF). While standing in the snow, he sees Jade appear briefly while fighting an imp, just as he did before in the ruins. He contacts her, and she mentions she has lost track of John. Dave tells her John's busy, without mentioning he was in the process of rising to the god tier. He says John can no longer be her server player, and they would have to make other plans.</text:p>
      <text:p text:style-name="P289">Dave tells her to deploy the intellibeam laserstation in his apartment. The device allows very complex captcha codes for certain items, like a Sburb disc, to be read which couldn't otherwise be read by the human eye. He then creates a copy of his own server disc, and uses it to connect as Jade's server player. He becomes the server player for both Rose and Jade, though past Dave would stay concerned with Rose's connection, while he, as future Dave, would concern himself with Jade's connection. He deploys a new alchemiter and helps her upgrade it. With his massive reserve of grist accumulated in his travels and his more advanced torrenting capabilities, he allows Jade to alchemize some sophisticated equipment right away.</text:p>
      <text:p text:style-name="P290">A bit later, she contacts him again after learning of his dead bro, and dead doomed self. He assured her the dead Dave was just a doomed copy, and he would be fine. She decides Jack needs to be stopped, and they should come up with a better plan than Rose's suicide mission to stop him. He suggests the idea is futile, but lets her know she'd come to her own decision regardless, and he'd be available to talk later if needed.</text:p>
      <text:p text:style-name="P291">EVENTS FROM JADE'S PERSPECTIVE</text:p>
      <text:p text:style-name="P292">When Jade's dream self is killed, her robot explodes, destroying her room, causing her to fall. Bec transports her bed to break her fall. She falls asleep. Now dream dead, she has a dream in a bubble blown by a god in the Furthest Ring, and meets Feferi there. Feferi, a Derse dreamer, went to sleep to convince the gods to establish dream bubbles where they can meet while asleep, as long as their dream selves are dead. While she is asleep, 04:13 before the CRITICAL MOMENT, Jack destroys the trolls' Derse, killing her and all the Derse dreamers. She, along with<text:s/><text:soft-page-break/>all the other trolls and Jade, would then only dream in the Furthest Ring, where she met Jade and attempted to show her the gods were harmless. But Jade sees through the bubble and catches a glimpse of the gods. She wakes up with a headache, scared of what she saw, and resolves to stay awake. Feferi messages her, and introduces herself as the one from the dream. It is the second time they have spoken. The first time was long ago, from Jade's perspective.</text:p>
      <text:p text:style-name="P293">Jade realizes her robot has exploded, causing her to remember that was her cue to message Karkat. She does, and the aforementioned confusion takes place in the memo with past and future Karkat. Past Karkat berates her, while future Karkat defends her. She reprimands both of them for arguing with each other, who are the same person separated by only 3 hours. Dave enters the memo and mocks future Karkat for his flirtation with Jade after the lecture he gave to John and Dave on the subject. Jade ends the conversation, and is in no particular hurry to get back to him about the important matter he wanted to discuss.</text:p>
      <text:p text:style-name="P294">The meteor impact is imminent. John connects with her, and helps her prepare for entry. She makes her entry item from the pre-punched card. A tree sprouts from the alchemiter, and a green Bec-shaped pinata dangles from a branch. A green blindfold appears over her eyes, which she cannot remove. She attempts to strike the pinata with the butt of the rifle, which does no damage. Instead it releases a burst of energy, causing the greenhouse to explode, and Jade to fly out and fall. While falling, she takes a shot in the dark with her rifle. By this point, Bec has prototyped himself to become Becsprite, and has destroyed the meteor with a massive green energy blast, releasing a huge shockwave spreading over the surface of the Earth, destroying much of what hadn't been already by the meteor storm of the reckoning. Becsprite then appears in front of her bullet, and redirects it into the head of the pinata, destroying it. Jade, her house, and a large part of her island including the volcano, are all transported into the medium, on LOFAF.</text:p>
      <text:p text:style-name="P295">She falls through the snow of LOFAF, now unblindfolded. Becsprite again breaks her fall with a bed, and again she falls asleep. She has a recollection of sitting on her bed back on Earth some time ago, working on John's present. It's then that Feferi contacts her the first time. Jade believes she is trolling her like the others, but she only means to reassure her what happened wasn't her fault, as well as inform her of her plan to establish the dream bubbles. But soon, both realize this is not a memory, but a<text:s/><text:soft-page-break/>dream they are currently sharing, with the memory as a stage. Feferi meets Jade in her room and compliments her on her work on the bunny. Feferi also claims to be dead. Jade wakes up again, just as agitated as the first time she woke up.</text:p>
      <text:p text:style-name="P296">She gets out of bed and realizes her lunchtop is still in the destroyed greenhouse. She begins her ascent, but is interrupted by an encounter with an imp, which takes her on a trans-incipisphere journey, visiting many locations and passing by three instances of Dave, including a future Dave who ends up helping her later. The imp is finally killed by Becsprite. PM from post-apocalypse Earth, just after discovering her station and en route to the frog ruins, tries to issue commands to Jade through the terminal. Becsprite is alert to these commands, and protectively destroys PM's terminal.</text:p>
      <text:p text:style-name="P297">Jade returns and finds her computer undamaged. Future Dave contacts her after seeing her out in the snow. He then becomes her server player, and sets up her equipment after most of it was destroyed/transported before entry. As she prepares to alchemize new items, she is contacted by her "fairy god troll", a distinction which does not necessarily have anything to do with being a kid's patron troll. Tavros seeks permission from her to commune with Bec again. The first time he did it was when she was very young, and playing with her grandpa's flintlock pistols. She accidentally fired the gun at her self. Tavros communed with Bec to get him to transport the gun and the bullet away from her, and toward her grandpa who was picnicking with the blue doll, killing him. Tavros mistook him for an intruder, but regardless, Jade is upset by the revelation. He digs himself into a deeper hole by professing flushed feelings for her awkwardly, while making bold claims of high self esteem and confidence granted from his new robot legs. Put off by this, she is not particularly receptive to his plan to commune with Becsprite to take on Jack Noir, and ends the conversation.</text:p>
      <text:p text:style-name="P298">Vriska, who was reading the conversation, mocks Tavros for his false show of confidence. She continues to take jabs at him, calling him a coward, unable to do the one thing she asked which would have given him real confidence. She refers to the incident preceding her resurrection to the god tier. After she was nearly beaten to death by Aradia, Tavros finds her, believing her to be dead. He attempts to bring her back to life with a kiss. But having woken up on Prospit after the beating, Vriska's dream self is able to control his mind. She makes him choke himself, simply to prevent the kiss to avoid the standard resurrection process,<text:s/><text:soft-page-break/>which would prohibit god tier ascension. She does not wish to control him completely, intending to leave the following decisions to him, to make him stronger. Instead, she merely controls his hand to write messages to himself using her blood. She instructs him to take her to her Quest Cocoon, and to kill her on the sacrificial slab before she bleeds to death. He hesitates, and she continues to insist, while her dream self gradually takes on the same wounds inflicted on her real self, causing her demands to become more desperate. The more desperate she gets, the more terrified Tavros he becomes, and he finally flees without killing her. She eventually dies, and is resurrected on the battlefield as the Thief of Light.</text:p>
      <text:p text:style-name="P299">Still holding this against him, she berates him for his newfound attitude, and regards his plan to influence the kids' timeline as a cheap imitation of her tactics. She brags about the ways she has manipulated events on their timeline so far, by practicing her abilities on Jade repeatedly, causing her to fall asleep frequently. She describes ways in which she has inserted her agenda into existing events, tipping off agents to the whereabouts of the MEOW code book, and other such incidents which contributed to the rise of Jack Noir, so she could claim responsibility for his existence, before taking him on herself. Tavros becomes angry with her incessant mockery and the extent of her treachery, and decides to seek her out to challenge her. She waits for him somewhere in the lab.</text:p>
      <text:p text:style-name="P300">After the conversation with Tavros, Jade alchemizes a number of items. One of which is a legendary rifle, Ahab's Crosshairs, supplied by Eridan. Eridan, now believing himself to be a powerful wizard, feels he's surpassed the need for the weapon, and gives it to Jade to fuel the rivalry he mistakenly assumes she has with Rose, as payback for Rose's early dismissal of his black advances. Jade recognizes it as one of the weapons she included with the bunny for John. The weapons were provided by her penpal, who she accidentally revealed to be her grandson from the future. The pen pal swore her to secrecy on the matter, so she did the same with Eridan, though he admitted this would be the last time he talked to any human regardless. Realizing the new rifle would serve as a sort of heirloom to her grandson, she decided to discard it outside her house, and allow it to reach her grandson eventually however it may. Eridan then blew up her Johnnytop.</text:p>
      <text:p text:style-name="P301">Another item she created was a pair of junior compu-sooth spectagoggles, allowing her to see anything in the incipisphere<text:s/><text:soft-page-break/>at the present moment. She saw John as the Heir of Breath on the battlefield, Rose on LOHAC talking to Doc Scratch, Davesprite's pendant covered in blood nearby bro's dead body, and a slain doomed Dave. She contacts Dave to make sure he's alright. She then comes up with a plan to take on Jack Noir.</text:p>
      <text:p text:style-name="P302">She contacts Tavros again to talk about the plan he proposed, but he has left to take on Vriska. She has only one idea left. She goes up to her grandpa's lab, summons Becsprite, and tosses in her dead dream self, which her grandpa had retrieved from the battlefield and stuffed many years ago. Becsprite becomes Jadesprite. But dream Jade is not pleased by the transformation. She freaks out, and releases the typical first guardian pyrotechnics. The lab plummets, crushing the column and greenhouse below. It bounces away from the house, rolling into large snowball, and settling near a green stump. The two Jades sit in a state of dismay amidst the rubble of the lab, in the glow of a damaged 4th wall.</text:p>
      <text:p text:style-name="P303">As the clock ticks down to the CRITICAL EVENT, the most important character in Homestuck sits and watches this pandemonium ensue.</text:p>
      <text:p text:style-name="P304">And then, the second most important character in Homestuck positions a shitty drawing of himself in front of a typewriter and writes this recap.</text:p>
      <text:p text:style-name="P305">I think this typewriter is running out of ribbon ink.</text:p>
      <text:p text:style-name="P306">Thank God, that white ink is such a pain in the ass to read.</text:p>
      <text:p text:style-name="P307">Almost as much as these recaps are to write.</text:p>
      <text:p text:style-name="P308">_</text:p>
      <text:p text:style-name="P309">39. =005139</text:p>
      <text:p text:style-name="P310">Sorry.</text:p>
      <text:p text:style-name="P311">Why don't we get back to what's happening on the other side of the coat.</text:p>
      <text:p text:style-name="P312">These poor girls are very upset and emotional, and we kind of left them hanging.</text:p>
      <text:p text:style-name="P313">_</text:p>
      <text:p text:style-name="P314">40. =005154</text:p>
      <text:p text:style-name="P315">You size up the arcane contraption. The blue flicker of the<text:s/><text:soft-page-break/>coat's lining is arresting. But you don't know it's a coat. That would only invite more questions. You don't know what it shields. Nor do you know whose shoulders it was meant to cover. If you knew that - if you even knew his name - you would understand terror no human ever has.</text:p>
      <text:p text:style-name="P316">You should really listen to Karkat and turn it off. If you start messing with it, I will seriously start fucking everything up. It would be irresponsible of both of us to let that happen.</text:p>
      <text:p text:style-name="P317">You suddenly wonder where Jadesprite went. You wonder that because I said you did. I know where she went. But I will not say.</text:p>
      <text:p text:style-name="P318">Not that you can hear a word I'm saying.</text:p>
      <text:p text:style-name="P319">The coat's too thick.</text:p>
      <text:p text:style-name="P320">_</text:p>
      <text:p text:style-name="P321">41. =005286</text:p>
      <text:p text:style-name="P322">Oh no! Rufio has just been murdered through the chest by his cruel nemesis, Captain Hook! His newfound father figure and Man-Skylark watches in horror!!!</text:p>
      <text:p text:style-name="P323">_</text:p>
      <text:p text:style-name="P324">42. =005287</text:p>
      <text:p text:style-name="P325">NOOOOOOOOOOOOOOOOOOOOOOOOOOOOOOOOOOOOOOOOOOOOOOOOOOOOO</text:p>
      <text:p text:style-name="P326">_</text:p>
      <text:p text:style-name="P327">43. =005288</text:p>
      <text:p text:style-name="P328">Speak to me, Rufio.</text:p>
      <text:p text:style-name="P329">Oh god what has he done. Rufio? Please tell me that's just mohawk dye. Please just be mohawk dye please just be mohawk dye please just be mohawk dye. Haha, ok, make-believe time is over! Oh god oh god oh god oh god oh god oh god oh god oh god oh god oh god oh god oh god oh god oh god oh god oh god oh god oh god oh god.</text:p>
      <text:p text:style-name="P330">I wish you had a dad like me too, Rufio. And how I wish you could have been my son. You were so much better than that traitorous piece of shit Cal who betrayed me to join Hook.</text:p>
      <text:p text:style-name="P331">You taught me so much, Rufio. You taught me to crow. You taught me to fight. You taught me to fly. Please don't teach me to die<text:s/><text:soft-page-break/>now. I know no one thought you were real. But I believed in you. I always believed. I won't let you leave me.</text:p>
      <text:p text:style-name="P332">_</text:p>
      <text:p text:style-name="P333">44. =005289</text:p>
      <text:p text:style-name="P334">THIS</text:p>
      <text:p text:style-name="P335">_</text:p>
      <text:p text:style-name="P336">45. =005290</text:p>
      <text:soft-page-break/>
      <text:p text:style-name="P337">IS</text:p>
      <text:p text:style-name="P338">_</text:p>
      <text:p text:style-name="P339">46. =005291</text:p>
      <text:soft-page-break/>
      <text:p text:style-name="P340">S</text:p>
      <text:soft-page-break/>
      <text:p text:style-name="P341">T</text:p>
      <text:soft-page-break/>
      <text:p text:style-name="P342">U</text:p>
      <text:soft-page-break/>
      <text:p text:style-name="P343">P</text:p>
      <text:soft-page-break/>
      <text:p text:style-name="P344">I</text:p>
      <text:soft-page-break/>
      <text:p text:style-name="P345">D</text:p>
      <text:soft-page-break/>
      <text:p text:style-name="P346">Why don't we see what John's up to.</text:p>
      <text:p text:style-name="P347">_</text:p>
      <text:p text:style-name="P348">47*. =005548</text:p>
      <text:p text:style-name="P349">ah'right homies...</text:p>
      <text:p text:style-name="P350">everyboby all yall hold up.....</text:p>
      <text:p text:style-name="P351"><text:span text:style-name="T352">the<text:s/></text:span><text:span text:style-name="T353">BIG</text:span><text:span text:style-name="T354"><text:s/>MAN</text:span><text:span text:style-name="T355"><text:s/></text:span><text:span text:style-name="T356">wants to take a,,</text:span></text:p>
      <text:p text:style-name="P357">TIME OUT!</text:p>
      <text:p text:style-name="P358">_</text:p>
      <text:p text:style-name="P359">48*. =005549</text:p>
      <text:p text:style-name="P360">the big mans about 2 WRECK SOME HAVOC....</text:p>
      <text:p text:style-name="P361">in the yard,</text:p>
      <text:p text:style-name="P362">the coart...</text:p>
      <text:p text:style-name="P363"><text:span text:style-name="T364">is on,</text:span><text:span text:style-name="T365"><text:s/></text:span><text:span text:style-name="T366">FIRE</text:span></text:p>
      <text:p text:style-name="P367">_</text:p>
      <text:p text:style-name="P368">49*. =005550</text:p>
      <text:p text:style-name="P369">dude come get the ruler check this out</text:p>
      <text:p text:style-name="P370">dude hurry look she'ss escaping from above</text:p>
      <text:p text:style-name="P371">_</text:p>
      <text:p text:style-name="P372">50*. =005551</text:p>
      <text:p text:style-name="P373">ok dude no</text:p>
      <text:p text:style-name="P374">okaaaaay, <text:s text:c="7"/>..</text:p>
      <text:soft-page-break/>
      <text:p text:style-name="P375"><text:span text:style-name="T376">HOW</text:span><text:span text:style-name="T377"><text:s/>am i going to<text:s/></text:span><text:span text:style-name="T378">WRECK SOME HAVOC</text:span></text:p>
      <text:p text:style-name="P379"><text:span text:style-name="T380">in the<text:s/></text:span><text:span text:style-name="T381">YARD</text:span><text:span text:style-name="T382">................</text:span></text:p>
      <text:p text:style-name="P383"/>
      <text:p text:style-name="P384"><text:span text:style-name="T385">with a<text:s/></text:span><text:span text:style-name="T386">METER</text:span><text:span text:style-name="T387">,you chumpass&gt;</text:span></text:p>
      <text:p text:style-name="P388">......ahahahah</text:p>
      <text:p text:style-name="P389">_</text:p>
      <text:p text:style-name="P390">51. =005552</text:p>
      <text:p text:style-name="P391"><text:span text:style-name="T392">AGAIN</text:span><text:span text:style-name="T393"><text:s/>with the</text:span></text:p>
      <text:p text:style-name="P394"><text:span text:style-name="T395">metric sytstem<text:s/></text:span><text:span text:style-name="T396">what</text:span><text:span text:style-name="T397"><text:s/></text:span><text:span text:style-name="T398">IS</text:span><text:span text:style-name="T399"><text:s/></text:span><text:span text:style-name="T400">it even</text:span></text:p>
      <text:p text:style-name="P401">with you and UNITS MAN</text:p>
      <text:p text:style-name="P402"><text:span text:style-name="T403">its like you must be<text:s/></text:span><text:span text:style-name="T404">TOKING up<text:s/></text:span><text:span text:style-name="T405">on</text:span></text:p>
      <text:p text:style-name="P406"><text:tab/><text:tab/><text:tab/><text:tab/><text:tab/>a joint to make you STON</text:p>
      <text:p text:style-name="P407"><text:span text:style-name="T408">STONED</text:span><text:span text:style-name="T409"><text:s/>or something, i can't even think of WHO leaves all there<text:s/></text:span><text:span text:style-name="T410">rings</text:span><text:span text:style-name="T411"><text:s/>lyong around like that.</text:span></text:p>
      <text:p text:style-name="P412">_</text:p>
      <text:p text:style-name="P413">52. =005553</text:p>
      <text:p text:style-name="P414">it is sooooo</text:p>
      <text:p text:style-name="P415">INFUUUUURIATING</text:p>
      <text:p text:style-name="P416">shit,</text:p>
      <text:soft-page-break/>
      <text:p text:style-name="P417">whare's</text:p>
      <text:p text:style-name="P418">the</text:p>
      <text:p text:style-name="P419">manager</text:p>
      <text:p text:style-name="P420">_</text:p>
      <text:p text:style-name="P421">53. =005554</text:p>
      <text:p text:style-name="P422">dude no../.</text:p>
      <text:p text:style-name="P423">let me show you</text:p>
      <text:p text:style-name="P424">no</text:p>
      <text:p text:style-name="P425">fuck</text:p>
      <text:p text:style-name="P426">no</text:p>
      <text:p text:style-name="P427">dude...</text:p>
      <text:p text:style-name="P428">you got to</text:p>
      <text:p text:style-name="P429">SNAP it,</text:p>
      <text:p text:style-name="P430">BROKE-WAYS</text:p>
      <text:p text:style-name="P431">_</text:p>
      <text:p text:style-name="P432">54. =005556</text:p>
      <text:p text:style-name="P433">"it was at that point when you got distracted by the authors</text:p>
      <text:p text:style-name="P434">HOT SELF INSERT...</text:p>
      <text:p text:style-name="P435">who were you expecting.... the easter bunny&gt;</text:p>
      <text:p text:style-name="P436"><text:span text:style-name="T437">you propaply want to know how</text:span><text:span text:style-name="T438"><text:s/></text:span><text:span text:style-name="T439">INVOVLED</text:span><text:span text:style-name="T440"><text:s/></text:span><text:span text:style-name="T441">the big man wants to to get into the storey........?</text:span></text:p>
      <text:soft-page-break/>
      <text:p text:style-name="P442"><text:span text:style-name="T443">how MUNCH will he,</text:span><text:span text:style-name="T444"><text:s/>FUCUK this UP</text:span><text:span text:style-name="T445">/?</text:span></text:p>
      <text:p text:style-name="P446">well all, i'f got to say to thap is....</text:p>
      <text:p text:style-name="P447">............................</text:p>
      <text:p text:style-name="P448">.......</text:p>
      <text:p text:style-name="P449">..............................</text:p>
      <text:p text:style-name="P450">_</text:p>
      <text:p text:style-name="P451">55. =005557</text:p>
      <text:p text:style-name="P452">whoof want to know?</text:p>
      <text:p text:style-name="P453">_</text:p>
      <text:p text:style-name="P454">56. =005558</text:p>
      <text:p text:style-name="P455">Alright.</text:p>
      <text:p text:style-name="P456">As the indulgent self inserts grow in frequency, you may find yourself increasingly afraid that my direct interference with canonical events approaches inevitability. But you should understand that I understand that I am dealing with forces which if<text:s/><text:soft-page-break/>handled recklessly will nullify the basic ability of intelligent beings in all real and hypothetical planes of existence to give a shit. It would be stupid of me to mismanage these forces, and even stupider of you to worry about it, because it would be stupid for you to think I was stupid. In fact, I feel a little dumber just thinking about it.</text:p>
      <text:p text:style-name="P457">When the time comes, I will interact directly with the events of this narrative. But this moment will be responsibly confined to a passive intervention. It will be compact, surgical, and essential. My involvement will have such precision, I have even managed to quantify it in units of physical measurement. I will be involved in only the narrow corridor of space through which light will pass in three nanoseconds.</text:p>
      <text:p text:style-name="P458"><text:span text:style-name="T459">My window of influence, end to end, will be exactly<text:s/></text:span><text:span text:style-name="T460">ONE YARD</text:span><text:span text:style-name="T461">.</text:span></text:p>
      <text:p text:style-name="P462">OKAY ANYWAY LET'S GET BACK TO JOHN.</text:p>
      <text:p text:style-name="P463">_</text:p>
      <text:p text:style-name="P464">57. =005956</text:p>
      <text:p text:style-name="P465">BOOYEAH</text:p>
      <text:p text:style-name="P466">_</text:p>
      <text:p text:style-name="P467">58. =005957</text:p>
      <text:p text:style-name="P468">... the FUCK?</text:p>
      <text:p text:style-name="P469">_</text:p>
      <text:p text:style-name="P470">59. =005958</text:p>
      <text:p text:style-name="P471">Oh hell no. He's talking about ancestors, isn't he.</text:p>
      <text:soft-page-break/>
      <text:p text:style-name="P472">_</text:p>
      <text:p text:style-name="P473">60. =005959</text:p>
      <text:p text:style-name="P474">He's keeping little girls locked up in weird rooms, and rambling about troll ancestors. I just know it.</text:p>
      <text:p text:style-name="P475">_</text:p>
      <text:p text:style-name="P476">61. =005960</text:p>
      <text:p text:style-name="P477">NOT IN MY FUCKING COMIC.</text:p>
      <text:p text:style-name="P478">_</text:p>
      <text:p text:style-name="P479">62. =005961</text:p>
      <text:p text:style-name="P480">Oh damn. This place is bigger than I thought. Any idea which way he went? Come on guys, help me out.</text:p>
      <text:p text:style-name="P481">_</text:p>
      <text:p text:style-name="P482">63. =005962</text:p>
      <text:p text:style-name="P483">I bet he's behind this door. YOU HEAR ME SCRATCH, THE JIG IS UP.</text:p>
      <text:p text:style-name="P484">_</text:p>
      <text:p text:style-name="P485">64. =005963</text:p>
      <text:p text:style-name="P486">Ah-ha! Caught red handed, you bastard. You stop clogging up my story with your troll fanfiction this instaAAAAAAAAAAAAAAAAAAAAAAAAAAAAAAAAAH</text:p>
      <text:p text:style-name="P487">_</text:p>
      <text:p text:style-name="P488">65. =005964</text:p>
      <text:p text:style-name="P489">That was not the right door.</text:p>
      <text:p text:style-name="P490">_</text:p>
      <text:p text:style-name="P491">66. =005965</text:p>
      <text:p text:style-name="P492">This looks like the right place. The hallway is all round and shit. Just like his big stupid head.</text:p>
      <text:p text:style-name="P493">_</text:p>
      <text:p text:style-name="P494">67. =005966</text:p>
      <text:p text:style-name="P495">MY BEAUTIFUL PANELS WHAT HAS HE DONE. That son of a bitch. It's is going to take so many sweeps to clean this mess up. So very, very many sweeps.</text:p>
      <text:p text:style-name="P496">_</text:p>
      <text:p text:style-name="P497">68. =005967</text:p>
      <text:soft-page-break/>
      <text:p text:style-name="P498">God dammit, he's got a bowl full of these things?? He's pulling his snooty horseshit candy bowl stunts to mock my little arrows now. Excellent host my ass.</text:p>
      <text:p text:style-name="P499">_</text:p>
      <text:p text:style-name="P500">69. =005968</text:p>
      <text:p text:style-name="P501">RAAARARRAAUUUAAAAUUAGHGHGGHGGGGHHGH! *flip*</text:p>
      <text:p text:style-name="P502">_</text:p>
      <text:p text:style-name="P503">70. =005969</text:p>
      <text:p text:style-name="P504">Oh my god how can these possibly be so delicious???</text:p>
      <text:p text:style-name="P505">_</text:p>
      <text:p text:style-name="P506">71. =005970</text:p>
      <text:p text:style-name="P507">Whoa, better go easy on these. Might need some later.</text:p>
      <text:p text:style-name="P508">_</text:p>
      <text:p text:style-name="P509">72. =005971</text:p>
      <text:p text:style-name="P510">There you are. Go ahead, keep talking cueball. I've got you in the crosshairs of my broombristles. I have GOT you you pompous motherfucker.</text:p>
      <text:p text:style-name="P511">_</text:p>
      <text:p text:style-name="P512">73. =005972</text:p>
      <text:p text:style-name="P513">Tick. Tock. Tick. Tock. Tick. Tock. My heartbeat falls in rhythm with the clock as I draw close to my prey. I leave nothing to chance, for you see it is the most dangerous prey of all, a four foot tall asshole in suspenders who won't shut up. Wait for it, Hussie. Wait for it...</text:p>
      <text:p text:style-name="P514">_</text:p>
      <text:p text:style-name="P515">74. DoSc1: =005973</text:p>
      <text:p text:style-name="P516">RAAARARRAAUUUAAAAUUAGHGHGGHGGGGHHGH! *trip*</text:p>
      <text:p text:style-name="P517">STORY TIME'S OVER WIND BAG WHOOPS OH SHIT GET THIS FUCKIN' CLOCK OUTTA MY WAY. I AM A ONE MAN STAMPEDE AND I'VE GOT A BROOM AND THAT PEAL OF SPLINTERING WOOD YOU HEAR IS THE LAST GASP OF A PRICELESS ANTIQUE DISINTEGRATING BENEATH THE OUTRAGEOUS FURY OF MY AUTHORIAL HOOVES.</text:p>
      <text:p text:style-name="P518">_</text:p>
      <text:p text:style-name="P519">75. DoSc2: =005974</text:p>
      <text:p text:style-name="P520">bap bap bap bap bap bap bap bap bap bap bap bap bap bap bap bap bap bap bap bap bap bap bap bap bap bap bap bap</text:p>
      <text:soft-page-break/>
      <text:p text:style-name="P521">If I have to put up with one more smug meandering interlude in my own story I am going to crack your head open and serve you a heaping bowl full of your downy soft puppet ass. How do you like that for hospitality, Doc?</text:p>
      <text:p text:style-name="P522">I BELIEVE YOU WILL FIND THAT AS HOSTS GO, I AM SIMPLY THE BEST THERE IS.</text:p>
      <text:p text:style-name="P523">_</text:p>
      <text:p text:style-name="P524">76. DoSc3; AA1: =005975</text:p>
      <text:p text:style-name="P525">Everybody is totally fed up with your condescending, self indulgent narrative style. They all want to go back to my slightly less condescending, slightly more self indulgent style.</text:p>
      <text:p text:style-name="P526">See? Even that little girl has had enough of your shit. Run, Aradia's ancestor! Run!!!! You have locked up your last asian schoolgirl, you sick fuck.</text:p>
      <text:p text:style-name="P527">Oh don't you flop around at me like that. Are you listening little man?!</text:p>
      <text:p text:style-name="P528">_</text:p>
      <text:p text:style-name="P529">77. =005976</text:p>
      <text:p text:style-name="P530">Booyeah?</text:p>
      <text:p text:style-name="P531">Hmm.</text:p>
      <text:p text:style-name="P532">_</text:p>
      <text:p text:style-name="P533">78. =005977</text:p>
      <text:p text:style-name="P534">I guess...</text:p>
      <text:p text:style-name="P535">I guess he is just a limp lifeless puppet when I am around. Like a reverse Calvin and Hobbes kind of thing. That is...</text:p>
      <text:p text:style-name="P536">That is a little disturbing.</text:p>
      <text:p text:style-name="P537">_</text:p>
      <text:p text:style-name="P538">79. =005978</text:p>
      <text:p text:style-name="P539">Oh well, might as well try to get that disc back.</text:p>
      <text:p text:style-name="P540">I wonder if I can just...</text:p>
      <text:p text:style-name="P541">Just sort of reach up into...</text:p>
      <text:p text:style-name="P542">And...</text:p>
      <text:p text:style-name="P543">_</text:p>
      <text:p text:style-name="P544">80. =005980</text:p>
      <text:soft-page-break/>
      <text:p text:style-name="P545">What the hell? Looks like he's had the disc repaired for a while already, but didn't tell us. Motherfucker just loves the sound of his own voice.</text:p>
      <text:p text:style-name="P546">_</text:p>
      <text:p text:style-name="P547">81. =005981</text:p>
      <text:p text:style-name="P548">FUCK</text:p>
      <text:p text:style-name="P549"><text:span text:style-name="T550">---------------<text:s/></text:span><text:span text:style-name="T551"><draw:frame draw:style-name="a1" draw:name="Picture 1890870887" text:anchor-type="as-char" svg:x="0in" svg:y="0in" svg:width="0.1772in" svg:height="0.2291in" style:rel-width="scale" style:rel-height="scale"><draw:image xlink:href="media/image2.wmf" xlink:type="simple" xlink:show="embed" xlink:actuate="onLoad"/><svg:title/><svg:desc/></draw:frame></text:span><text:span text:style-name="T552">*ollies outy*</text:span></text:p>
      <text:p text:style-name="P553">_</text:p>
      <text:p text:style-name="P554">82. =005982</text:p>
      <text:p text:style-name="P555">FUCK</text:p>
      <text:p text:style-name="P556"><text:span text:style-name="T557">No you dumb homo tool, your<text:s/></text:span><text:span text:style-name="T558">SNAPING WRONG.</text:span></text:p>
      <text:p text:style-name="P559">_</text:p>
      <text:p text:style-name="P560">83. =005996</text:p>
      <text:p text:style-name="P561">And the Knight of Blood so embraced the Bard of Rage, and in each other's arms they were aquiver. And with righteous pap and blessed shoosh he did quell his brother's fury. For the Knight looked upon his Bard all acting up and completely losing his shit and he did resolve to calmeth his juggalo ass right the fuck down. And so calmed down his juggalo ass was and would continueth to be for all time. And the Knight in totally settling a murderous clown's ludicrous shit down proper said, Let there be Moirallegiance: and it was so. And between moirails would flow bounteous mirth, and they did hug bumpeth plentifully, and honks of reconciliation echoed far and true into the darkness upon the face of the deep.</text:p>
      <text:p text:style-name="P562">_</text:p>
      <text:p text:style-name="P563">84. =005997</text:p>
      <text:p text:style-name="P564">And it was good.</text:p>
      <text:p text:style-name="P565">_</text:p>
      <text:p text:style-name="P566">Act 6</text:p>
      <text:p text:style-name="P567">_</text:p>
      <text:p text:style-name="P568">Act 6 Intermission 1</text:p>
      <text:soft-page-break/>
      <text:p text:style-name="P569">_</text:p>
      <text:p text:style-name="P570">Act 6 Act 2</text:p>
      <text:p text:style-name="P571">_</text:p>
      <text:p text:style-name="P572">Act 6 Intermission 2</text:p>
      <text:p text:style-name="P573">_</text:p>
      <text:p text:style-name="P574">85. =006567</text:p>
      <text:p text:style-name="P575">Hold still, Slick.</text:p>
      <text:p text:style-name="P576">_</text:p>
      <text:p text:style-name="P577">86. =006568</text:p>
      <text:p text:style-name="P578">God dammit. Will you quit fidgeting and drink your milk?</text:p>
      <text:p text:style-name="P579">_</text:p>
      <text:p text:style-name="P580">87. =006569</text:p>
      <text:p text:style-name="P581">It's warm and nutritious. Fresh from the butler's teat. You JUST watched me milk it.</text:p>
      <text:p text:style-name="P582">_</text:p>
      <text:p text:style-name="P583">88. =006570</text:p>
      <text:p text:style-name="P584">Oh for fuck's sake. You are impossible.</text:p>
      <text:p text:style-name="P585">_</text:p>
      <text:p text:style-name="P586">89. =006571</text:p>
      <text:p text:style-name="P587">MS. PAINT!!!</text:p>
      <text:p text:style-name="P588">Is that soup ready yet? He's being a dick.</text:p>
      <text:p text:style-name="P589">_</text:p>
      <text:p text:style-name="P590">90. =006572</text:p>
      <text:p text:style-name="P591">Also can you bring some gauze? He stabbed me again.</text:p>
      <text:p text:style-name="P592">_</text:p>
      <text:p text:style-name="P593">91. =006573</text:p>
      <text:p text:style-name="P594">It was one of his more tentative stabbings though... I think maybe he meant it as sort of a thank you?</text:p>
      <text:p text:style-name="P595">_</text:p>
      <text:soft-page-break/>
      <text:p text:style-name="P596">92. =006574</text:p>
      <text:p text:style-name="P597">Nope. Wait. He just stabbed me again. I don't think that one was a thankstab. It was more like just a regular stab.</text:p>
      <text:p text:style-name="P598">_</text:p>
      <text:p text:style-name="P599">93. =006575</text:p>
      <text:p text:style-name="P600">I probably should have confiscated his knife before I gave him these super fast robot arms. My god he is frisky with those things.</text:p>
      <text:p text:style-name="P601">_</text:p>
      <text:p text:style-name="P602">94. =006576</text:p>
      <text:p text:style-name="P603">Hey put that down. I said settle your ass down. Where's the gratitude, Slick? I am waiting on you hand and foot here. Where do you think you are, Butler Island? You know what? FUCK Butler Island. You just died and went to Butler fucking Heaven. I see that knife. Yeah, that one. You're not fooling anyone.</text:p>
      <text:p text:style-name="P604">_</text:p>
      <text:p text:style-name="P605">95. =006577</text:p>
      <text:p text:style-name="P606">If you don't calm down, I'm going to repair your other eye. You know, the one you refused to let me fix, because you thought the eye patch looked cool? I'll do it!</text:p>
      <text:p text:style-name="P607">_</text:p>
      <text:p text:style-name="P608">96. =006578</text:p>
      <text:p text:style-name="P609">Ms. Paint, what is taking so long with that soup?! This is a man in sore need of his scottie dogs if I ever saw one.</text:p>
      <text:p text:style-name="P610">_</text:p>
      <text:p text:style-name="P611">97. =006579</text:p>
      <text:p text:style-name="P612">MS. PAINT ARE YOU LISTENING??????</text:p>
      <text:p text:style-name="P613">_</text:p>
      <text:p text:style-name="P614">98. =006691</text:p>
      <text:p text:style-name="P615"><text:span text:style-name="T616">Oh<text:s/></text:span><text:span text:style-name="T617">SHIT.</text:span></text:p>
      <text:p text:style-name="P618">_</text:p>
      <text:p text:style-name="P619">99. =006692</text:p>
      <text:p text:style-name="P620">How can he be here already?</text:p>
      <text:soft-page-break/>
      <text:p text:style-name="P621">Why did I not see this coming?</text:p>
      <text:p text:style-name="P622">_</text:p>
      <text:p text:style-name="P623">100. =006693</text:p>
      <text:p text:style-name="P624">The dude is ALWAYS already here.</text:p>
      <text:p text:style-name="P625">When it comes to being here, already is practically all he ever is.</text:p>
      <text:p text:style-name="P626">Ok, time to stop babbling and think. Think, imagination! Argh, the one time I really need you!!</text:p>
      <text:p text:style-name="P627">Oh no, Slick!!!</text:p>
      <text:p text:style-name="P628">_</text:p>
      <text:p text:style-name="P629">101. =006694</text:p>
      <text:p text:style-name="P630">Slick, he's come here to finish you off! We have got to hide you somewhere. Now that Rufio is gone, you are my only friend.</text:p>
      <text:p text:style-name="P631">Oh, you're good company too, humanimal butler who may or may not be Aurthour. I didn't mean nothin' by it.</text:p>
      <text:p text:style-name="P632">What's that, Slick? Oh, yeah, Ms. Paint too of course. That's a little different. Hey! What do you mean "so what's her story, is she available?" No, she is not available!</text:p>
      <text:p text:style-name="P633">And just what do you mean by THAT? No, she will not be available "soon" either!</text:p>
      <text:p text:style-name="P634">_</text:p>
      <text:p text:style-name="P635">102. =006695</text:p>
      <text:p text:style-name="P636">Hey, get back in bed. I'm trying to save your ass here. Go ahead, stab all you want. Like your stupid curmudgeonly shankings aren't so totally played out already.</text:p>
      <text:p text:style-name="P637">Shh...</text:p>
      <text:p text:style-name="P638">Oh my god, the footsteps. That horrible peg leg on my hardwood floors. He's coming...</text:p>
      <text:p text:style-name="P639">_</text:p>
      <text:p text:style-name="P640">103. =006696</text:p>
      <text:p text:style-name="P641">There's no time to lose, we've got to get you out of here!</text:p>
      <text:p text:style-name="P642">_</text:p>
      <text:p text:style-name="P643">104. =006697</text:p>
      <text:soft-page-break/>
      <text:p text:style-name="P644">HUP</text:p>
      <text:p text:style-name="P645">_</text:p>
      <text:p text:style-name="P646">105. =006700</text:p>
      <text:p text:style-name="P647">Now if I can just go grab Ms. Paint and sneak out the back door before it's too...</text:p>
      <text:p text:style-name="P648">Are you kidding me? He's already here AGAIN? Talk about a one trick pony.</text:p>
      <text:p text:style-name="P649">Fine.</text:p>
      <text:p text:style-name="P650">_</text:p>
      <text:p text:style-name="P651">106. =006701</text:p>
      <text:p text:style-name="P652">We settle this NOW.</text:p>
      <text:p text:style-name="P653">_</text:p>
      <text:p text:style-name="P654">107. =006702</text:p>
      <text:p text:style-name="P655">What's that, English? You look nervous. Could it be you weren't expecting me to know your only vulnerability? You have underestimated my omniscience almost as badly as I overestimate it as a matter of daily routine. Your reign of terror comes to an end here, on this balcony overlooking an enchanted cliffscape host to innumerable gorgeous stallions. How ironic, that your very demise would be in the proximity of some horses. What? You didn't follow that? Just think it over. Think it over...</text:p>
      <text:p text:style-name="P656">_</text:p>
      <text:p text:style-name="P657">108. =006703</text:p>
      <text:p text:style-name="P658">WHILE YOU DIE SHIT SHIT SHIT, OH SHIT. FUCK. SHIT SHIT FUCK, I FORGOT.</text:p>
      <text:p text:style-name="P659">What kind of fucking idiot keeps his deudly white magnum loaded with only one tiny cueball??? God damn you, Scratch.</text:p>
      <text:p text:style-name="P660">_</text:p>
      <text:p text:style-name="P661">109. =006707</text:p>
      <text:p text:style-name="P662">Ok, that gun looks super deudly. Way deudlier than the one I just threw at you, and I am probably screwed. But there is one thing you probably WEREN'T counting on, and that thing is magic being REAL.</text:p>
      <text:p text:style-name="P663">God I hope magic is real...</text:p>
      <text:p text:style-name="P664">_</text:p>
      <text:soft-page-break/>
      <text:p text:style-name="P665">110. =006708</text:p>
      <text:p text:style-name="P666">Please let magic be real, please let magic be real, please let magic be real. I believe that magic is real right now. I believe so hard in its reality that it is becoming slightly less fake before our very eyes. I believe its fakeness was just a lie coughed up from a dark magician's spurious asshole. I believe in fairies. I believe dragons aren't bullshit. I believe heartily in the giggles of all the cherubs in heaven and the metric tonnes of special stardust they consume each day to fuel their laughter. I believe with the conviction of a million frothing zealots in the combined pranks of a billion leprechauns strong, and in the tiny erections they get from playing them. But most of all, I believe in YOU, Rufio.</text:p>
      <text:p text:style-name="P667">I BELIEVE IN YOU.</text:p>
      <text:p text:style-name="P668">_</text:p>
      <text:p text:style-name="P669">111. =006709</text:p>
      <text:p text:style-name="P670">Aw fuck who am I kidding magic is fake as shit.</text:p>
      <text:p text:style-name="P671">_</text:p>
      <text:p text:style-name="P672">112. =006710</text:p>
      <text:p text:style-name="P673">I failed you, Rufio.</text:p>
      <text:p text:style-name="P674">_</text:p>
      <text:p text:style-name="P675">113. =006711</text:p>
      <text:p text:style-name="P676">I failed you.</text:p>
      <text:p text:style-name="P677">_</text:p>
      <text:p text:style-name="P678">114. VS1: DOTA</text:p>
      <text:p text:style-name="P679">Will...</text:p>
      <text:p text:style-name="P680">You...</text:p>
      <text:p text:style-name="P681">Marry Me?</text:p>
      <text:p text:style-name="P682">_</text:p>
      <text:p text:style-name="P683">Act 6 Act 3</text:p>
      <text:p text:style-name="P684">_</text:p>
      <text:p text:style-name="P685">Act 6 Intermission 3</text:p>
      <text:p text:style-name="P686">_</text:p>
      <text:soft-page-break/>
      <text:p text:style-name="P687">115. =007163</text:p>
      <text:p text:style-name="P688">SEE LOG FOR "Act 6 Intermission 3 Part 1" IN GAMES FOLDER</text:p>
      <text:p text:style-name="P689">_</text:p>
      <text:p text:style-name="P690">116. =007208</text:p>
      <text:p text:style-name="P691">SEE LOG FOR "Act 6 Intermission 3 Part 2" IN GAMES FOLDER</text:p>
      <text:p text:style-name="P692">_</text:p>
      <text:p text:style-name="P693">117. =007298</text:p>
      <text:p text:style-name="P694">SEE LOG FOR "Act 6 Intermission 3 Part 3" IN GAMES FOLDER</text:p>
      <text:p text:style-name="P695">_</text:p>
      <text:p text:style-name="P696">Act 6 Act 4</text:p>
      <text:p text:style-name="P697">_</text:p>
      <text:p text:style-name="P698">Act 6 Intermission 4</text:p>
      <text:p text:style-name="P699">_</text:p>
      <text:p text:style-name="P700">118. Cb1: =007372</text:p>
      <text:p text:style-name="P701">Caliborn.</text:p>
      <text:p text:style-name="P702">_</text:p>
      <text:p text:style-name="P703">119. Cb2: =007373</text:p>
      <text:p text:style-name="P704">Caliborn what are you doing.</text:p>
      <text:p text:style-name="P705">_</text:p>
      <text:p text:style-name="P706">120. Cb3: =007374</text:p>
      <text:p text:style-name="P707">Stop it.</text:p>
      <text:p text:style-name="P708">_</text:p>
      <text:p text:style-name="P709">121. Cb4: =007375</text:p>
      <text:p text:style-name="P710">You finish brutally gunning down a semi-innocent clown for like five solid minutes and turn your attention toward this mysterious tower. What the hell is this thing? Maybe that clown could have helped you understand what you're supposed to do in this empty wasteland, but no, you had better ideas. And all of them were bullets.</text:p>
      <text:p text:style-name="P711">_</text:p>
      <text:p text:style-name="P712">122. Cb5: =007376</text:p>
      <text:soft-page-break/>
      <text:p text:style-name="P713">You just think you can figure everything out by yourself, don't you? Who needs friends and allies, right? Friendship and allegiance are emotions for dipshits like humans and trolls. You really are quite full of yourself, you think. Yes, you just thought that. No, don't resist the thought you just had. You thought it, and you can't unthink it. You also think you are a mean little prick. You had that thought all by yourself, totally unprompted, and it is causing you to reflect on a lifetime spent being petulant and awful. Wait no, on second thought you don't think that. You have no remorse and you think you're great. No, you don't think you're great. You think you suck, and you regret slaughtering that juggalo. Please do not argue with your own brain. That's what a lunatic does.</text:p>
      <text:p text:style-name="P714">_</text:p>
      <text:p text:style-name="P715">123. Cb6: =007377</text:p>
      <text:p text:style-name="P716">You are really upset that you killed that sweet helpful bard. No, don't pretend you aren't. He only wanted to be your guide. Would that have been so bad, you wonder? You wonder this to yourself while a tear rolls down your stupid red cheek. You turn away so that no one can see you cry, but you let out a muffled sob and everyone can tell how sad you are.</text:p>
      <text:p text:style-name="P717">_</text:p>
      <text:p text:style-name="P718">124. Cb7: =007378</text:p>
      <text:p text:style-name="P719">Yes?</text:p>
      <text:p text:style-name="P720">_</text:p>
      <text:p text:style-name="P721">125. Cb8: =007379</text:p>
      <text:p text:style-name="P722">No way!</text:p>
      <text:p text:style-name="P723">Then who would describe what you're thinking and feeling?</text:p>
      <text:p text:style-name="P724">But your thoughts are shitty!</text:p>
      <text:p text:style-name="P725">You should be grateful to have someone to spice them up for you.</text:p>
      <text:p text:style-name="P726">I don't live inside this thing, you idiot.</text:p>
      <text:p text:style-name="P727">This is just sort of like a radio tower. It receives and transmits signals.</text:p>
      <text:p text:style-name="P728">That's kind of obvious?</text:p>
      <text:p text:style-name="P729">Gamzee could have told you a lot of stuff.</text:p>
      <text:p text:style-name="P730">I can't believe you shot him like that. What's the matter with you?</text:p>
      <text:soft-page-break/>
      <text:p text:style-name="P731">He was literally the first living being you ever met in your whole life, and you gun him down without a single word?</text:p>
      <text:p text:style-name="P732">You've got some problems.</text:p>
      <text:p text:style-name="P733">He was a huge fan of yours and was really looking forward to meeting you.</text:p>
      <text:p text:style-name="P734">He wanted to help you with your quest.</text:p>
      <text:p text:style-name="P735">Yet you want me to tell you what's going on?</text:p>
      <text:p text:style-name="P736">Nah.</text:p>
      <text:p text:style-name="P737">What?</text:p>
      <text:p text:style-name="P738">_</text:p>
      <text:p text:style-name="P739">126. Cb9: =007380</text:p>
      <text:p text:style-name="P740">What's the matter with it?</text:p>
      <text:p text:style-name="P741">No it's not.</text:p>
      <text:p text:style-name="P742">It's locked.</text:p>
      <text:p text:style-name="P743">You need a key to unlock it.</text:p>
      <text:p text:style-name="P744">You need keys to unlock a whole bunch of features on this tower.</text:p>
      <text:p text:style-name="P745">How should I know???</text:p>
      <text:p text:style-name="P746">Why should I tell you everything?</text:p>
      <text:p text:style-name="P747">Find your own fucking keys. It's your quest, remember?</text:p>
      <text:p text:style-name="P748">I don't understand the problem.</text:p>
      <text:p text:style-name="P749">No, I got that. But caps lock should make it easier.</text:p>
      <text:p text:style-name="P750">You do realize when caps lock is on, you can hold down shift to make letters lower case, right?</text:p>
      <text:p text:style-name="P751">A training key?</text:p>
      <text:p text:style-name="P752">Ok, got it. Really great theories there.</text:p>
      <text:p text:style-name="P753">So... how do you usually type then?</text:p>
      <text:p text:style-name="P754">Hang on. Are you saying you hold down shift with one hand, while hunting and pecking for all the letters with the other?</text:p>
      <text:p text:style-name="P755">And whenever you type a 'u' you just let go of shift??</text:p>
      <text:p text:style-name="P756">Wow.</text:p>
      <text:p text:style-name="P757">How old were you again?</text:p>
      <text:soft-page-break/>
      <text:p text:style-name="P758">Yeah.</text:p>
      <text:p text:style-name="P759">I know.</text:p>
      <text:p text:style-name="P760">_</text:p>
      <text:p text:style-name="P761">127. Cb10: =007381</text:p>
      <text:p text:style-name="P762">Aw, looks like someone just took his first big step toward growing up!</text:p>
      <text:p text:style-name="P763">Win what? I was the one advocating the use of caps lock in the first place, doofus.</text:p>
      <text:p text:style-name="P764">You're right. I do think I'm funny sometimes. Maybe I'm wrong though.</text:p>
      <text:p text:style-name="P765">We all have our flaws to overcome. I do my best, just like you.</text:p>
      <text:p text:style-name="P766">Think of all you've done in spite of your learning problems. You don't let your disability hold you back, do you?</text:p>
      <text:p text:style-name="P767">You won that game of chess with that stupid gambit. Switching the hats, remember? It was a lame ploy, and totally not in the spirit of the rules, but it got under her skin enough to force a loss anyway.</text:p>
      <text:p text:style-name="P768">You also hired Jack to murder your sister. Which was a dick move, but reasonably clever.</text:p>
      <text:p text:style-name="P769">Well, they weren't great so much as terrible. But the point is you can accomplish anything if you put your mind to it.</text:p>
      <text:p text:style-name="P770">Just because you struggle with learning doesn't mean you can't realize your destiny. You just have to work a little harder at it.</text:p>
      <text:p text:style-name="P771">And if you're dealt a lousy hand - and you definitely were with this shitty solo session - then you have to work even harder.</text:p>
      <text:p text:style-name="P772">I know you will.</text:p>
      <text:p text:style-name="P773">You are going to prove all the haters wrong, exceed your own limitations by miles, and accomplish more than you ever dreamed possible.</text:p>
      <text:p text:style-name="P774">Yours is quite an inspiring story, actually. It's just a shame that all of your accomplishments will be so horrible.</text:p>
      <text:p text:style-name="P775">But that's really beside the point.</text:p>
      <text:p text:style-name="P776">No, I don't give a shit about making you feel better about yourself.</text:p>
      <text:p text:style-name="P777">I'm not your guardian or your sprite or your exile or your<text:s/><text:soft-page-break/>fucking life coach. I'm just saying some things that are true through the narrative prompt.</text:p>
      <text:p text:style-name="P778">Take the facts or leave them!</text:p>
      <text:p text:style-name="P779">You may be destined for bigger things, but you're still an atrocious, stupid child.</text:p>
      <text:p text:style-name="P780">And you may have won the "game" with your sister, but that doesn't mean it was the best thing for your development as a person.</text:p>
      <text:p text:style-name="P781">You had her dream self killed, which is not an opportunity your species typically gets. So she died prematurely, instead of allowing the conflict within you to settle itself naturally.</text:p>
      <text:p text:style-name="P782">In short, you forced your predomination to happen a little too early, and now you're stuck.</text:p>
      <text:p text:style-name="P783">Yes. Your personality is stuck in some sort of cantankerous prepubescent limbo. You are going to be a stunted, miserable tool forever.</text:p>
      <text:p text:style-name="P784">It's kind of sad. You don't really know anything about your own species, do you?</text:p>
      <text:p text:style-name="P785">Pretty much everything.</text:p>
      <text:p text:style-name="P786">No.</text:p>
      <text:p text:style-name="P787">_</text:p>
      <text:p text:style-name="P788">128. Cb11: =007382</text:p>
      <text:p text:style-name="P789">What?</text:p>
      <text:p text:style-name="P790">You are?</text:p>
      <text:p text:style-name="P791">Well, here's a hint. You're the one typing in capital letters.</text:p>
      <text:p text:style-name="P792">You're also the one typing in surly, brief, stilted sounding phrases.</text:p>
      <text:p text:style-name="P793">What does that even mean, "thinking in colors?"</text:p>
      <text:p text:style-name="P794">Well, if you want to change your text color, you can if you turn on some of these monitors.</text:p>
      <text:p text:style-name="P795">This thing is like a needlessly complicated desktop computer, really.</text:p>
      <text:p text:style-name="P796">Made of a radio tower tree of old CRT monitors, rooted in a big transformer.</text:p>
      <text:p text:style-name="P797">It needs a power though.</text:p>
      <text:soft-page-break/>
      <text:p text:style-name="P798">See that loose plug there?</text:p>
      <text:p text:style-name="P799">Plug it into something.</text:p>
      <text:p text:style-name="P800">I dunno. Not my problem.</text:p>
      <text:p text:style-name="P801">This is your quest.</text:p>
      <text:p text:style-name="P802">In quests, there are challenges.</text:p>
      <text:p text:style-name="P803">Challenges which must be overcome by your tiny, learningly-disabled brain.</text:p>
      <text:p text:style-name="P804">What you really need is a guide.</text:p>
      <text:p text:style-name="P805">A mentor, of sorts.</text:p>
      <text:p text:style-name="P806">Too bad you shot that clown.</text:p>
      <text:p text:style-name="P807">_</text:p>
      <text:p text:style-name="P808">129. Cb12: =007383</text:p>
      <text:p text:style-name="P809">Sorry to disappoint you.</text:p>
      <text:p text:style-name="P810">He's not dead.</text:p>
      <text:p text:style-name="P811">What did you expect? He's clearly a god tier.</text:p>
      <text:p text:style-name="P812">Haven't you ever seen a god tier before?</text:p>
      <text:p text:style-name="P813">You do know what that is, right?</text:p>
      <text:p text:style-name="P814">Then you know he's immortal, and can only die under very specific circumstances.</text:p>
      <text:p text:style-name="P815">Guess there's no point in trying to kill him!</text:p>
      <text:p text:style-name="P816">Hmm.</text:p>
      <text:p text:style-name="P817">Yeah. I guess they did.</text:p>
      <text:p text:style-name="P818">Oh please. Paranoid much??</text:p>
      <text:p text:style-name="P819">Why would anyone go to that kind of trouble? What would be the point?</text:p>
      <text:p text:style-name="P820">He would have to be such a jackass to do that.</text:p>
      <text:p text:style-name="P821">If you don't believe me, just see for yourself.</text:p>
      <text:p text:style-name="P822">You made the rookie mistake of turning your back on the body.</text:p>
      <text:p text:style-name="P823">_</text:p>
      <text:p text:style-name="P824">130. Cb13: =007384</text:p>
      <text:soft-page-break/>
      <text:p text:style-name="P825">See? Fit as a fiddle. Barely a scratch on him!</text:p>
      <text:p text:style-name="P826">Just please don't shoot him again, ok?</text:p>
      <text:p text:style-name="P827">Yeah, I know what I said.</text:p>
      <text:p text:style-name="P828">Alright, maybe he's not god tier. Who can really say for sure?</text:p>
      <text:p text:style-name="P829">Just try giving the machine gun a rest for a while. He really wants to help you!</text:p>
      <text:p text:style-name="P830">He's a hilarious, rascally clown!</text:p>
      <text:p text:style-name="P831">You know how it is with clowns.</text:p>
      <text:p text:style-name="P832">They are notoriously difficult to kill for reasons that basically don't make any sense.</text:p>
      <text:p text:style-name="P833">I'm personally not aware of a single timeline in which this codpiece packing moron dies.</text:p>
      <text:p text:style-name="P834">It means you can't keep down the clown.</text:p>
      <text:p text:style-name="P835">Say it with me.</text:p>
      <text:p text:style-name="P836">"You can't keep down the clown."</text:p>
      <text:p text:style-name="P837">SAY IT!</text:p>
      <text:p text:style-name="P838">"You can't..."</text:p>
      <text:p text:style-name="P839">It means crazy clowns just won't die for some reason. In adventures such as yours, they tend to linger long past their welcome.</text:p>
      <text:p text:style-name="P840">They linger and linger and linger, and just when you think you're totally fed up with their bullshit and you can't take another second of it, they just linger some more.</text:p>
      <text:p text:style-name="P841">And you never know what they're up to, and they're always scheming in the shadows, and it's quite possible that whatever master plan they're hatching just doesn't make the slightest bit of sense at all.</text:p>
      <text:p text:style-name="P842">But it doesn't matter. It doesn't matter how stupid the clown's schemes are, or how sick of him everybody is.</text:p>
      <text:p text:style-name="P843">He just. Won't. Die.</text:p>
      <text:p text:style-name="P844">Granted!</text:p>
      <text:p text:style-name="P845">But come on. Just let it slide this one time? Please?</text:p>
      <text:p text:style-name="P846">Just no more shooting. You can slap him around if you want. That's fine. But shooting is off limits.</text:p>
      <text:soft-page-break/>
      <text:p text:style-name="P847">Because you can't kill him! He's the most important character in...</text:p>
      <text:p text:style-name="P848">Well, ok. Maybe not the MOST important.</text:p>
      <text:p text:style-name="P849">But he's still really important!</text:p>
      <text:p text:style-name="P850">No way!</text:p>
      <text:p text:style-name="P851">Ok, shhhh! Shh. He's approaching you.</text:p>
      <text:p text:style-name="P852">Come on man, be cool. Let's just see how this plays out.</text:p>
      <text:p text:style-name="P853">It looks like he's got a present for you! Ooh, I wonder what it could be...</text:p>
      <text:p text:style-name="P854">_</text:p>
      <text:p text:style-name="P855">131. Cb14: =007385</text:p>
      <text:p text:style-name="P856">You mother fucker.</text:p>
      <text:p text:style-name="P857">Yeah.</text:p>
      <text:p text:style-name="P858">Want to know why?</text:p>
      <text:p text:style-name="P859">BECAUSE HE'S A FUCKING CLOWN.</text:p>
      <text:p text:style-name="P860">Why do you have to be like this?</text:p>
      <text:p text:style-name="P861">Why can't you just be down with the clown.</text:p>
      <text:p text:style-name="P862">What. You don't like it?</text:p>
      <text:p text:style-name="P863">Well, whenever you shoot the clown, I play the elevator music.</text:p>
      <text:p text:style-name="P864">That's the deal.</text:p>
      <text:p text:style-name="P865">Either shoot the clown and face the music, or put on your fucking big boy suspenders and stop trying to murder him.</text:p>
      <text:p text:style-name="P866">Just plug the thing in the goddamn box already.</text:p>
      <text:p text:style-name="P867">_</text:p>
      <text:p text:style-name="P868">132. Cb15: =007387</text:p>
      <text:p text:style-name="P869">Now all the monitors have power.</text:p>
      <text:p text:style-name="P870">Each one is set to a different channel. But they won't display anything unless they're unlocked.</text:p>
      <text:p text:style-name="P871">You unlock them by finding the right keys and using them on that little model of the radio tower next to you.</text:p>
      <text:p text:style-name="P872">One of them is unlocked for you already. Can you see it up there?</text:p>
      <text:soft-page-break/>
      <text:p text:style-name="P873">Whatever you say, weirdo.</text:p>
      <text:p text:style-name="P874">Anyway, it's like I said. This is a glorified computer. If you want to change your text color, you can sample some pixels from the display.</text:p>
      <text:p text:style-name="P875">Were you?</text:p>
      <text:p text:style-name="P876">Ok.</text:p>
      <text:p text:style-name="P877">Then let's consider this a serendipitous facilitation of all your most juvenile typing fantasies.</text:p>
      <text:p text:style-name="P878">Let nobody henceforth mistake you for a guy who isn't trying as hard as he can to type like a cold blooded motherfucker.</text:p>
      <text:p text:style-name="P879">Great. Now grab that mouse there and pick a new color.</text:p>
      <text:p text:style-name="P880">_</text:p>
      <text:p text:style-name="P881">133. Cb16: =007388</text:p>
      <text:p text:style-name="P882">It's a wireless mouse.</text:p>
      <text:p text:style-name="P883">Yeah, trackballs are pretty terrible. Can't argue there.</text:p>
      <text:p text:style-name="P884">I really don't envy your situation.</text:p>
      <text:p text:style-name="P885">_</text:p>
      <text:p text:style-name="P886">134. Cb17: =007389</text:p>
      <text:p text:style-name="P887">Well, maybe that's why it's a wireless mouse?</text:p>
      <text:p text:style-name="P888">So you can pick it up and walk around the tower, and use it on whichever monitor you want.</text:p>
      <text:p text:style-name="P889">Pardon?</text:p>
      <text:p text:style-name="P890">Probably because it's welded to the counter.</text:p>
      <text:p text:style-name="P891">Yes.</text:p>
      <text:p text:style-name="P892">That's a hell of a question.</text:p>
      <text:p text:style-name="P893">I dunno.</text:p>
      <text:p text:style-name="P894">Someone who thought it would be funny watching you struggle with a shitty trackball mouse welded to a counter?</text:p>
      <text:p text:style-name="P895">Maybe.</text:p>
      <text:p text:style-name="P896">_</text:p>
      <text:p text:style-name="P897">135. Cb18: =007390</text:p>
      <text:soft-page-break/>
      <text:p text:style-name="P898">You already did.</text:p>
      <text:p text:style-name="P899">It's true. It already happened in like the quasi-future.</text:p>
      <text:p text:style-name="P900">For someone who's supposed to be a Lord of Time, you really kind of suck at thinking 4th dimensionally.</text:p>
      <text:p text:style-name="P901">Let alone 5th dimensionally.</text:p>
      <text:p text:style-name="P902">You've got a long way to go, kid.</text:p>
      <text:p text:style-name="P903">Yeah. The environment is pretty grim up there.</text:p>
      <text:p text:style-name="P904">Skaia doesn't provide very good lighting when it's all clouded over like that.</text:p>
      <text:p text:style-name="P905">Just bump up the brightness on the display.</text:p>
      <text:p text:style-name="P906">_</text:p>
      <text:p text:style-name="P907">136. Cb19: =007391</text:p>
      <text:p text:style-name="P908">That looks better.</text:p>
      <text:p text:style-name="P909">Wait, let me check.</text:p>
      <text:p text:style-name="P910">Ok, yeah. #2ed73a. That's correct.</text:p>
      <text:p text:style-name="P911">That's the hex code for the color.</text:p>
      <text:p text:style-name="P912">It's the numerical representation of the color in hexadecimal format.</text:p>
      <text:p text:style-name="P913">So I was just double checking to make sure it was right.</text:p>
      <text:p text:style-name="P914">It was right.</text:p>
      <text:p text:style-name="P915">But Caliborn.</text:p>
      <text:p text:style-name="P916">How do you expect to kill me...</text:p>
      <text:p text:style-name="P917">When I am already dead!</text:p>
      <text:p text:style-name="P918">Hahahahahaha, oh man.</text:p>
      <text:p text:style-name="P919">I don't know.</text:p>
      <text:p text:style-name="P920">Maybe it's a miracle?</text:p>
      <text:p text:style-name="P921">Oh no. He's serious everybody. Look out.</text:p>
      <text:p text:style-name="P922">He's about to throw the tweeniest, brattiest tantrum his little green exoskeleton can muster.</text:p>
      <text:p text:style-name="P923">If you pitch a fit in your little bow tie and suspenders, it will probably be so adorable that I might just drop dead anyway.</text:p>
      <text:soft-page-break/>
      <text:p text:style-name="P924">Or my ghost will.</text:p>
      <text:p text:style-name="P925">No really, go ahead. Flutter your eyelashes at me. Make it as grumpy as possible.</text:p>
      <text:p text:style-name="P926">Kawaii me to double death bro!</text:p>
      <text:p text:style-name="P927">Wait! Shhh, settle down. Something important is happening.</text:p>
      <text:p text:style-name="P928">The clown! He wants to give you another present.</text:p>
      <text:p text:style-name="P929">But seriously, this present is really important.</text:p>
      <text:p text:style-name="P930">Just turn around and receive it graciously from your new mentor.</text:p>
      <text:p text:style-name="P931">And remember. No more clown shootings, or I play the music again.</text:p>
      <text:p text:style-name="P932">_</text:p>
      <text:p text:style-name="P933">137. Cb20: =007392</text:p>
      <text:p text:style-name="P934">What does it look like?</text:p>
      <text:p text:style-name="P935">It's a magic crowbar.</text:p>
      <text:p text:style-name="P936">I'm not sure.</text:p>
      <text:p text:style-name="P937">I know a lot of things. But I don't always understand his motivation for doing the stupid things he does.</text:p>
      <text:p text:style-name="P938">I just don't.</text:p>
      <text:p text:style-name="P939">Like one time? He sold a girl some potions. I have no idea why he did that.</text:p>
      <text:p text:style-name="P940">Yes potions.</text:p>
      <text:p text:style-name="P941">He also threw some corpses into a sprite to revive them, and fused their identities to create a disturbing freak of nature.</text:p>
      <text:p text:style-name="P942">I'm still not really sure why he did that. Probably just to fuck with everybody.</text:p>
      <text:p text:style-name="P943">It doesn't matter what corpses. Just some corpses, ok?</text:p>
      <text:p text:style-name="P944">The point is, he probably didn't even have any reason for doing it. He was just being weird and capricious.</text:p>
      <text:p text:style-name="P945">But that doesn't mean it didn't end up serving an important purpose anyway.</text:p>
      <text:p text:style-name="P946">After the fused corpse sprite exploded, both of their ghosts got fed up and decided to start working together.</text:p>
      <text:p text:style-name="P947">And now they're doing some important stuff in the afterlife. But I kind of doubt this clown had any idea that would happen.</text:p>
      <text:soft-page-break/>
      <text:p text:style-name="P948">Or maybe he did? Who really knows with clowns.</text:p>
      <text:p text:style-name="P949">What about it?</text:p>
      <text:p text:style-name="P950">It is important.</text:p>
      <text:p text:style-name="P951">But I don't know if HE knows that.</text:p>
      <text:p text:style-name="P952">Maybe he heard you bitching about the wireless mouse being welded to the counter, and he's giving you something to pry it off with?</text:p>
      <text:p text:style-name="P953">But that's not why it's important.</text:p>
      <text:p text:style-name="P954">You know how at the start of an adventure, you find some seemingly trivial thing that turns out to be important later?</text:p>
      <text:p text:style-name="P955">But at the time you have no idea why or how it'll turn out to be important?</text:p>
      <text:p text:style-name="P956">It's like that.</text:p>
      <text:p text:style-name="P957">It explains everything.</text:p>
      <text:p text:style-name="P958">I'm not telling.</text:p>
      <text:p text:style-name="P959">No.</text:p>
      <text:p text:style-name="P960">Just take the damn crowbar.</text:p>
      <text:p text:style-name="P961">Really?</text:p>
      <text:p text:style-name="P962">Wait, what are you...</text:p>
      <text:p text:style-name="P963">_</text:p>
      <text:p text:style-name="P964">138. Cb21: =007393</text:p>
      <text:p text:style-name="P965">Hey! Stop that.</text:p>
      <text:p text:style-name="P966">What did I say??</text:p>
      <text:p text:style-name="P967">That's true.</text:p>
      <text:p text:style-name="P968">Ok. I'll allow this.</text:p>
      <text:p text:style-name="P969">_</text:p>
      <text:p text:style-name="P970">139. Cb22: =007394</text:p>
      <text:p text:style-name="P971">I stopped allowing it.</text:p>
      <text:p text:style-name="P972">I just want you to be friends with him, and stop beating him into a coma with a crowbar. Or riddling his sad floppy body with full metal jackets.</text:p>
      <text:p text:style-name="P973">Although I will admit it is hilarious every time that happens.</text:p>
      <text:soft-page-break/>
      <text:p text:style-name="P974">No don't!</text:p>
      <text:p text:style-name="P975">_</text:p>
      <text:p text:style-name="P976">140. Cb23: /007395/</text:p>
      <text:p text:style-name="P977">Cut that out!</text:p>
      <text:p text:style-name="P978">You're going to cause huge problems for everybody if you keep that up.</text:p>
      <text:p text:style-name="P979">Mostly for yourself!</text:p>
      <text:p text:style-name="P980">How?</text:p>
      <text:p text:style-name="P981">You brat. I'm not telling you shit!</text:p>
      <text:p text:style-name="P982">Ok fine!</text:p>
      <text:p text:style-name="P983">I'll tell you some stuff. Just quit it.</text:p>
      <text:p text:style-name="P984">_</text:p>
      <text:p text:style-name="P985">141. Cb24: =007396</text:p>
      <text:p text:style-name="P986">Thank you.</text:p>
      <text:p text:style-name="P987">Now what exactly would you like to know?</text:p>
      <text:p text:style-name="P988">Everything is a lot.</text:p>
      <text:p text:style-name="P989">Care to narrow it down a little?</text:p>
      <text:p text:style-name="P990">That's not how adventures work though.</text:p>
      <text:p text:style-name="P991">You don't just make some omniscient narrator inside a computer tell you everything all at once.</text:p>
      <text:p text:style-name="P992">There's like this whole process to it. You reveal certain things at the right time, depending on whether the hero has met certain requirements and is ready to learn those things.</text:p>
      <text:p text:style-name="P993">What you learn and what I tell you is more up to you than it is to me.</text:p>
      <text:p text:style-name="P994">Aren't you excited about your adventure? About being unchained for the first time ever, and getting to explore this mysterious place, and meeting people and solving puzzles that will lead to the realization of who you were meant to be, and how you fit into this epic?</text:p>
      <text:p text:style-name="P995">You'll definitely get to do that later.</text:p>
      <text:p text:style-name="P996">Not long from now.</text:p>
      <text:p text:style-name="P997">That's up to you. There are puzzles to solve all over your<text:s/><text:soft-page-break/>planet. Your mentor can help.</text:p>
      <text:p text:style-name="P998">The sooner you do that, the sooner the fun will begin.</text:p>
      <text:p text:style-name="P999">Why don't we narrow the scope of the Q&amp;A then?</text:p>
      <text:p text:style-name="P1000">Try asking very specific questions, and I'll decide if it would be appropriate to answer at this time.</text:p>
      <text:p text:style-name="P1001">The Medium. You are in your game session.</text:p>
      <text:p text:style-name="P1002">It was called Earth.</text:p>
      <text:p text:style-name="P1003">Yes.</text:p>
      <text:p text:style-name="P1004">Weren't all the Statues of Liberty a dead giveaway?</text:p>
      <text:p text:style-name="P1005">If you see one or more shitty old Statues of Liberty on any post-apocalyptic wasteland planet, that automatically means it was Earth all along, as a rule.</text:p>
      <text:p text:style-name="P1006">Then when you realize that, you're supposed to have a mental breakdown.</text:p>
      <text:p text:style-name="P1007">It's the place humans are from. But that was a very long time ago, with respect to the planet's current age.</text:p>
      <text:p text:style-name="P1008">Earth has been through a lot. It was even relocated a couple times.</text:p>
      <text:p text:style-name="P1009">Yes. But it was relocated once even before that.</text:p>
      <text:p text:style-name="P1010">It was moved from its native solar system, where it circled around a little yellow sun.</text:p>
      <text:p text:style-name="P1011">Then it founds its way to a new system, around your big red sun. It stayed there for a good while, until your sun started dying.</text:p>
      <text:p text:style-name="P1012">Its universe was about to explode. So its proprietor closed up shop and got it the hell out of there.</text:p>
      <text:p text:style-name="P1013">That's not important for you to know. Suffice to say, planets just have a way of scooting around in this adventure.</text:p>
      <text:p text:style-name="P1014">Cause your kernelsprite turned into a black hole and sucked it into your session?</text:p>
      <text:p text:style-name="P1015">You do.</text:p>
      <text:p text:style-name="P1016">You just have to unlock it.</text:p>
      <text:p text:style-name="P1017">That is when your real quest will begin.</text:p>
      <text:p text:style-name="P1018">You know. Finding keys. Solving problems.</text:p>
      <text:p text:style-name="P1019">All the potential for extraordinary achievements in your quest<text:s/><text:soft-page-break/>must be unlocked first.</text:p>
      <text:p text:style-name="P1020">We've been over this.</text:p>
      <text:p text:style-name="P1021">I don't know.</text:p>
      <text:p text:style-name="P1022">Why would I know that? You think I'm like an encyclopedia on key locations??</text:p>
      <text:p text:style-name="P1023">I got better things to think about than where all your stupid keys are.</text:p>
      <text:p text:style-name="P1024">Find them yourself. Better hop to it!</text:p>
      <text:p text:style-name="P1025">No. More like a big door.</text:p>
      <text:p text:style-name="P1026">Kind of.</text:p>
      <text:p text:style-name="P1027">If there's any treasure in there, it would be guarded by your denizen.</text:p>
      <text:p text:style-name="P1028">A powerful monster that rules your planet, asleep in the core.</text:p>
      <text:p text:style-name="P1029">He appeared there the moment Earth got sucked into your session.</text:p>
      <text:p text:style-name="P1030">Yes.</text:p>
      <text:p text:style-name="P1031">He is the deadliest, most challenging denizen of all.</text:p>
      <text:p text:style-name="P1032">He very rarely appears in game sessions, and is usually designated for the most naturally gifted warriors.</text:p>
      <text:p text:style-name="P1033">His name is Yaldabaoth.</text:p>
      <text:p text:style-name="P1034">_</text:p>
      <text:p text:style-name="P1035">142. Cb25: =007397</text:p>
      <text:p text:style-name="P1036">Sort of.</text:p>
      <text:p text:style-name="P1037">You can fight him then and there if you want. But that won't do you much good. And not just because he'd probably kill you instantly.</text:p>
      <text:p text:style-name="P1038">You're better off listening to him.</text:p>
      <text:p text:style-name="P1039">Because he will make you an offer.</text:p>
      <text:p text:style-name="P1040"><text:span text:style-name="T1041">By which I mean he will give you<text:s/></text:span><text:span text:style-name="T1042">The Choice</text:span><text:span text:style-name="T1043">.</text:span></text:p>
      <text:p text:style-name="P1044">I won't tell you that.</text:p>
      <text:p text:style-name="P1045">It's just a very important decision you will have to take into consideration once you hear it. Something unique to you and your journey.</text:p>
      <text:soft-page-break/>
      <text:p text:style-name="P1046">Basically, if you accept his terms, your real adventure will begin. Your true planet will be unlocked, and a whole lot of other crazy shit will happen. It's best not to get bogged down in the details though.</text:p>
      <text:p text:style-name="P1047">The bottom line is, by accepting, you will begin the most difficult game session anyone has ever attempted.</text:p>
      <text:p text:style-name="P1048">Because you are being punished.</text:p>
      <text:p text:style-name="P1049">For your hubris in embarking on a one player session.</text:p>
      <text:p text:style-name="P1050">That's against the rules.</text:p>
      <text:p text:style-name="P1051">They aren't written anywhere. They're just the rules.</text:p>
      <text:p text:style-name="P1052">Are the rules you and your sister followed written anywhere?</text:p>
      <text:p text:style-name="P1053">You just knew what they were, and you followed them. There were consequences for breaking them.</text:p>
      <text:p text:style-name="P1054">Pretty much.</text:p>
      <text:p text:style-name="P1055">I thought you'd feel that way.</text:p>
      <text:p text:style-name="P1056">It's called a dead session.</text:p>
      <text:p text:style-name="P1057">So, there are three kinds of fucked up sessions, and yours is the worst.</text:p>
      <text:p text:style-name="P1058">There's a null session, which is pretty much a normal session that's doomed to failure.</text:p>
      <text:p text:style-name="P1059">Everything works correctly. The sprites are prototyped, the battlefield can evolve, the Forge is present, Skaia can gestate a new universe... theoretically.</text:p>
      <text:p text:style-name="P1060">But events conspire such that this never happens. Basically the players are doomed to fail.</text:p>
      <text:p text:style-name="P1061">Then there's a void session, which is the same as a null session, but without even having the potential for success.</text:p>
      <text:p text:style-name="P1062">Nothing is prototyped. The battlefield doesn't evolve. There's no Forge. It is completely inert.</text:p>
      <text:p text:style-name="P1063">It has no chance of bearing fruit, at least not without some sort of miraculous external intervention. Like a deus ex machina.</text:p>
      <text:p text:style-name="P1064">And then there's a dead session, which is a void session but worse. It's started by a single player. The kernelsprite collapses into a black hole, sucking the planet into it, and eventually the sun and entire solar system. There is no hope of creating a universe in such a session under any circumstance, not even with outside help. Victory and defeat in a dead session are<text:s/><text:soft-page-break/>dictated by totally different terms.</text:p>
      <text:p text:style-name="P1065">One way of looking at it is, if you're fortunate enough to even get your quest started, it will be like playing the game on the extreme difficulty setting.</text:p>
      <text:p text:style-name="P1066">Hope you're up for that!</text:p>
      <text:p text:style-name="P1067">_</text:p>
      <text:p text:style-name="P1068">143. Cb26: =007398</text:p>
      <text:p text:style-name="P1069">Hell no.</text:p>
      <text:p text:style-name="P1070">Hmm...</text:p>
      <text:p text:style-name="P1071">Gamzee again.</text:p>
      <text:p text:style-name="P1072">Wonder what he's up to now?</text:p>
      <text:p text:style-name="P1073">He doesn't look too good.</text:p>
      <text:p text:style-name="P1074">_</text:p>
      <text:p text:style-name="P1075">144. Cb27: =007399</text:p>
      <text:p text:style-name="P1076"><text:s/>Oh great.</text:p>
      <text:p text:style-name="P1077">Now he's vomiting blood.</text:p>
      <text:p text:style-name="P1078">Are you satisfied?</text:p>
      <text:p text:style-name="P1079">You made this dear, sweet, pseudo-innocent juggalo vomit liter after thick, glutinous liter of nasty purple blood.</text:p>
      <text:p text:style-name="P1080">_</text:p>
      <text:p text:style-name="P1081">145. Cb28: =007400</text:p>
      <text:p text:style-name="P1082">I'm debating whether I should play the elevator music again.</text:p>
      <text:p text:style-name="P1083">Would that be funny? I'm not sure.</text:p>
      <text:p text:style-name="P1084">Kind of borderline, really.</text:p>
      <text:p text:style-name="P1085">What?</text:p>
      <text:p text:style-name="P1086">_</text:p>
      <text:p text:style-name="P1087">146. Cb29: =007401</text:p>
      <text:p text:style-name="P1088">What?</text:p>
      <text:p text:style-name="P1089">That's weird.</text:p>
      <text:p text:style-name="P1090">What kind of keys?</text:p>
      <text:soft-page-break/>
      <text:p text:style-name="P1091">Hmm.</text:p>
      <text:p text:style-name="P1092">Do you think they might work on this tower?</text:p>
      <text:p text:style-name="P1093">Don't be that way. I'm just thinking out loud here.</text:p>
      <text:p text:style-name="P1094">He's kind of like a loyal pet, isn't he?</text:p>
      <text:p text:style-name="P1095">Dragging ridiculous stuff into the house as gifts for his master.</text:p>
      <text:p text:style-name="P1096">Barfing up disgusting things on the carpet and beaming with pride over his generous offering.</text:p>
      <text:p text:style-name="P1097">Isn't that what you want from a devoted minion/mentor?</text:p>
      <text:p text:style-name="P1098">Nope.</text:p>
      <text:p text:style-name="P1099">I'm just as surprised as you.</text:p>
      <text:p text:style-name="P1100">Hey, I told you.</text:p>
      <text:p text:style-name="P1101">I have no idea what that clown gets up to in his spare time.</text:p>
      <text:p text:style-name="P1102">I'm not even really sure how he got here, to be honest.</text:p>
      <text:p text:style-name="P1103">Maybe he stowed away in a shitty Liberty?</text:p>
      <text:p text:style-name="P1104">Or maybe he was just hiding in one of the ventshafts on your meteor when you entered? He had YEARS of practice to master that move, now that I think about it.</text:p>
      <text:p text:style-name="P1105">Why don't you quit bitching at me and try out those keys?</text:p>
      <text:p text:style-name="P1106">_</text:p>
      <text:p text:style-name="P1107">147. Cb30: =007402</text:p>
      <text:p text:style-name="P1108">You don't.</text:p>
      <text:p text:style-name="P1109">Nope.</text:p>
      <text:p text:style-name="P1110">You just have to try them on every keyhole until one fits.</text:p>
      <text:p text:style-name="P1111">Welcome to your quest.</text:p>
      <text:p text:style-name="P1112">_</text:p>
      <text:p text:style-name="P1113">148. Cb31: =007403</text:p>
      <text:p text:style-name="P1114">He is in his game session, exploring his land.</text:p>
      <text:p text:style-name="P1115">It is cooler.</text:p>
      <text:p text:style-name="P1116">You were looking through a standard chat client viewport.</text:p>
      <text:p text:style-name="P1117">This tower's signal bypasses the field of void permeating the session.</text:p>
      <text:soft-page-break/>
      <text:p text:style-name="P1118">As long as you find the right tower, the right monitor, and have the right key, you should be able to see anything in existence from this planet.</text:p>
      <text:p text:style-name="P1119">Try another key.</text:p>
      <text:p text:style-name="P1120">_</text:p>
      <text:p text:style-name="P1121">149. Cb32: =007404</text:p>
      <text:p text:style-name="P1122">What. So you're down with the Dirk?</text:p>
      <text:p text:style-name="P1123">I think you want to be bros with him.</text:p>
      <text:p text:style-name="P1124">_</text:p>
      <text:p text:style-name="P1125">150. Cb33: =007405</text:p>
      <text:p text:style-name="P1126">What?</text:p>
      <text:p text:style-name="P1127">Think what?</text:p>
      <text:p text:style-name="P1128">What?</text:p>
      <text:p text:style-name="P1129">Ok, I'm leaving.</text:p>
      <text:p text:style-name="P1130">What the fuck?</text:p>
      <text:p text:style-name="P1131">Bye.</text:p>
      <text:p text:style-name="P1132">I think you've got a handle on this.</text:p>
      <text:p text:style-name="P1133">You're warming up to the clown, or at least you stopped shooting him every thirty seconds.</text:p>
      <text:p text:style-name="P1134">So it seems like you're ready to accept him as your mentor and begin taking this quest seriously.</text:p>
      <text:p text:style-name="P1135">Cool.</text:p>
      <text:p text:style-name="P1136">My work here is done then.</text:p>
      <text:p text:style-name="P1137">Try out some more keys. Then go exploring and look for more.</text:p>
      <text:p text:style-name="P1138">You'll get the hang of it.</text:p>
      <text:p text:style-name="P1139">_</text:p>
      <text:p text:style-name="P1140">Act 6 Act 5</text:p>
      <text:p text:style-name="P1141">_</text:p>
      <text:p text:style-name="P1142">Act 6 Act 5 Act 2</text:p>
      <text:p text:style-name="P1143">_</text:p>
      <text:soft-page-break/>
      <text:p text:style-name="P1144">Act 6 Act 5 Act 1</text:p>
      <text:p text:style-name="P1145">_</text:p>
      <text:p text:style-name="P1146">151. Cb34: =007678</text:p>
      <text:p text:style-name="P1147">You return to the safety of ACT 6 ACT 5 ACT 1. You finally slip out of the fabled peachbirth trance of the jokebollocks, and cease quaking in the foodsandwich throes of the goofjester tongues, stubborn though they were.</text:p>
      <text:p text:style-name="P1148">Let us never speak of ACT 6 ACT 5 ACT 2 again.</text:p>
      <text:p text:style-name="P1149">?</text:p>
      <text:p text:style-name="P1150">What what.</text:p>
      <text:p text:style-name="P1151">_</text:p>
      <text:p text:style-name="P1152">152. Cb35: =007679</text:p>
      <text:p text:style-name="P1153">Please don't type in the narrative prompt.</text:p>
      <text:p text:style-name="P1154">Do what.</text:p>
      <text:p text:style-name="P1155">This isn't backwards stupid. It's forwards.</text:p>
      <text:p text:style-name="P1156">After all the trickster shit happened.</text:p>
      <text:p text:style-name="P1157">I can go back all the act act acts I want.</text:p>
      <text:p text:style-name="P1158">The act act acts are kind of meaningless anyway.</text:p>
      <text:p text:style-name="P1159">Besides, trickster mode was getting obnoxious.</text:p>
      <text:p text:style-name="P1160">Yes it was.</text:p>
      <text:p text:style-name="P1161">Yes.</text:p>
      <text:p text:style-name="P1162">Let's not do the Equius yes/no thing.</text:p>
      <text:p text:style-name="P1163">What are you talking about? I didn't erase it. It was still a thing that happened.</text:p>
      <text:p text:style-name="P1164">Do you really think I have the power to make something unhappen??</text:p>
      <text:p text:style-name="P1165">I would have to be a wizard to do that. And as we both know perfectly well, magic is fake as shit.</text:p>
      <text:p text:style-name="P1166">No way.</text:p>
      <text:p text:style-name="P1167">And incidentally, I didn't authorize you to send that lollipop.</text:p>
      <text:p text:style-name="P1168">Approve of kids doing something kinda like drugs and making dumb plans to get quadruple married and have babies?</text:p>
      <text:soft-page-break/>
      <text:p text:style-name="P1169">No, I don't approve of that.</text:p>
      <text:p text:style-name="P1170">Besides, that's no way to make progress.</text:p>
      <text:p text:style-name="P1171">You don't just give the heroes some cheap game breaking candy let them blast through the whole adventure and all their personal issues.</text:p>
      <text:p text:style-name="P1172">That's some deus ex machina shit you were trying to pull.</text:p>
      <text:p text:style-name="P1173">Lame.</text:p>
      <text:p text:style-name="P1174">No.</text:p>
      <text:p text:style-name="P1175">No.</text:p>
      <text:p text:style-name="P1176">No.</text:p>
      <text:p text:style-name="P1177">Nope!</text:p>
      <text:p text:style-name="P1178">No.</text:p>
      <text:p text:style-name="P1179">No.</text:p>
      <text:p text:style-name="P1180">No.</text:p>
      <text:p text:style-name="P1181">_</text:p>
      <text:p text:style-name="P1182">153. Cb36: /007680/</text:p>
      <text:p text:style-name="P1183">Oh not this again!</text:p>
      <text:p text:style-name="P1184">Why did Gamzee have to give you that crowbar??</text:p>
      <text:p text:style-name="P1185">Ugh, I should have killed him a long time ago.</text:p>
      <text:p text:style-name="P1186">Fuckin clowns tho...</text:p>
      <text:p text:style-name="P1187">Put the crowbar down.</text:p>
      <text:p text:style-name="P1188">Good grief, poor Jane.</text:p>
      <text:p text:style-name="P1189">Ok fine! The spoiled baby gets his bottle yet again.</text:p>
      <text:p text:style-name="P1190">Just put the thing down.</text:p>
      <text:p text:style-name="P1191">_</text:p>
      <text:p text:style-name="P1192">154. Cb37: =007681</text:p>
      <text:p text:style-name="P1193">Caliborn, first let me explain something to you.</text:p>
      <text:p text:style-name="P1194">I guess it falls on me to teach you these life lessons, because as unpleasant as the idea is for both of us, I am the closest thing you will ever have to a father.</text:p>
      <text:p text:style-name="P1195">You see, teenagers are sensitive and beautiful creatures.</text:p>
      <text:soft-page-break/>
      <text:p text:style-name="P1196">Well, not you. You are repulsive. But most teenagers, I mean.</text:p>
      <text:p text:style-name="P1197">You can't just force them to settle all their issues with insane psychotropic game powerups.</text:p>
      <text:p text:style-name="P1198">They have to face all those issues themselves, or they will never learn and grow as people.</text:p>
      <text:p text:style-name="P1199">Well, you don't. But human beings do.</text:p>
      <text:p text:style-name="P1200">The journey itself is more important than the destination.</text:p>
      <text:p text:style-name="P1201">The struggle is what builds character and teaches us about ourselves and about life.</text:p>
      <text:p text:style-name="P1202">Of course you think you were doing them a favor. You're an alien.</text:p>
      <text:p text:style-name="P1203">So is your sister. She thought the juju would be a great boon for them as well. But she was wrong.</text:p>
      <text:p text:style-name="P1204">See, you cherubs are predisposed to love all this trickster crap. All that goofy squeaky candy coated nonsense is a critical part of your people's mythos.</text:p>
      <text:p text:style-name="P1205">That sugarized zillyjunk sort of embodies a unified field of absurd Platonic ideals to the cherubim, so when you see expressions of it in reality of course you're gonna go apeshit.</text:p>
      <text:p text:style-name="P1206">But that kind of stuff is freakish and disturbing to humans. Those aren't our ideals.</text:p>
      <text:p text:style-name="P1207">Furthermore, that could only be seen as a boon from an asocial species.</text:p>
      <text:p text:style-name="P1208">You never have to deal with other people. So if you lick a magic lollipop that flips a switch in your brain that says "all my problems are solved," I guess maybe that's fine for cherubs, but if you're a human you haven't actually solved anything.</text:p>
      <text:p text:style-name="P1209">By the same logic it's not much of a boon to a human's physical journey either.</text:p>
      <text:p text:style-name="P1210">Using an item that lets them start maniacally powering from point A to point B isn't doing them any favors.</text:p>
      <text:p text:style-name="P1211">It's like when Mario gets the star.</text:p>
      <text:p text:style-name="P1212">You know when Mario gets the star?</text:p>
      <text:p text:style-name="P1213">He's a small Italian plumber who goes on sideways adventures.</text:p>
      <text:p text:style-name="P1214">He jumps on stuff and bops bricks with his head to save a princess.</text:p>
      <text:p text:style-name="P1215">Never mind what an Italian is. It's just a kind of guy on Earth.</text:p>
      <text:soft-page-break/>
      <text:p text:style-name="P1216">And a plumber is a guy who fixes load gapers.</text:p>
      <text:p text:style-name="P1217">Shut up.</text:p>
      <text:p text:style-name="P1218">Anyway, sometimes when Mario's running sideways he gets a star that makes him magic and invincible.</text:p>
      <text:p text:style-name="P1219">Yes, but less stupid.</text:p>
      <text:p text:style-name="P1220">So for a while he becomes flashy and hyperactive and nothing's challenging anymore.</text:p>
      <text:p text:style-name="P1221">He just starts barreling over mushrooms and leaping over pits as fast as he can, then gets to the end and jumps on the flagpole and that's it. Mario "wins".</text:p>
      <text:p text:style-name="P1222">But the point is, he didn't really win. That magic star was actually devastating to his development as a human being.</text:p>
      <text:p text:style-name="P1223">Because he skipped over many critical trials on his spiritual journey.</text:p>
      <text:p text:style-name="P1224">Mario NEEDS to stomp on all those mushrooms. He NEEDS to bonk those bricks with his head, for the sake of his personal growth.</text:p>
      <text:p text:style-name="P1225">By using the star, he is denying himself many powerful moments of catharsis.</text:p>
      <text:p text:style-name="P1226">Well, I don't know. Maybe Mario isn't the best example.</text:p>
      <text:p text:style-name="P1227">Like I'm not sure if Mario really even has a soul?</text:p>
      <text:p text:style-name="P1228">He's just kind of a one-dimensional friendly cartoon plumber.</text:p>
      <text:p text:style-name="P1229">So maybe this stuff doesn't quite apply to him.</text:p>
      <text:p text:style-name="P1230">But these aren't one-dimensional plumbers we're talking about here.</text:p>
      <text:p text:style-name="P1231">These are TEENS.</text:p>
      <text:p text:style-name="P1232">And as we all know, teens have BIG FEELINGS.</text:p>
      <text:p text:style-name="P1233">No don't!</text:p>
      <text:p text:style-name="P1234">Jane is still nursing a wicked hangover you ass.</text:p>
      <text:p text:style-name="P1235">_</text:p>
      <text:p text:style-name="P1236">155. Cb38: =007682</text:p>
      <text:p text:style-name="P1237">Has it occurred to you that your quest in its limitless tedium and thankless busywork was designed to facilitate your personal growth?</text:p>
      <text:p text:style-name="P1238">To prepare you for your ultimate destiny beyond this game?</text:p>
      <text:soft-page-break/>
      <text:p text:style-name="P1239">Oh right.</text:p>
      <text:p text:style-name="P1240">Well, has it occurred to you that it might have been designed to fuck with your head and serve as a punishment for being such a horrible little shit?</text:p>
      <text:p text:style-name="P1241">Fair enough.</text:p>
      <text:p text:style-name="P1242">But I already told you how to accelerate your viewing.</text:p>
      <text:p text:style-name="P1243">See those two panes of glass there?</text:p>
      <text:p text:style-name="P1244">Take your crowbar and smash them.</text:p>
      <text:p text:style-name="P1245">Yes.</text:p>
      <text:p text:style-name="P1246">You should be pleased by the irony.</text:p>
      <text:p text:style-name="P1247">Smashing the glass will cause you to reflect upon a lifetime you have yet to spend...</text:p>
      <text:p text:style-name="P1248">Um.</text:p>
      <text:p text:style-name="P1249">Breaking stuff.</text:p>
      <text:p text:style-name="P1250">Is the irony not fucking delicious?</text:p>
      <text:p text:style-name="P1251">i'M SORRY.</text:p>
      <text:p text:style-name="P1252">yES.</text:p>
      <text:p text:style-name="P1253">You and a buddy have to turn both keys simultaneously.</text:p>
      <text:p text:style-name="P1254">It will teach you a wonderful lesson about life.</text:p>
      <text:p text:style-name="P1255">Don't act like you aren't secretly having a great time there with your new friends.</text:p>
      <text:p text:style-name="P1256">You are practically the ringmaster of your own little dark carnival by now.</text:p>
      <text:p text:style-name="P1257">And you're loving every minute of it. Don't deny it.</text:p>
      <text:p text:style-name="P1258">Sooner or later you will have to face the fact that literally all adventures are about learning the value of teamwork.</text:p>
      <text:p text:style-name="P1259">Teamwork and friendship. The two razor sharp edges of the mighty excalibur which EVERY hero should keep in his scabbard.</text:p>
      <text:p text:style-name="P1260">Even shitty heroes like you.</text:p>
      <text:p text:style-name="P1261">_</text:p>
      <text:p text:style-name="P1262">Act 6 Intermission 5</text:p>
      <text:p text:style-name="P1263">_</text:p>
      <text:soft-page-break/>
      <text:p text:style-name="P1264">Act 6 Intermission 5 Intermission 1</text:p>
      <text:p text:style-name="P1265">_</text:p>
      <text:p text:style-name="P1266">156. Cb39: =007839</text:p>
      <text:p text:style-name="P1267">No.</text:p>
      <text:p text:style-name="P1268">No!</text:p>
      <text:p text:style-name="P1269">This is a shameful exploitation of our arrangement.</text:p>
      <text:p text:style-name="P1270">We weren't supposed to talk anymore once you left Earth.</text:p>
      <text:p text:style-name="P1271">Every time we talk, you complain that I am being self indulgent.</text:p>
      <text:p text:style-name="P1272">But you always come back for more! It's like you can't get enough of me.</text:p>
      <text:p text:style-name="P1273">I think you might be obsessed.</text:p>
      <text:p text:style-name="P1274">You only made that caltop so you could talk to me on the go, didn't you?</text:p>
      <text:p text:style-name="P1275">Please, don't lie. Who else would you use it to talk to in your solo session? GAMZEE?</text:p>
      <text:p text:style-name="P1276">I bet you haven't said one word to him through that device. You never even refer to him by his name.</text:p>
      <text:p text:style-name="P1277">You should try to be better friends with him.</text:p>
      <text:p text:style-name="P1278">He basically ditched his best buddy for you.</text:p>
      <text:p text:style-name="P1279">He reveres you, and you treat him like shit.</text:p>
      <text:p text:style-name="P1280">So...</text:p>
      <text:p text:style-name="P1281">You're off to a pretty good start at being a god, I guess?</text:p>
      <text:p text:style-name="P1282">Ugh.</text:p>
      <text:p text:style-name="P1283">Yellow hat and blue hat?</text:p>
      <text:p text:style-name="P1284">You should come up with better names for them than that.</text:p>
      <text:p text:style-name="P1285">Like, I don't know.</text:p>
      <text:p text:style-name="P1286">Maybe some cool mobster names?</text:p>
      <text:p text:style-name="P1287">Because mobsters are cool.</text:p>
      <text:p text:style-name="P1288">Anyone can be a mobster though. Even cherubs and leprechauns.</text:p>
      <text:p text:style-name="P1289">Being a mobster isn't about what you look like, it's about what's inside you.</text:p>
      <text:soft-page-break/>
      <text:p text:style-name="P1290">Are these the only two you've unlocked so far?</text:p>
      <text:p text:style-name="P1291">He's pretty much doing what he does.</text:p>
      <text:p text:style-name="P1292">No. He's just slow.</text:p>
      <text:p text:style-name="P1293">That's his power.</text:p>
      <text:p text:style-name="P1294">Yellow hat is fast.</text:p>
      <text:p text:style-name="P1295">Blue hat is slow.</text:p>
      <text:p text:style-name="P1296">It just is.</text:p>
      <text:p text:style-name="P1297">That depends on what you mean by better.</text:p>
      <text:p text:style-name="P1298">_</text:p>
      <text:p text:style-name="P1299">Act 6 Intermission 5 Intermission 2</text:p>
      <text:p text:style-name="P1300">_</text:p>
      <text:p text:style-name="P1301">157. Cb40: =007846</text:p>
      <text:p text:style-name="P1302">I thought they were leprechauns.</text:p>
      <text:p text:style-name="P1303">Ok.</text:p>
      <text:p text:style-name="P1304">Congratulations.</text:p>
      <text:p text:style-name="P1305">What's wrong with the new gnomes?</text:p>
      <text:p text:style-name="P1306">Yes. That's basically what he does.</text:p>
      <text:p text:style-name="P1307">Yes.</text:p>
      <text:p text:style-name="P1308">You can't kill purple hat. He's too lucky!</text:p>
      <text:p text:style-name="P1309">That's also his power. Being really lucky.</text:p>
      <text:p text:style-name="P1310">I don't know.</text:p>
      <text:p text:style-name="P1311">Get him to solve puzzles for you?</text:p>
      <text:p text:style-name="P1312">Use him as a human shield sometimes?</text:p>
      <text:p text:style-name="P1313">I mean a gnome shield.</text:p>
      <text:p text:style-name="P1314">You shouldn't be whining about how lame your minions are.</text:p>
      <text:p text:style-name="P1315">As you accumulate more, your job is obviously to combine their talents in creative ways to overcome the increasingly difficult challenges on your quest.</text:p>
      <text:p text:style-name="P1316">Synergize your time gnomes. Make them more than the sum of their pointy hats.</text:p>
      <text:soft-page-break/>
      <text:p text:style-name="P1317">Nobody said it would be easy.</text:p>
      <text:p text:style-name="P1318">Hey.</text:p>
      <text:p text:style-name="P1319">Did you kill that cute turtle?</text:p>
      <text:p text:style-name="P1320">But I can see your past trail.</text:p>
      <text:p text:style-name="P1321">You're standing there holding a gun, and pointing it at the turtle.</text:p>
      <text:p text:style-name="P1322">Boooooooooo.</text:p>
      <text:p text:style-name="P1323">_</text:p>
      <text:p text:style-name="P1324">Act 6 Intermission 5 Intermission 3</text:p>
      <text:p text:style-name="P1325">_</text:p>
      <text:p text:style-name="P1326">158. Cb41: =007922</text:p>
      <text:p text:style-name="P1327">You're calling them elves now?</text:p>
      <text:p text:style-name="P1328">But they're leprechauns!</text:p>
      <text:p text:style-name="P1329">Or gnomes, according to some baloneyscholars.</text:p>
      <text:p text:style-name="P1330">Whatever.</text:p>
      <text:p text:style-name="P1331">Because of the two for one deal.</text:p>
      <text:p text:style-name="P1332">You sunk the 7th planet on the break. So when you destroyed the 6th planet, you unlocked both the 6th and 7th elf.</text:p>
      <text:p text:style-name="P1333">Now you're on the 8th planet. This one doesn't give you an elf.</text:p>
      <text:p text:style-name="P1334">No.</text:p>
      <text:p text:style-name="P1335">No.</text:p>
      <text:p text:style-name="P1336">No.</text:p>
      <text:p text:style-name="P1337">You get nothing.</text:p>
      <text:p text:style-name="P1338">Because you're supposed to skip this one and destroy it last.</text:p>
      <text:p text:style-name="P1339">You're just wasting time hanging around here. The clock is ticking.</text:p>
      <text:p text:style-name="P1340">Yes.</text:p>
      <text:p text:style-name="P1341">Yes.</text:p>
      <text:p text:style-name="P1342">Yes.</text:p>
      <text:p text:style-name="P1343">He has a doll with pins in it.</text:p>
      <text:soft-page-break/>
      <text:p text:style-name="P1344">Every time you get a new elf, he'll take another pin out.</text:p>
      <text:p text:style-name="P1345">That's all I will tell you.</text:p>
      <text:p text:style-name="P1346">He doesn't have a power.</text:p>
      <text:p text:style-name="P1347">No.</text:p>
      <text:p text:style-name="P1348">But maroon hat is pretty smart!</text:p>
      <text:p text:style-name="P1349">You can use him as a higher ranking henchman or something.</text:p>
      <text:p text:style-name="P1350">You should talk to him and find out.</text:p>
      <text:p text:style-name="P1351">Come on.</text:p>
      <text:p text:style-name="P1352">Just a little friendly chat.</text:p>
      <text:p text:style-name="P1353">Ok.</text:p>
      <text:p text:style-name="P1354">...</text:p>
      <text:p text:style-name="P1355">Hey.</text:p>
      <text:p text:style-name="P1356">Are you still talking to him?</text:p>
      <text:p text:style-name="P1357">Wow, you guys are really going at it there.</text:p>
      <text:p text:style-name="P1358">What the fuck could you be talking about for so long?</text:p>
      <text:p text:style-name="P1359">This is getting ridiculous.</text:p>
      <text:p text:style-name="P1360">The timer on the next cueball bomb is ticking away.</text:p>
      <text:p text:style-name="P1361">And?</text:p>
      <text:p text:style-name="P1362">See? I told you.</text:p>
      <text:p text:style-name="P1363">Maybe he can hold on to something important for you.</text:p>
      <text:p text:style-name="P1364">No not the caltop. That's dumb.</text:p>
      <text:p text:style-name="P1365">No.</text:p>
      <text:p text:style-name="P1366">No you idiot!</text:p>
      <text:p text:style-name="P1367">Look at the color of his hat. What else do you have that's that color?</text:p>
      <text:p text:style-name="P1368">Also, what object can you think of that's kinda shaped like a 7?</text:p>
      <text:p text:style-name="P1369">Ok, I give up.</text:p>
      <text:p text:style-name="P1370">...</text:p>
      <text:p text:style-name="P1371">Yeah.</text:p>
      <text:soft-page-break/>
      <text:p text:style-name="P1372">I guess in retrospect, purple hat has always been pretty flirtatious, hasn't he?</text:p>
      <text:p text:style-name="P1373">Maybe you should try to be open minded though.</text:p>
      <text:p text:style-name="P1374"><text:span text:style-name="T1375">Have you ever considered a<text:s/></text:span><text:span text:style-name="T1376"><draw:frame draw:style-name="a2" draw:name="Picture 482109708" text:anchor-type="as-char" svg:x="0in" svg:y="0in" svg:width="0.4063in" svg:height="0.1252in" style:rel-width="scale" style:rel-height="scale"><draw:image xlink:href="media/image3.wmf" xlink:type="simple" xlink:show="embed" xlink:actuate="onLoad"/><svg:title/><svg:desc/></draw:frame></text:span><text:span text:style-name="T1377">relationship with someone?</text:span></text:p>
      <text:p text:style-name="P1378"><text:span text:style-name="T1379">Maybe you will discover you have never truly experienced joy until you have been in<text:s/></text:span><text:span text:style-name="T1380"><draw:frame draw:style-name="a3" draw:name="Picture 599225789" text:anchor-type="as-char" svg:x="0in" svg:y="0in" svg:width="0.4063in" svg:height="0.1252in" style:rel-width="scale" style:rel-height="scale"><draw:image xlink:href="media/image3.wmf" xlink:type="simple" xlink:show="embed" xlink:actuate="onLoad"/><svg:title/><svg:desc/></draw:frame></text:span><text:span text:style-name="T1381">with a dancing elf.</text:span></text:p>
      <text:p text:style-name="P1382">_</text:p>
      <text:p text:style-name="P1383">Act 6 Intermission 5 Intermission 4</text:p>
      <text:p text:style-name="P1384">_</text:p>
      <text:p text:style-name="P1385">159. Cb42: =007965</text:p>
      <text:p text:style-name="P1386"><text:s/>I thought you had given up on getting answers from me.</text:p>
      <text:p text:style-name="P1387">I really don't see how it's any less fair than being allowed to solicit the omniscient narrator of your quest for answers.</text:p>
      <text:p text:style-name="P1388">Nobody else who plays this game gets to do that. What makes you so special?</text:p>
      <text:p text:style-name="P1389">I shouldn't have said that.</text:p>
      <text:p text:style-name="P1390">Now you're strutting around, all thinking you're special.</text:p>
      <text:p text:style-name="P1391">I know.</text:p>
      <text:p text:style-name="P1392">Frog men???</text:p>
      <text:p text:style-name="P1393">You are getting really esoteric with your headcanons now.</text:p>
      <text:p text:style-name="P1394">And what makes you so sure they are all men?</text:p>
      <text:p text:style-name="P1395">Have you sexed them?</text:p>
      <text:p text:style-name="P1396">No, I mean determined their sex.</text:p>
      <text:p text:style-name="P1397">Do you even know how?</text:p>
      <text:p text:style-name="P1398">It does?</text:p>
      <text:p text:style-name="P1399">No. I mean, I don't know.</text:p>
      <text:p text:style-name="P1400">I'm not there, so I can't sex them to be sure.</text:p>
      <text:p text:style-name="P1401"><text:s/>That's not what sexing means you little shit!</text:p>
      <text:p text:style-name="P1402">Why do you always want me to spoil stuff for you?</text:p>
      <text:p text:style-name="P1403">Why can't you be at least a little scientifically inquisitive, and find out what they can do yourself?</text:p>
      <text:soft-page-break/>
      <text:p text:style-name="P1404">Have you tried injuring blue stripe hat yet?</text:p>
      <text:p text:style-name="P1405">Fine.</text:p>
      <text:p text:style-name="P1406">Blue stripe hat randomly time travels somewhere if you injure him.</text:p>
      <text:p text:style-name="P1407">Red stripe hat can also travel through time, but only using fire as a gateway.</text:p>
      <text:p text:style-name="P1408">Yellow stripe hat is a tailor.</text:p>
      <text:p text:style-name="P1409">Yes.</text:p>
      <text:p text:style-name="P1410">Yes. A damn good one, too.</text:p>
      <text:p text:style-name="P1411">If you want to be a bigshot time traveler, you're going to need a good tailor.</text:p>
      <text:p text:style-name="P1412">Everyone knows that.</text:p>
      <text:p text:style-name="P1413">What if some day you get some sweet new threads? Who will maintain your wardrobe for you??</text:p>
      <text:p text:style-name="P1414">Do you think you'll wear that tee shirt and those stupid suspenders all your life?</text:p>
      <text:p text:style-name="P1415">Whatever you say.</text:p>
      <text:p text:style-name="P1416">You're wasting time again. Better hurry up and conquer this planet so you can find Eggs.</text:p>
      <text:p text:style-name="P1417">Whoops. I mean purple stripe hat.</text:p>
      <text:p text:style-name="P1418">Forget I called him that.</text:p>
      <text:p text:style-name="P1419">You won't be disappointed.</text:p>
      <text:p text:style-name="P1420">_</text:p>
      <text:p text:style-name="P1421">Return to Act 6 Intermission 5</text:p>
      <text:p text:style-name="P1422">_</text:p>
      <text:p text:style-name="P1423">160. =007975</text:p>
      <text:p text:style-name="P1424">And with Vriska's sassy flourish of dramatic irony, it suddenly becomes evident to anyone with a brain that we aren't going to see what the treasure is for hundreds, if not thousands of pages.</text:p>
      <text:p text:style-name="P1425">_</text:p>
      <text:p text:style-name="P1426">161. =007976</text:p>
      <text:p text:style-name="P1427">So why don't we stop wasting everyone's time, shut the lid on this lousy MacGuffin, and be Viceroy Bubbles Von Salamancer.</text:p>
      <text:soft-page-break/>
      <text:p text:style-name="P1428">_</text:p>
      <text:p text:style-name="P1429">162. VS2: =007980</text:p>
      <text:p text:style-name="P1430">You beckon a horrifying cadre of skeletal friends. They lurch from the mounds to serve their dark master. You're so happy to see them. You start to blow some sinister friendship bubbles.</text:p>
      <text:p text:style-name="P1431">You look at all these skeletons and think to yourself, this is probably going to be really important later on. Because that's what happens in adventures. A thing happens, then you forget about the thing for a while, but it turns out to be important down the road. Like some heroes will be fighting a bad guy, and things will look bleak for them. But then out of nowhere this skeleton army will arrive as reinforcements or something, thus turning the tide of battle. Then you go, ah-ha. So that's why that little salamander summoned those skeletons. Everything makes sense now, and in retrospect is elegant in its simplicity.</text:p>
      <text:p text:style-name="P1432">Please, don't interrupt. We are trying to enjoy an important subplot.</text:p>
      <text:p text:style-name="P1433">Now where were we. Oh, look! One of the skeletons has stepped forward to introduce himself. But the skeleton doesn't have a name. You should give him one! What will you name the skeleton?</text:p>
      <text:p text:style-name="P1434">&gt; Clattersworth</text:p>
      <text:p text:style-name="P1435">&gt; Bonebone</text:p>
      <text:p text:style-name="P1436">&gt; Captain Nibbles</text:p>
      <text:p text:style-name="P1437">&gt; Fossilbee Oldington the Third</text:p>
      <text:p text:style-name="P1438">&gt; Mr. Ribs</text:p>
      <text:p text:style-name="P1439">&gt; Skulligan Malone</text:p>
      <text:p text:style-name="P1440">_</text:p>
      <text:p text:style-name="P1441">163. =007981</text:p>
      <text:p text:style-name="P1442">You declare this loyal follower to be: Bonebone! Bonebone is most pleased with his gentlemanly appellation.</text:p>
      <text:p text:style-name="P1443">Hang on. Another skeleton approaches to receive a title. In fact, it looks like they all want names! You decide to name them all, one by one.</text:p>
      <text:p text:style-name="P1444">Just ignore her. She had her chance to be important, but turned the offer down. The rest of us are just trying to get on with our lives.</text:p>
      <text:p text:style-name="P1445">Now, what will you name the next skeleton?</text:p>
      <text:soft-page-break/>
      <text:p text:style-name="P1446">_</text:p>
      <text:p text:style-name="P1447">Act 6 Intermission 5 Intermission 5</text:p>
      <text:p text:style-name="P1448">_</text:p>
      <text:p text:style-name="P1449">164. Cb43: =008011</text:p>
      <text:p text:style-name="P1450">Puppet people?</text:p>
      <text:p text:style-name="P1451">You're just calling them different things every time to bug me.</text:p>
      <text:p text:style-name="P1452">Why are they puppet people?</text:p>
      <text:p text:style-name="P1453">I thought frog men was going to be your preferred headcanon.</text:p>
      <text:p text:style-name="P1454">How so?</text:p>
      <text:p text:style-name="P1455">Soft?</text:p>
      <text:p text:style-name="P1456">What do you mean.</text:p>
      <text:p text:style-name="P1457">Soft as in smooth to the touch, like a baby's behind?</text:p>
      <text:p text:style-name="P1458">What?</text:p>
      <text:p text:style-name="P1459">Hold on.</text:p>
      <text:p text:style-name="P1460">Are you telling me these fuckers are literally made of felt???</text:p>
      <text:p text:style-name="P1461">It's the fabric they put on pool tables.</text:p>
      <text:p text:style-name="P1462">Kind of soft and fuzzy.</text:p>
      <text:p text:style-name="P1463">Well that's weird.</text:p>
      <text:p text:style-name="P1464">I guess you learn something new every day.</text:p>
      <text:p text:style-name="P1465">Speaking of which, I suppose you'll want me to tell you what these two frog puppets can do?</text:p>
      <text:p text:style-name="P1466">No?</text:p>
      <text:p text:style-name="P1467">Patience.</text:p>
      <text:p text:style-name="P1468">In time, you will grow to love them as if they were two very special sons.</text:p>
      <text:p text:style-name="P1469">Yes you will.</text:p>
      <text:p text:style-name="P1470">I can tell you kind of like them already, but you're just pretending you don't to be cool. Like you always do with members of your dark carnival.</text:p>
      <text:p text:style-name="P1471">I notice you aren't actually trying very hard to escape from the crowd there.</text:p>
      <text:soft-page-break/>
      <text:p text:style-name="P1472">Looks to me like you're enjoying your time in the puppet mosh pit, frankly.</text:p>
      <text:p text:style-name="P1473">I'm going to tell you their powers anyway.</text:p>
      <text:p text:style-name="P1474">NO!</text:p>
      <text:p text:style-name="P1475">Purple stripe hat has an egg timer juju which makes him time travel whenever it rings.</text:p>
      <text:p text:style-name="P1476">But he's too stupid to use time travel sensibly so he ends up making way too many copies of himself.</text:p>
      <text:p text:style-name="P1477">Orange stripe hat has a magic oven which he can hide inside.</text:p>
      <text:p text:style-name="P1478">And that's it. It serves no purpose other than that. Also he's just as dumb as Eggs.</text:p>
      <text:p text:style-name="P1479">I mean purple stripe hat. Forget I called him that again.</text:p>
      <text:p text:style-name="P1480">Also pretend I didn't call the other guy Biscuits.</text:p>
      <text:p text:style-name="P1481">I didn't?</text:p>
      <text:p text:style-name="P1482">Oh.</text:p>
      <text:p text:style-name="P1483">Damn.</text:p>
      <text:p text:style-name="P1484">Then pretend I didn't say I did.</text:p>
      <text:p text:style-name="P1485">Yeah, my divulgences haven't been too popular lately.</text:p>
      <text:p text:style-name="P1486">I can't seem to catch a 8r8k.</text:p>
      <text:p text:style-name="P1487">A 8r8k.</text:p>
      <text:p text:style-name="P1488">Nothing.</text:p>
      <text:p text:style-name="P1489">Just something an old flame used to say a lot.</text:p>
      <text:p text:style-name="P1490">Well, not so much an old flame as someone who callously spurned my extraordinarily inappropriate advances one time.</text:p>
      <text:p text:style-name="P1491">She really blew it though. She could have been the star again, if only she said yes.</text:p>
      <text:p text:style-name="P1492">Things are pretty passive aggressive between us now.</text:p>
      <text:p text:style-name="P1493">WOMEN. Am I right?</text:p>
      <text:p text:style-name="P1494">You know how it is.</text:p>
      <text:p text:style-name="P1495">Sometimes a guy just wants to take a look at what an adorable salamander is up to, and scrutinize that situation carefully.</text:p>
      <text:p text:style-name="P1496">Like really see what's going on with that, you know?</text:p>
      <text:soft-page-break/>
      <text:p text:style-name="P1497">Is that so wrong.</text:p>
      <text:p text:style-name="P1498">So what if I want to watch a young salamander spend several hours naming skeletons?</text:p>
      <text:p text:style-name="P1499">It's my right to do that. I should be able to watch Bubbles name a million fucking skeletons if I want.</text:p>
      <text:p text:style-name="P1500">I should be able to do that without a spiteful attention hog stealing back the spotlight while she does something "important".</text:p>
      <text:p text:style-name="P1501">Who cares about important stuff?</text:p>
      <text:p text:style-name="P1502">Important stuff is so overrated, IMHO.</text:p>
      <text:p text:style-name="P1503">I wonder what Spades Slick is doing right now.</text:p>
      <text:p text:style-name="P1504">_</text:p>
      <text:p text:style-name="P1505">Return to Act 6 Intermission 5</text:p>
      <text:p text:style-name="P1506">_</text:p>
      <text:p text:style-name="P1507">165. VS3: =008012</text:p>
      <text:p text:style-name="P1508">You are now Spades Slick.</text:p>
      <text:p text:style-name="P1509">It appears that you will be the focus of an exciting new sub plot. That is, if everyone's ok with that. You're not sure. Is that allowed, you wonder? Is anyone going to throw a tantrum and make us look at something else?</text:p>
      <text:p text:style-name="P1510">Good news, Spades. It looks like your sub plot checks out. You have the green light, whenever you're ready.</text:p>
      <text:p text:style-name="P1511">_</text:p>
      <text:p text:style-name="P1512">166. =008013</text:p>
      <text:p text:style-name="P1513">There was some commotion up here earlier. That guy flipped your bed over this balcony and you fell in the water like a thousand feet below. You had to climb all the way back up, sopping wet. You think he said something about English? You don't see any sign of the rival mob boss though. You'll have to investigate.</text:p>
      <text:p text:style-name="P1514">You might not have much time to find him though. The sun is setting on the horizon. What are all those things floating over the water? You can't quite make them out, even with your awesome cyborg eye, which can probably make you see better. Maybe. I'm not sure. I don't actually know anything about cybernetics to tell you the truth. I just gave you a red eye because I thought it looked cool.</text:p>
      <text:p text:style-name="P1515">_</text:p>
      <text:soft-page-break/>
      <text:p text:style-name="P1516">167. =008014</text:p>
      <text:p text:style-name="P1517">Looks like this asshole in the white wig is dead. Yes, the same asshole who nursed you back to health even though he didn't have to, and even though he kind of promised he wouldn't do stuff like that by way of some vague pledge involving a yellow ruler. But he saved your life anyway because his heart was just that big. You're welcome.</text:p>
      <text:p text:style-name="P1518">You weren't listening to any of that because you don't care.</text:p>
      <text:p text:style-name="P1519">_</text:p>
      <text:p text:style-name="P1520">168. =008016</text:p>
      <text:p text:style-name="P1521">This appears to be the murder weapon. Looks like English was the trigger man, then ditched the weapon by the body for some reason. You've never seen the guy, but you heard he carries a big overpowered gold machine gun.</text:p>
      <text:p text:style-name="P1522">Pretty garish in your view. The man has no subtlety whatsoever. You and he sure have different styles when it comes to running an organized crime outfit. You honestly think he might be some sort of huge manchild.</text:p>
      <text:p text:style-name="P1523">And I honestly think you might be right.</text:p>
      <text:p text:style-name="P1524">_</text:p>
      <text:p text:style-name="P1525">169. =008019</text:p>
      <text:p text:style-name="P1526">Now that you've settled her nerves down, which you haven't actually, you ask her where the guy who did this went. She says she doesn't know. She's been hiding since he smacked her across the face with his cane. You say he did WHAT, why I oughta! She says she thinks he's probably gone now. You say oh. Any idea which way he went? She says no. You say hmm. Any idea what she might be doing later? She asks what do you mean? You say any dinner plans or...</text:p>
      <text:p text:style-name="P1527">Hey! Slick! What exactly are your intentions toward Ms. Paint??? You could at least wait until the blood is dry before making your move. I know you've always had your shitty cybernetic eye on her. Yes, the same eye that's probably just a useless piece of red glass overlapping an otherwise perfectly healthy eye. Yeah, that one.</text:p>
      <text:p text:style-name="P1528">Oh fuck it. Who am I to stand between you two? You obviously make an adorable couple. Why should I let my rotten luck with the ladies rain on your parade. That's it, I'm calling it. I'm declaring your ship to be officially canon.</text:p>
      <text:p text:style-name="P1529">Now don't fuck this up, Slick.</text:p>
      <text:soft-page-break/>
      <text:p text:style-name="P1530">_</text:p>
      <text:p text:style-name="P1531">170. VS4: =008037</text:p>
      <text:p text:style-name="P1532"><text:span text:style-name="T1533">So this is it huh you say. Why's he keep the exit in the room with the clock anyway?<text:s/></text:span><text:span text:style-name="T1534">Crowbar</text:span><text:span text:style-name="T1535"><text:s/>says the exit's in the room with the clock because the exit IS the clock. You say you see. You look the clock up and down. Doesn't look the same as you remember. It was a lot fancier when you smashed it with the<text:s/></text:span><text:span text:style-name="T1536">Crowbar</text:span><text:span text:style-name="T1537">. You mean the crowbar. All purple and gold and... ticking. As if deciding the fate of someone you don't know or care about. Someone who doesn't understand a golden opportunity when she sees it. Someone whose behavior may have been controversial, and whose sentence apparently had to be arbitrated by a magic timepiece. Just as well you smashed it. That way nobody could outsource their judgment to the verdict of a stupid clock. Yes you definitely thought all that now. Wait. What happened to the pendulum? The ball thingy you mean.<text:s/></text:span><text:span text:style-name="T1538">Crowbar</text:span><text:span text:style-name="T1539"><text:s/>says it broke. You see. Alright.</text:span></text:p>
      <text:p text:style-name="P1540">Anyway none of that matters now. How are you supposed to exit through this thing? Guess you have to open it? Yes he says. How you say. He says oh you know. Gotta pry it open. If only they had a tool with which to pry. Perhaps a tool which is notorious for its prying ability, which also happens to be its sole purpose. You wouldn't happen to know where such a tool might be, would you, he asks? No, he supposes not. There he goes again with that smart mouth. Nothing but sass from this guy. You're starting to miss your old right hand man. At least when he got sick of your shit, he would just turn around and light a cigarette.</text:p>
      <text:p text:style-name="P1541">_</text:p>
      <text:p text:style-name="P1542">Act 6 Act 6</text:p>
      <text:p text:style-name="P1543">_</text:p>
      <text:p text:style-name="P1544">Act 6 Act 6 Intermission 1</text:p>
      <text:p text:style-name="P1545">_</text:p>
      <text:p text:style-name="P1546">Act 6 Act 6 Act 2</text:p>
      <text:p text:style-name="P1547">_</text:p>
      <text:p text:style-name="P1548">Act 6 Act 6 Intermission 2</text:p>
      <text:p text:style-name="P1549">_</text:p>
      <text:p text:style-name="P1550">Act 6 Act 6 Act 3</text:p>
      <text:soft-page-break/>
      <text:p text:style-name="P1551">_</text:p>
      <text:p text:style-name="P1552">Act 6 Act 6 Intermission 3</text:p>
      <text:p text:style-name="P1553">_</text:p>
      <text:p text:style-name="P1554">Act 6 Act 6 Act 4</text:p>
      <text:p text:style-name="P1555">_</text:p>
      <text:p text:style-name="P1556">Act 6 Act 6 Intermission 4</text:p>
      <text:p text:style-name="P1557">_</text:p>
      <text:p text:style-name="P1558">Act 6 Act 6 Act 5</text:p>
      <text:p text:style-name="P1559">_</text:p>
      <text:p text:style-name="P1560">Act 6 Act 6 Intermission 5</text:p>
      <text:p text:style-name="P1561">_</text:p>
      <text:p text:style-name="P1562">171. =009828</text:p>
      <text:p text:style-name="P1563">And there it is.</text:p>
      <text:p text:style-name="P1564">The greatest reunion in Homestuck history. Neigh, the greatest MOMENT. It does not get better than this. It WILL NOT get better than this. At some point, possibly during the 5th or 6th loop of the above animation which you can't seem to stop watching and listening to, a thought occurs to you. You think with a sense of relief, this is it. We made it. This one-page triumph has just retroactively vindicated the long and arduous journey behind it. After every bump in the road, every setback, every nagging doubt about the story's direction, every FUCKING time your waifu got the shaft, all of that just got wiped away in the blink of a tearful eye by the single greatest piece of media you have ever experienced.</text:p>
      <text:p text:style-name="P1565">You can finally say with absolute conviction that it's all been worth it. It has all paid off. All roads no matter how treacherous brought you to this glory. Every obscure plot thread, every batshit twist, all that retcon stuff, the sprite squared shit, every bit of dubious narrative legerdemain, ALL of it you now realize was designed with excruciating precision to achieve this singular, magnificent result. You'd be blown away in hindsight by these shocking feats of multi-threaded plot prestidigitation if you weren't still transfixed by the looping animation. And your jaw would be hitting the floor by now if not for the leagues-deep sense of tranquility welling inside your<text:s/><text:soft-page-break/>bosom now that you know Homestuck's audacious promise has been utterly fulfilled forever.</text:p>
      <text:p text:style-name="P1566">You're now into your... what is it? 11th, maybe 12th loop of the animation? You've lost track, and it doesn't matter. What's the hurry, you wonder. What's the harm in camping on this page for a while longer. What else do you have going on? Maybe it's time we faced the facts. This is truly all you have. This is your LIFE. Without breaking eye contact with your monitor, you find yourself reaching for your smartphone. Wait, why exactly am I doing this, you wonder? Why am I going for my phone. You are going for your phone because it's time to take a fucking PICTURE, numbnuts. You decide that digital photography is the best way to make this shit last forever.</text:p>
      <text:p text:style-name="P1567">You nod and go, oh that makes sense, yeah. I'll definitely take a picture of this animation which has looped at least 20 times by now. Make sure you get yourself in the picture too, to prove you were there. You mumble, what? A selfie. Take a god damn selfie of yourself, posing next to page 9828 of MS Paint Adventures dot com. As you contort your body to pose next to your screen and flip your camera to selfie mode, I continue my unhinged diatribe to instruct all other readers to do the same. I want to see SELFIES, people. I need to see your ridiculous mugs next to these two gently bobbing freaks posted publicly on all of your social media channels by the THOUSANDS. Not just a few thousand either. Oh no. Like an old and wise meme once foretold, we're gonna need to clear nine big ones here. In fact I'm gonna need your selfies jacked up so far over 9000, scientists will have to start inventing new numbers to keep track.</text:p>
      <text:p text:style-name="P1568">Choke the internet with your selfies, or with a horse as my witness, I will delete this fucking website. If I don't see enough selfies out there, I will scrub Homestuck from the Akashic Servers and never speak its name again. I will then dedicate every shred of ingenuity, political influence and worldly resources I have to releasing darkness on this planet. So post your selfies early. Post them often. Post them to save a modern literary MASTERPIECE. Post them to save the lives of BILLIONS. But most of all, post them because you really want to, and were PROBABLY going to do it anyway even if I didn't say all this bullshit.</text:p>
      <text:p text:style-name="P1569">_</text:p>
      <text:p text:style-name="P1570"><text:span text:style-name="T1571">172.</text:span></text:p>
      <text:p text:style-name="P1572">MP1 - .............</text:p>
      <text:p text:style-name="P1573">SILENCE.</text:p>
      <text:p text:style-name="P1574">Bring me a horse, and I am yours forever.</text:p>
      <text:p text:style-name="P1575">MP2 - Hey! Get lost kid, this is MY HIDING PLACE.</text:p>
      <text:p text:style-name="P1576">Can't you see English is coming for me???</text:p>
      <text:p text:style-name="P1577">HE IS COMING FOR US ALL.</text:p>
      <text:soft-page-break/>
      <text:p text:style-name="P1578">MP3 - Oh my god, you didn't.</text:p>
      <text:p text:style-name="P1579">You DIDN'T......</text:p>
      <text:p text:style-name="P1580">YOU BROUGHT ME A HORSE!</text:p>
      <text:p text:style-name="P1581">Look at this glorious, knotted up horse hitcher. This is the most amazing present I have ever received. I will cherish it forever.</text:p>
      <text:p text:style-name="P1582">So uh, hey...</text:p>
      <text:p text:style-name="P1583">Do you come here often?</text:p>
      <text:p text:style-name="P1584">Well, a deal is a deal.</text:p>
      <text:p text:style-name="P1585">I am now at your command.</text:p>
      <text:p text:style-name="P1586">_</text:p>
      <text:p text:style-name="P1587">MP4 - Oh. It's you. Scram kid!</text:p>
      <text:p text:style-name="P1588">I said get lost Feferi!!!!</text:p>
      <text:p text:style-name="P1589">Alright. I see what's going on here. You clearly have developed feelings for me. I understand. I led you on.</text:p>
      <text:p text:style-name="P1590">Remember when I said bring me a horse and I am yours forever?</text:p>
      <text:p text:style-name="P1591">Total lie!</text:p>
      <text:p text:style-name="P1592">Sorry, but my heart is still set on Vriska. She will be my wife.</text:p>
      <text:p text:style-name="P1593">That girl over there. No, don't look! Shhhhhhhhhh. Let's try to keep it down, ok? You're going to ruin this for me.</text:p>
      <text:p text:style-name="P1594">No, but that's the thing! She's spent like however many years being a ghost, so she's older now! That means it's not creepy.</text:p>
      <text:p text:style-name="P1595">Who even knows how many years she spent here? Maybe 100??? Hell, she might even be older than me now! See? Totally not creepy anymore. Case closed!</text:p>
      <text:p text:style-name="P1596">Just need to find the right moment to make my move. Only problem is, I lost the ring.</text:p>
      <text:p text:style-name="P1597">John FUCKING Egbert has it. Doesn't look like he's gonna let it go either, the bastard.</text:p>
      <text:p text:style-name="P1598">Gotta make a plan. Think, imagination, think. Argh, the one time I really need you!</text:p>
      <text:p text:style-name="P1599">You could??? Oh man, perfect. How much?</text:p>
      <text:p text:style-name="P1600">ARE YOU FUCKING SERIOUS.</text:p>
      <text:p text:style-name="P1601">What makes you think I've got that kind of dough just lying around?!</text:p>
      <text:p text:style-name="P1602">Alright. Fine. Guess I've got no choice but to pony up.</text:p>
      <text:p text:style-name="P1603">Just... don't tell anyone, ok? I kind of promised I would use this money for something else.</text:p>
      <text:p text:style-name="P1604">Yeah. Here.</text:p>
      <text:soft-page-break/>
      <text:p text:style-name="P1605">Thanks!</text:p>
      <text:p text:style-name="P1606">Wait...</text:p>
      <text:p text:style-name="P1607">Is this ring...</text:p>
      <text:p text:style-name="P1608">Did you steal this...</text:p>
      <text:p text:style-name="P1609">From Cronus?</text:p>
      <text:p text:style-name="P1610">...</text:p>
      <text:p text:style-name="P1611">Ew.</text:p>
      <text:p text:style-name="P1612">:(</text:p>
      <text:p text:style-name="P1613">_</text:p>
      <text:p text:style-name="P1614">DM1 - Damara!!! What the hell are you doing this deep into the game! Good grief, you are such a teen delinquent. I never should have let you out of Doc Scratch's pervert chamber in the alternate universe.</text:p>
      <text:p text:style-name="P1615">WHOOPS, nooooooooo no no no.</text:p>
      <text:p text:style-name="P1616">I'm not gonna let you respond. You're just going say something totally filthy in Japanese again and make everyone uncomfortable.</text:p>
      <text:p text:style-name="P1617">WHOA CUT THAT OUT!</text:p>
      <text:p text:style-name="P1618">Sheesh. I guess this is what happens when you don't have a proper upbringing by a decent guardian. Or at least one who isn't a four foot tall asshole in suspenders, who's kind of like a creepy puppet uncle.</text:p>
      <text:p text:style-name="P1619">Look, let's all just chill out here. No more lewd Asian shenanigans, got it?? You may notice I bought a new franchise recently.</text:p>
      <text:p text:style-name="P1620">Cost me a fortune! I had to pawn a ring that used to belong to some dirtbag just to make the down payment.</text:p>
      <text:p text:style-name="P1621">But I should be able to recoup the losses, if I just tweak the business model a little. Hear me out. Instead of giving people money to listen to my shit? I think I might actually start CHARGING people for the service. Crazy, I know, right?</text:p>
      <text:p text:style-name="P1622">I've been thinking of dividing up my offers into a series of handsomely priced explanation bundles called EXPOSITION PAKS where I would...</text:p>
      <text:soft-page-break/>
      <text:p text:style-name="P1623">Oh kaaay, guess you're not down with that?</text:p>
      <text:p text:style-name="P1624">What would you pay for an explanation? Want to make an offer?</text:p>
      <text:p text:style-name="P1625">Yeah you're not gonna pay me a goddamn penny, are you.</text:p>
      <text:p text:style-name="P1626">Ok fine. I'll give you these explanations for free. Let's call it a loss leader. You'll tell your friends, maybe they'll tell their friends, then the dead presidents start rolling in.</text:p>
      <text:p text:style-name="P1627">Yes? Yes???</text:p>
      <text:p text:style-name="P1628">Aw fuck it. Just tell me what you wanna know.</text:p>
      <text:p text:style-name="P1629">But just a heads up, these stories are gonna be pretty shitty! I ain't no light player.</text:p>
      <text:p text:style-name="P1630">DM2 - Did you get here with Damara before you got here with Meenah? If you did I think I'm going to flip my shit. That is one cracked way of going through this game. Stop talking to me right now and go come back as Meenah.</text:p>
      <text:p text:style-name="P1631">DM3 - You want me to tell you about YOU??? Talk about self absorbed, but alright.</text:p>
      <text:p text:style-name="P1632">You say stuff in Japanese, and when people who actually speak Japanese read it they probably laugh because the Japanese is so shitty. Sorry to burst your bubble Damara but the things you say started out in English, went through the google translator, and then out again so that it vaguely makes sense when translated back to English. So you aren't really authentic troll Japanese, you're fake troll Japanese.</text:p>
      <text:p text:style-name="P1633">Whoa don't kill the messenger! Relax. Everyone thinks you're great. In fact, there's probably someone out there RIGHT NOW drawing some weird porn of you.</text:p>
      <text:p text:style-name="P1634">DM4 - Mega Man Sollux has some problems. He falls down and stuff and talks on a 4chan background, because of 4chan. But in spite of that, he's brave and does his best and everyone loves him. Also no one can read a damn thing he says. His quirk is the least legible of all quirks, with Damara's coming in at a close second.</text:p>
      <text:p text:style-name="P1635">DM5 - With apologies to Dante Basco. Dante, I'm sorry about this. All of this. I am so, so sorry. You were leading the regular, modest life of a Hollywood superstar, then this shit happened. Everything is broken forever. I liked your work in The Last Airbender. You know what's funny is how there are probably some<text:s/><text:soft-page-break/>people who are reading this right now who have no idea what the fuck I'm talking about. But you know what? What the FUCK else is even new.</text:p>
      <text:p text:style-name="P1636">Anyway. Bangarang, dude.</text:p>
      <text:p text:style-name="P1637">Bangarang.</text:p>
      <text:p text:style-name="P1638">DM6 - Did you know: it is a Homestuck fact that 99 percent of all readers didn't read or care about anything Kankri said. So in other words, he is exactly like all terrible social justice bloggers. Some social justice bloggers get angry at the joke that he is, but those are the terrible ones, and being terrible is why they get angry. They want to be terrible in peace without being mocked. That is what it is like to be a justified target of ridicule. You feel sad and angry all the time and you don't know why.</text:p>
      <text:p text:style-name="P1639">Kankri wears a cute red sweater and is otherwise fairly adorable. Porrim acts like his mom which is also cute as hell.</text:p>
      <text:p text:style-name="P1640">DM7 - Meulin is the deaf Nepeta in this kickass smorgasbord of disabled characters. She speaks in ASL to say memes which are called mimes because it's one letter away and therefore a play on words. But you can't actually use ASL to say animated tumblr gifs, you can only say words. She otherwise reads lips, which is funny because her bff sewed his damn mouth shut so they just sign memes to each other all day while stoned. It is implied that they smoke catnip together, as if it were marijuana, which is an especially amusing notion to people who like drugs. Moving on??</text:p>
      <text:p text:style-name="P1641">DM8 - Latula is the gamegrl to Mituna's gamebro. Gamebros and gamegrls aren't really "types of people" so much as they are hollow cliches which are patronizing to multiple groups of people on multiple levels. So in other words, perfect attributes for some 1.5 dimensional NPC-caliber characters stocking a fun jrpg style walkaround game. Wait what was I talking about? Oh yeah Latula.</text:p>
      <text:p text:style-name="P1642">Latula's so rad but she can't smell. I think I agree with Karkat, that's not a disability. That's just like having a cold all the time, but without any actual symptoms or problems. Who cares. Latula likes to high five people all the time, but doesn't like to be left hanging. That's a pun, because Redglare liked to hang people with nooses. Mindfang ultimately left Redglare hanging that way too. I'm explaining jokes here. What? I told you these stories would suck. You get what you pay for.</text:p>
      <text:soft-page-break/>
      <text:p text:style-name="P1643">DM9 - Porrim is better at social justice than Kankri because she isn't a boring asshole. Some social justice people should try looking into that. Porrim wants there to be equality for ladies. Not everybody cares about that though, which makes it hard for people like Porrim. That's the way it is in the real world. CHALLENGES. But in any case, she is a vampire with cool tattoos. End of story.</text:p>
      <text:p text:style-name="P1644">DM10 - Aranea is a blabbermouth, just like Mindfang. She says long things both as a teen and as a sexy pirate adult that make people ask what am I even reading? It's about time I took over this exposition stand. The way I describe shit is a million times better. She sure charged me enough for it. God I took a bath on this thing. Why was it so expensive??? IT'S MADE OF FUCKING CARDBOARD.</text:p>
      <text:p text:style-name="P1645">DM11 - This dude is just Equius on horse steroids. The end.</text:p>
      <text:p text:style-name="P1646">DM12 - He chewed off his tongue and sewed his mouth shut because he's a weirdo in cahoots with Gamzee and English. Who even knows what they're up to. It's probably just a lot of stupid bullshit. Meaningless, clownish nonsense. Want to know why they're assembling the wicked ensemble? They probably just think it's funny. Kurloz speaks in bones when he does his clown hypnosis shit but otherwise he mimes everything because get this: he's pretty much literally a mime. Also a juggalo. Because that's exactly what Homestuck needed. Another fucking juggalo. Homestuck needed another juggalo like it needed...</text:p>
      <text:p text:style-name="P1647">Well, another twelve trolls I guess.</text:p>
      <text:p text:style-name="P1648">DM13 - Cronus is the worst character in Homestuck by a nautical mile. Any questions?</text:p>
      <text:p text:style-name="P1649">DM14 - Meenah is kind of throwing a bone to the pisces people who got stuck with Feferi. Feferi didn't really do anything and then she died. Meenah is a cool sassy punk who has more important stuff to do than Feferi ever did. You just spent like the last three hours playing through these games from her POV so obviously you know that. You're probably sick of fish puns by now. After a while you start running out of fish puns. You can overdo it with fish puns, much like you can overfish the ocean. You start literally running out of fucking fish. Be careful out there.</text:p>
      <text:p text:style-name="P1650">Meenah discovered that raising and army is hard. But you know what's really hard? What's really hard is making games. Games disguise the effort that go into them probably like few other<text:s/><text:soft-page-break/>crafts. In order to make a game that is even slightly better than mediocre, someone probably had to die in the process. Like building pyramids. Nobody actually died while making these games though, hence they were just ok. But still if you add up all the work done collectively on these last three games, it probably was comparable to the manhours that went into [S] Cascade. You know what that is? That's a silly ass fact.</text:p>
      <text:p text:style-name="P1651">_</text:p>
      <text:p text:style-name="P16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Comic Sans MS" svg:font-family="Comic Sans MS" style:font-family-generic="script" style:font-pitch="variable" svg:panose-1="3 15 7 2 3 3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0:52:00Z</meta:creation-date>
    <dc:date>2024-12-18T01:11:00Z</dc:date>
    <meta:template xlink:href="Normal.dotm" xlink:type="simple"/>
    <meta:editing-cycles>3</meta:editing-cycles>
    <meta:editing-duration>PT0S</meta:editing-duration>
    <meta:document-statistic meta:page-count="108" meta:paragraph-count="323" meta:word-count="24174" meta:character-count="161643" meta:row-count="1148" meta:non-whitespace-character-count="137792"/>
  </office:meta>
</office:document-meta>
</file>